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300000014981F4165.jpg"/>
  <manifest:file-entry manifest:media-type="image/png" manifest:full-path="Pictures/100002010000008E000000391B33FF39.png"/>
  <manifest:file-entry manifest:media-type="image/png" manifest:full-path="Pictures/10000201000004430000002B0D870267.png"/>
  <manifest:file-entry manifest:media-type="image/jpeg" manifest:full-path="Pictures/1000000000000385000000EA0BEF89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gr17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="hidden"/>
    </style:style>
    <style:style style:name="gr18" style:family="graphic">
      <style:graphic-properties style:protect="size"/>
    </style:style>
    <style:style style:name="gr21" style:family="graphic" style:parent-style-name="standard">
      <style:graphic-properties draw:stroke="none" draw:fill="gradient" draw:fill-color="#beccd6" draw:fill-gradient-name="Gradient_20_7" draw:opacity-name="Transparency_20_1" draw:textarea-horizontal-align="left" draw:textarea-vertical-align="middle" draw:auto-grow-height="false" fo:padding-top="0.127cm" fo:padding-bottom="0.127cm" fo:padding-left="0.254cm" fo:padding-right="0.254cm" fo:wrap-option="no-wrap" draw:shadow="hidden"/>
    </style:style>
    <style:style style:name="gr22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143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143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143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38" style:family="graphic">
      <style:graphic-properties draw:stroke="solid" svg:stroke-width="0.053cm" svg:stroke-color="#000000" draw:stroke-linejoin="miter" draw:fill="none" draw:fill-color="#0099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none" draw:fill="none" draw:fill-color="#0099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8cm" fo:padding-right="0.268cm" fo:wrap-option="wrap" draw:shadow="hidden"/>
    </style:style>
    <style:style style:name="gr78" style:family="graphic" style:parent-style-name="standard" style:list-style-name="L143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9" style:family="graphic" style:parent-style-name="standard">
      <style:graphic-properties draw:stroke="none" draw:fill="none" draw:fill-color="#009999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draw:fill="none" draw:fill-color="#0099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2" style:family="graphic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86" style:family="graphic" style:parent-style-name="standard" style:list-style-name="L143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87" style:family="graphic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9" style:family="graphic">
      <style:graphic-properties draw:stroke="solid" svg:stroke-width="0.053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0" style:family="graphic">
      <style:graphic-properties draw:stroke="solid" svg:stroke-width="0.053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1" style:family="graphic" style:parent-style-name="standard" style:list-style-name="L143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92" style:family="graphic" style:parent-style-name="standard" style:list-style-name="L143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95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96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97" style:family="graphic" style:parent-style-name="standard">
      <style:graphic-properties draw:stroke="none" draw:fill="none" draw:fill-color="#009999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00" style:family="graphic" style:parent-style-name="standard" style:list-style-name="L1432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="hidden"/>
    </style:style>
    <style:style style:name="pr6" style:family="presentation" style:parent-style-name="_32__5f_IBM_20_Planet_20_White-title">
      <style:graphic-properties draw:stroke="none" draw:fill="none" draw:fill-color="#ffffff" draw:textarea-horizontal-align="justify" draw:textarea-vertical-align="bottom" draw:auto-grow-height="true" draw:auto-grow-width="false" fo:min-height="2.816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_32__5f_IBM_20_Planet_20_White-subtitle">
      <style:graphic-properties draw:stroke="none" draw:fill="none" draw:fill-color="#ffffff" draw:textarea-horizontal-align="justify" draw:textarea-vertical-align="top" draw:auto-grow-height="true" draw:auto-grow-width="false" fo:min-height="1.617cm" fo:min-width="0cm" fo:padding-top="0.127cm" fo:padding-bottom="0.127cm" fo:padding-left="0.254cm" fo:padding-right="0.254cm" fo:wrap-option="wrap" draw:shadow="hidden"/>
    </style:style>
    <style:style style:name="pr19" style:family="presentation" style:parent-style-name="_32__5f_IBM_20_Planet_20_White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r43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r49" style:family="presentation" style:parent-style-name="IBM2009-title">
      <style:graphic-properties draw:stroke="none" draw:fill="none" draw:fill-color="#ffffff" draw:textarea-horizontal-align="justify" draw:textarea-vertical-align="top" draw:auto-grow-height="true" draw:auto-grow-width="false" fo:min-height="0.916cm" fo:min-width="0cm" fo:padding-top="0.127cm" fo:padding-bottom="0.127cm" fo:padding-left="0.254cm" fo:padding-right="0.254cm" fo:wrap-option="wrap" draw:shadow="hidden"/>
    </style:style>
    <style:style style:name="pr105" style:family="presentation" style:parent-style-name="IBM2009-title">
      <style:graphic-properties draw:stroke="none" draw:fill="none" draw:fill-color="#ffffff" draw:textarea-horizontal-align="justify" draw:textarea-vertical-align="top" draw:auto-grow-height="true" draw:auto-grow-width="false" fo:min-height="1.542cm" fo:min-width="0cm" fo:padding-top="0.127cm" fo:padding-bottom="0.127cm" fo:padding-left="0.254cm" fo:padding-right="0.254cm" fo:wrap-option="wrap" draw:shadow="hidden"/>
    </style:style>
    <style:style style:name="pr106" style:family="presentation" style:parent-style-name="IBM2009-outline1">
      <style:graphic-properties draw:stroke="none" draw:fill="none" draw:fill-color="#ffffff" draw:textarea-horizontal-align="justify" draw:textarea-vertical-align="bottom" draw:auto-grow-height="true" draw:auto-grow-width="false" fo:min-height="3.914cm" fo:min-width="0cm" fo:padding-top="0.127cm" fo:padding-bottom="0.127cm" fo:padding-left="0.254cm" fo:padding-right="0.254cm" fo:wrap-option="wrap" draw:shadow="hidden"/>
    </style:style>
    <style:style style:name="ta50" style:family="table">
      <style:table-properties style:writing-mode="lr-tb"/>
    </style:style>
    <style:style style:name="co51" style:family="table-column">
      <style:table-column-properties style:column-width="4.445cm" style:use-optimal-column-width="false"/>
    </style:style>
    <style:style style:name="co52" style:family="table-column">
      <style:table-column-properties style:column-width="10.16cm" style:use-optimal-column-width="false"/>
    </style:style>
    <style:style style:name="co53" style:family="table-column">
      <style:table-column-properties style:column-width="8.678cm" style:use-optimal-column-width="false"/>
    </style:style>
    <style:style style:name="ro54" style:family="table-row">
      <style:table-row-properties style:row-height="0.937cm"/>
    </style:style>
    <style:style style:name="ro61" style:family="table-row">
      <style:table-row-properties style:row-height="0.853cm"/>
    </style:style>
    <style:style style:name="ro70" style:family="table-row">
      <style:table-row-properties style:row-height="2.16cm"/>
    </style:style>
    <style:style style:name="ro71" style:family="table-row">
      <style:table-row-properties style:row-height="2.037cm"/>
    </style:style>
    <style:style style:name="ro72" style:family="table-row">
      <style:table-row-properties style:row-height="0.6cm"/>
    </style:style>
    <style:style style:name="ro73" style:family="table-row">
      <style:table-row-properties style:row-height="1.568cm"/>
    </style:style>
    <style:style style:name="ce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 style:punctuation-wrap="simple" style:line-break="normal" style:writing-mode="lr-tb"/>
    </style:style>
    <style:style style:name="ce5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simple" style:line-break="normal"/>
    </style:style>
    <style:style style:name="ce6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 style:punctuation-wrap="simple" style:line-break="normal"/>
    </style:style>
    <style:style style:name="ce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 style:punctuation-wrap="simple" style:line-break="normal"/>
    </style:style>
    <style:style style:name="ce6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="0.008cm 0cm 0.008cm" fo:border="0.008cm solid #000000" style:punctuation-wrap="simple" style:line-break="normal"/>
    </style:style>
    <style:style style:name="ce6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 style:punctuation-wrap="simple" style:line-break="normal"/>
    </style:style>
    <style:style style:name="ce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 style:punctuation-wrap="simple" style:line-break="normal"/>
    </style:style>
    <style:style style:name="ce7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simple" style:line-break="normal"/>
    </style:style>
    <style:style style:name="ce7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 style:punctuation-wrap="simple" style:line-break="normal" style:writing-mode="lr-tb"/>
    </style:style>
    <style:style style:name="P4" style:family="paragraph">
      <style:paragraph-properties fo:margin-left="0cm" fo:margin-right="0cm" fo:line-height="95%" fo:text-align="center" fo:text-indent="0cm"/>
    </style:style>
    <style:style style:name="P7" style:family="paragraph">
      <style:paragraph-properties style:punctuation-wrap="simple" style:line-break="normal" style:writing-mode="lr-tb" style:font-independent-line-spacing="true"/>
    </style:style>
    <style:style style:name="P8" style:family="paragraph">
      <style:paragraph-properties fo:margin-left="0.48cm" fo:margin-right="0cm" fo:margin-top="0.44cm" fo:margin-bottom="0cm" fo:line-height="85%" fo:text-align="start" fo:text-indent="-0.48cm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style:paragraph-properties style:punctuation-wrap="simple" style:line-break="normal" style:writing-mode="lr-tb"/>
    </style:style>
    <style:style style:name="P23" style:family="paragraph">
      <style:paragraph-properties fo:text-align="center" style:punctuation-wrap="hanging" style:line-break="strict" style:writing-mode="lr-tb"/>
      <style:text-properties fo:font-size="24pt"/>
    </style:style>
    <style:style style:name="P25" style:family="paragraph">
      <style:paragraph-properties fo:margin-left="0cm" fo:margin-right="0cm" fo:text-align="center" fo:text-indent="0cm" style:punctuation-wrap="hanging" style:line-break="strict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line-height="120%" fo:text-align="center" fo:text-indent="0cm" style:punctuation-wrap="hanging" style:line-break="strict"/>
    </style:style>
    <style:style style:name="P34" style:family="paragraph">
      <style:paragraph-properties fo:margin-left="0cm" fo:margin-right="0cm" fo:line-height="120%" fo:text-align="center" fo:text-indent="0cm" style:punctuation-wrap="hanging" style:line-break="strict" style:writing-mode="lr-tb" style:font-independent-line-spacing="true"/>
    </style:style>
    <style:style style:name="P39" style:family="paragraph">
      <style:paragraph-properties style:punctuation-wrap="simple" style:line-break="strict" style:writing-mode="lr-tb" style:font-independent-line-spacing="true"/>
    </style:style>
    <style:style style:name="P4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line-height="100%" fo:text-align="end" fo:text-indent="0cm"/>
    </style:style>
    <style:style style:name="P47" style:family="paragraph">
      <style:paragraph-properties fo:margin-left="0cm" fo:margin-right="0cm" fo:text-align="center" fo:text-indent="0cm"/>
    </style:style>
    <style:style style:name="P56" style:family="paragraph">
      <style:paragraph-properties fo:margin-left="0cm" fo:margin-right="0cm" fo:margin-top="0.141cm" fo:margin-bottom="0cm" fo:text-align="center" fo:text-indent="0cm" style:punctuation-wrap="simple" style:line-break="normal" style:writing-mode="lr-tb"/>
    </style:style>
    <style:style style:name="P59" style:family="paragraph">
      <style:paragraph-properties fo:margin-left="0cm" fo:margin-right="0cm" fo:margin-top="0.141cm" fo:margin-bottom="0cm" fo:text-indent="0cm" style:punctuation-wrap="simple" style:line-break="normal"/>
    </style:style>
    <style:style style:name="P63" style:family="paragraph">
      <style:paragraph-properties fo:margin-left="0cm" fo:margin-right="0cm" fo:margin-top="0.123cm" fo:margin-bottom="0cm" fo:text-align="center" fo:text-indent="0cm" style:punctuation-wrap="simple" style:line-break="normal"/>
    </style:style>
    <style:style style:name="P68" style:family="paragraph">
      <style:paragraph-properties fo:margin-left="0cm" fo:margin-right="0cm" fo:margin-top="0.123cm" fo:margin-bottom="0cm" fo:text-indent="0cm" style:punctuation-wrap="simple" style:line-break="normal"/>
    </style:style>
    <style:style style:name="P77" style:family="paragraph">
      <style:paragraph-properties fo:margin-left="0cm" fo:margin-right="0cm" fo:margin-top="0.123cm" fo:margin-bottom="0cm" fo:text-indent="0cm" style:punctuation-wrap="simple" style:line-break="normal" style:writing-mode="lr-tb"/>
    </style:style>
    <style:style style:name="P98" style:family="paragraph">
      <style:paragraph-properties fo:margin-left="0cm" fo:margin-right="0cm" fo:line-height="90%" fo:text-align="end" fo:text-indent="0cm" style:punctuation-wrap="simple" style:line-break="normal"/>
    </style:style>
    <style:style style:name="P101" style:family="paragraph">
      <style:paragraph-properties fo:margin-left="0cm" fo:margin-right="0cm" fo:line-height="90%" fo:text-align="end" fo:text-indent="0cm" style:punctuation-wrap="hanging" style:line-break="normal" style:writing-mode="lr-tb" style:font-independent-line-spacing="true"/>
    </style:style>
    <style:style style:name="P103" style:family="paragraph">
      <style:paragraph-properties fo:margin-left="0cm" fo:margin-right="0cm" fo:text-indent="0cm"/>
    </style:style>
    <style:style style:name="T5" style:family="text">
      <style:text-properties fo:color="#000000" fo:font-size="35pt" style:font-size-asian="35pt" style:font-size-complex="35pt"/>
    </style:style>
    <style:style style:name="T9" style:family="text">
      <style:text-properties fo:color="#479d83" fo:language="en" fo:country="US"/>
    </style:style>
    <style:style style:name="T12" style:family="text">
      <style:text-properties fo:font-size="8pt" fo:language="en" fo:country="US" style:font-family-asian="'ＭＳ Ｐゴシック'" style:font-pitch-asian="variable" style:font-size-asian="8pt" style:language-asian="ja" style:country-asian="JP" style:font-family-complex="'ＭＳ Ｐゴシック'" style:font-pitch-complex="variable" style:font-size-complex="8pt"/>
    </style:style>
    <style:style style:name="T16" style:family="text">
      <style:text-properties fo:font-size="13pt" fo:language="en" fo:country="US" style:font-size-asian="13pt" style:font-size-complex="13pt"/>
    </style:style>
    <style:style style:name="T26" style:family="text">
      <style:text-properties fo:color="#ffffff" fo:font-size="14pt" style:font-size-asian="14pt" style:font-size-complex="14pt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6974dd" fo:font-size="24pt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40" style:family="text">
      <style:text-properties fo:font-size="16pt" style:font-size-asian="16pt" style:font-size-complex="16pt"/>
    </style:style>
    <style:style style:name="T45" style:family="text">
      <style:text-properties fo:color="#000000" fo:font-family="Calibri" style:font-family-generic="swiss" style:font-pitch="variable" fo:font-size="13pt" fo:language="en" fo:country="US" fo:font-weight="bold" style:font-size-asian="13pt" style:font-weight-asian="bold" style:font-size-complex="13pt" style:font-weight-complex="bold"/>
    </style:style>
    <style:style style:name="T48" style:family="text">
      <style:text-properties fo:font-size="24pt" style:font-size-asian="24pt" style:font-size-complex="24pt"/>
    </style:style>
    <style:style style:name="T5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000000" fo:font-size="14pt" style:font-size-asian="14pt" style:font-size-complex="14pt"/>
    </style:style>
    <style:style style:name="T69" style:family="text">
      <style:text-properties fo:color="#000000" fo:font-size="14pt" fo:language="en" fo:country="US" style:font-size-asian="14pt" style:font-size-complex="14pt"/>
    </style:style>
    <style:style style:name="T8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3" style:family="text">
      <style:text-properties fo:color="#ffffff"/>
    </style:style>
    <style:style style:name="T93" style:family="text">
      <style:text-properties fo:color="#000000" fo:font-size="12pt" style:font-size-asian="12pt" style:font-size-complex="12pt"/>
    </style:style>
    <style:style style:name="T94" style:family="text">
      <style:text-properties fo:color="#000000" fo:font-size="12pt" fo:language="en" fo:country="US" style:font-size-asian="12pt" style:font-size-complex="12pt"/>
    </style:style>
    <style:style style:name="T99" style:family="text">
      <style:text-properties fo:color="#6974dd" fo:font-size="24pt" fo:language="en" fo:country="US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102" style:family="text">
      <style:text-properties fo:color="#000000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04" style:family="text">
      <style:text-properties fo:font-size="40pt" fo:font-weight="bold" style:font-size-asian="40pt" style:font-weight-asian="bold" style:font-size-complex="40pt" style:font-weight-complex="bold"/>
    </style:style>
    <text:list-style style:name="L142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42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/>
        <style:text-properties fo:font-family="Arial" style:font-family-generic="swiss" style:font-pitch="variable" fo:color="#ffffff" fo:font-size="100%"/>
      </text:list-level-style-bullet>
    </text:list-style>
    <text:list-style style:name="L143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3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32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33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434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174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746" style:family="drawing-page">
      <style:drawing-page-properties presentation:display-header="false" presentation:display-footer="false" presentation:display-page-number="false" presentation:display-date-time="false"/>
    </style:style>
    <style:style style:name="dp174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780" style:family="graphic">
      <style:graphic-properties style:protect="size"/>
    </style:style>
    <style:style style:name="gr178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="hidden"/>
    </style:style>
    <style:style style:name="pr1750" style:family="presentation" style:parent-style-name="IBM2009-title">
      <style:graphic-properties draw:stroke="none" draw:fill="none" draw:fill-color="#ffffff" draw:textarea-horizontal-align="justify" draw:textarea-vertical-align="top" draw:auto-grow-height="true" draw:auto-grow-width="false" fo:min-height="0.916cm" fo:min-width="0cm" fo:padding-top="0.127cm" fo:padding-bottom="0.127cm" fo:padding-left="0.254cm" fo:padding-right="0.254cm" fo:wrap-option="wrap" draw:shadow="hidden"/>
    </style:style>
    <style:style style:name="pr1781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ta1752" style:family="table">
      <style:table-properties style:writing-mode="lr-tb"/>
    </style:style>
    <style:style style:name="co1753" style:family="table-column">
      <style:table-column-properties style:column-width="4.445cm" style:use-optimal-column-width="false"/>
    </style:style>
    <style:style style:name="co1754" style:family="table-column">
      <style:table-column-properties style:column-width="10.16cm" style:use-optimal-column-width="false"/>
    </style:style>
    <style:style style:name="co1755" style:family="table-column">
      <style:table-column-properties style:column-width="8.678cm" style:use-optimal-column-width="false"/>
    </style:style>
    <style:style style:name="ro1756" style:family="table-row">
      <style:table-row-properties style:row-height="0.937cm"/>
    </style:style>
    <style:style style:name="ro1763" style:family="table-row">
      <style:table-row-properties style:row-height="1.072cm"/>
    </style:style>
    <style:style style:name="ro1768" style:family="table-row">
      <style:table-row-properties style:row-height="0.853cm"/>
    </style:style>
    <style:style style:name="ro1772" style:family="table-row">
      <style:table-row-properties style:row-height="2.16cm"/>
    </style:style>
    <style:style style:name="ro1773" style:family="table-row">
      <style:table-row-properties style:row-height="2.037cm"/>
    </style:style>
    <style:style style:name="ro1774" style:family="table-row">
      <style:table-row-properties style:row-height="1.026cm"/>
    </style:style>
    <style:style style:name="ro1775" style:family="table-row">
      <style:table-row-properties style:row-height="1.568cm"/>
    </style:style>
    <style:style style:name="ce17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 style:punctuation-wrap="simple" style:line-break="normal" style:writing-mode="lr-tb"/>
    </style:style>
    <style:style style:name="ce1760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simple" style:line-break="normal"/>
    </style:style>
    <style:style style:name="ce176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 style:punctuation-wrap="simple" style:line-break="normal"/>
    </style:style>
    <style:style style:name="ce17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 style:punctuation-wrap="simple" style:line-break="normal"/>
    </style:style>
    <style:style style:name="ce176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="0.008cm 0cm 0.008cm" fo:border="0.008cm solid #000000" style:punctuation-wrap="simple" style:line-break="normal"/>
    </style:style>
    <style:style style:name="ce176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 style:punctuation-wrap="simple" style:line-break="normal"/>
    </style:style>
    <style:style style:name="ce17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23cm" fo:margin-bottom="0cm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 style:punctuation-wrap="simple" style:line-break="normal"/>
    </style:style>
    <style:style style:name="ce177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simple" style:line-break="normal"/>
    </style:style>
    <style:style style:name="ce177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23cm" fo:margin-bottom="0cm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 style:punctuation-wrap="simple" style:line-break="normal" style:writing-mode="lr-tb"/>
    </style:style>
    <style:style style:name="P1748" style:family="paragraph">
      <style:paragraph-properties fo:margin-left="0cm" fo:margin-right="0cm" fo:text-align="center" fo:text-indent="0cm"/>
    </style:style>
    <style:style style:name="P1751" style:family="paragraph">
      <style:paragraph-properties style:punctuation-wrap="simple" style:line-break="normal" style:writing-mode="lr-tb" style:font-independent-line-spacing="true"/>
    </style:style>
    <style:style style:name="P1758" style:family="paragraph">
      <style:paragraph-properties fo:margin-left="0cm" fo:margin-right="0cm" fo:margin-top="0.141cm" fo:margin-bottom="0cm" fo:text-align="center" fo:text-indent="0cm" style:punctuation-wrap="simple" style:line-break="normal" style:writing-mode="lr-tb"/>
    </style:style>
    <style:style style:name="P1761" style:family="paragraph">
      <style:paragraph-properties fo:margin-left="0cm" fo:margin-right="0cm" fo:margin-top="0.141cm" fo:margin-bottom="0cm" fo:text-indent="0cm" style:punctuation-wrap="simple" style:line-break="normal"/>
    </style:style>
    <style:style style:name="P1765" style:family="paragraph">
      <style:paragraph-properties fo:margin-left="0cm" fo:margin-right="0cm" fo:margin-top="0.123cm" fo:margin-bottom="0cm" fo:text-align="center" fo:text-indent="0cm" style:punctuation-wrap="simple" style:line-break="normal"/>
    </style:style>
    <style:style style:name="P1770" style:family="paragraph">
      <style:paragraph-properties fo:margin-left="0cm" fo:margin-right="0cm" fo:margin-top="0.123cm" fo:margin-bottom="0cm" fo:text-indent="0cm" style:punctuation-wrap="simple" style:line-break="normal"/>
    </style:style>
    <style:style style:name="P1779" style:family="paragraph">
      <style:paragraph-properties fo:margin-left="0cm" fo:margin-right="0cm" fo:margin-top="0.123cm" fo:margin-bottom="0cm" fo:text-indent="0cm" style:punctuation-wrap="simple" style:line-break="normal" style:writing-mode="lr-tb"/>
    </style:style>
    <style:style style:name="P1782" style:family="paragraph">
      <style:paragraph-properties style:punctuation-wrap="simple" style:line-break="normal" style:writing-mode="lr-tb"/>
    </style:style>
    <style:style style:name="P1783" style:family="paragraph">
      <style:paragraph-properties fo:margin-left="0cm" fo:margin-right="0cm" fo:text-align="end" fo:text-indent="0cm" style:punctuation-wrap="hanging" style:line-break="strict"/>
    </style:style>
    <style:style style:name="P1786" style:family="paragraph">
      <style:paragraph-properties style:punctuation-wrap="hanging" style:line-break="strict" style:writing-mode="lr-tb" style:font-independent-line-spacing="true"/>
    </style:style>
    <style:style style:name="T1749" style:family="text">
      <style:text-properties fo:font-size="24pt" style:font-size-asian="24pt" style:font-size-complex="24pt"/>
    </style:style>
    <style:style style:name="T175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769" style:family="text">
      <style:text-properties fo:color="#000000" fo:font-size="14pt" style:font-size-asian="14pt" style:font-size-complex="14pt"/>
    </style:style>
    <style:style style:name="T1771" style:family="text">
      <style:text-properties fo:color="#000000" fo:font-size="14pt" fo:language="en" fo:country="US" style:font-size-asian="14pt" style:font-size-complex="14pt"/>
    </style:style>
    <style:style style:name="T1784" style:family="text">
      <style:text-properties fo:font-size="13pt" fo:language="en" fo:country="US" style:font-size-asian="13pt" style:font-size-complex="13pt"/>
    </style:style>
    <text:list-style style:name="L1745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74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style:style style:name="dp209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098" style:family="drawing-page">
      <style:drawing-page-properties presentation:display-header="false" presentation:display-footer="false" presentation:display-page-number="false" presentation:display-date-time="false"/>
    </style:style>
    <style:style style:name="dp2099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2100" style:family="graphic">
      <style:graphic-properties draw:stroke="solid" svg:stroke-width="0.053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02" style:family="graphic">
      <style:graphic-properties draw:stroke="solid" svg:stroke-width="0.053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0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07" style:family="graphic" style:parent-style-name="standard" style:list-style-name="L209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1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112" style:family="graphic" style:parent-style-name="standard" style:list-style-name="L2097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115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11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117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119" style:family="graphic" style:parent-style-name="standard">
      <style:graphic-properties draw:stroke="none" draw:fill="none" draw:fill-color="#009999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122" style:family="graphic" style:parent-style-name="standard" style:list-style-name="L2099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="hidden"/>
    </style:style>
    <style:style style:name="gr212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8cm" fo:padding-right="0.268cm" fo:wrap-option="wrap" draw:shadow="hidden"/>
    </style:style>
    <style:style style:name="gr2126" style:family="graphic">
      <style:graphic-properties style:protect="size"/>
    </style:style>
    <style:style style:name="pr2127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2101" style:family="paragraph">
      <style:paragraph-properties style:punctuation-wrap="simple" style:line-break="strict" style:writing-mode="lr-tb" style:font-independent-line-spacing="true"/>
    </style:style>
    <style:style style:name="P2104" style:family="paragraph">
      <style:paragraph-properties fo:text-align="center" style:punctuation-wrap="hanging" style:line-break="strict" style:writing-mode="lr-tb"/>
      <style:text-properties fo:font-size="24pt"/>
    </style:style>
    <style:style style:name="P2105" style:family="paragraph">
      <style:paragraph-properties fo:margin-left="0cm" fo:margin-right="0cm" fo:text-align="center" fo:text-indent="0cm" style:punctuation-wrap="hanging" style:line-break="strict"/>
    </style:style>
    <style:style style:name="P210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11" style:family="paragraph">
      <style:paragraph-properties style:punctuation-wrap="hanging" style:line-break="strict" style:writing-mode="lr-tb" style:font-independent-line-spacing="true"/>
    </style:style>
    <style:style style:name="P2120" style:family="paragraph">
      <style:paragraph-properties fo:margin-left="0cm" fo:margin-right="0cm" fo:line-height="90%" fo:text-align="end" fo:text-indent="0cm" style:punctuation-wrap="simple" style:line-break="normal"/>
    </style:style>
    <style:style style:name="P2123" style:family="paragraph">
      <style:paragraph-properties fo:margin-left="0cm" fo:margin-right="0cm" fo:line-height="90%" fo:text-align="end" fo:text-indent="0cm" style:punctuation-wrap="hanging" style:line-break="normal" style:writing-mode="lr-tb" style:font-independent-line-spacing="true"/>
    </style:style>
    <style:style style:name="P2124" style:family="paragraph">
      <style:paragraph-properties fo:margin-left="0cm" fo:margin-right="0cm" fo:text-align="end" fo:text-indent="0cm" style:punctuation-wrap="hanging" style:line-break="strict"/>
    </style:style>
    <style:style style:name="P2128" style:family="paragraph">
      <style:paragraph-properties style:punctuation-wrap="simple" style:line-break="normal" style:writing-mode="lr-tb"/>
    </style:style>
    <style:style style:name="P2129" style:family="paragraph">
      <style:paragraph-properties fo:margin-left="0cm" fo:margin-right="0cm" fo:line-height="100%" fo:text-align="end" fo:text-indent="0cm"/>
    </style:style>
    <style:style style:name="T210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109" style:family="text">
      <style:text-properties fo:color="#ffffff" fo:font-size="14pt" style:font-size-asian="14pt" style:font-size-complex="14pt"/>
    </style:style>
    <style:style style:name="T2113" style:family="text">
      <style:text-properties fo:color="#000000" fo:font-size="12pt" style:font-size-asian="12pt" style:font-size-complex="12pt"/>
    </style:style>
    <style:style style:name="T2114" style:family="text">
      <style:text-properties fo:color="#000000" fo:font-size="12pt" fo:language="en" fo:country="US" style:font-size-asian="12pt" style:font-size-complex="12pt"/>
    </style:style>
    <style:style style:name="T2118" style:family="text">
      <style:text-properties fo:font-size="16pt" style:font-size-asian="16pt" style:font-size-complex="16pt"/>
    </style:style>
    <style:style style:name="T2121" style:family="text">
      <style:text-properties fo:color="#6974dd" fo:font-size="24pt" fo:language="en" fo:country="US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2130" style:family="text">
      <style:text-properties fo:color="#000000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L209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9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99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style:style style:name="dp244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442" style:family="drawing-page">
      <style:drawing-page-properties presentation:display-header="false" presentation:display-footer="false" presentation:display-page-number="false" presentation:display-date-time="false"/>
    </style:style>
    <style:style style:name="dp244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2446" style:family="graphic" style:parent-style-name="standard" style:list-style-name="L2441">
      <style:graphic-properties draw:stroke="none" draw:fill="none" draw:fill-color="#ffffff" draw:textarea-horizontal-align="right" draw:textarea-vertical-align="top" draw:auto-grow-height="true" fo:min-height="0.915cm" fo:padding-top="0.13cm" fo:padding-bottom="0.13cm" fo:padding-left="0.25cm" fo:padding-right="0.25cm" fo:wrap-option="wrap" draw:shadow="hidden"/>
    </style:style>
    <style:style style:name="gr24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2450" style:family="graphic">
      <style:graphic-properties style:protect="size"/>
    </style:style>
    <style:style style:name="pr2451" style:family="presentation" style:parent-style-name="IBM2009-notes">
      <style:graphic-properties fo:min-height="11.75cm" fo:wrap-option="wrap"/>
    </style:style>
    <style:style style:name="P2444" style:family="paragraph">
      <style:paragraph-properties fo:margin-left="0cm" fo:margin-right="0cm" fo:line-height="90%" fo:text-align="end" fo:text-indent="0cm" style:punctuation-wrap="simple" style:line-break="normal"/>
    </style:style>
    <style:style style:name="P2447" style:family="paragraph">
      <style:paragraph-properties fo:margin-left="0cm" fo:margin-right="0cm" fo:line-height="90%" fo:text-align="end" fo:text-indent="0cm" style:punctuation-wrap="simple" style:line-break="normal" style:writing-mode="lr-tb" style:font-independent-line-spacing="true"/>
    </style:style>
    <style:style style:name="P2449" style:family="paragraph">
      <style:paragraph-properties fo:text-align="center" style:punctuation-wrap="hanging" style:line-break="strict" style:writing-mode="lr-tb"/>
    </style:style>
    <style:style style:name="P2452" style:family="paragraph">
      <style:paragraph-properties style:punctuation-wrap="simple" style:line-break="normal" style:writing-mode="lr-tb"/>
    </style:style>
    <style:style style:name="T2445" style:family="text">
      <style:text-properties fo:color="#6974dd" fo:font-size="24pt" fo:language="en" fo:country="US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text:list-style style:name="L2441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style:style style:name="dp318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185" style:family="drawing-page">
      <style:drawing-page-properties presentation:display-header="false" presentation:display-footer="false" presentation:display-page-number="false" presentation:display-date-time="false"/>
    </style:style>
    <style:style style:name="dp318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3187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3196" style:family="graphic">
      <style:graphic-properties style:protect="size"/>
    </style:style>
    <style:style style:name="pr3190" style:family="presentation" style:parent-style-name="IBM2009-title">
      <style:graphic-properties draw:stroke="none" draw:fill="none" draw:fill-color="#ffffff" draw:textarea-horizontal-align="justify" draw:textarea-vertical-align="bottom" draw:auto-grow-height="tru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pr3194" style:family="presentation" style:parent-style-name="IBM2009-outline1">
      <style:graphic-properties draw:stroke="none" draw:fill="none" draw:fill-color="#ffffff" draw:textarea-horizontal-align="justify" draw:textarea-vertical-align="top" draw:auto-grow-height="true" draw:auto-grow-width="false" fo:min-height="13.032cm" fo:min-width="0cm" fo:padding-top="0.13cm" fo:padding-bottom="0.13cm" fo:padding-left="0.25cm" fo:padding-right="0.25cm" fo:wrap-option="wrap" draw:shadow="hidden" draw:shadow-color="#808080"/>
    </style:style>
    <style:style style:name="pr3197" style:family="presentation" style:parent-style-name="IBM2009-notes">
      <style:graphic-properties fo:min-height="11.75cm" fo:wrap-option="wrap"/>
    </style:style>
    <style:style style:name="P3188" style:family="paragraph">
      <style:paragraph-properties fo:margin-left="0cm" fo:margin-right="0cm" fo:text-align="center" fo:text-indent="0cm" style:punctuation-wrap="hanging" style:line-break="strict"/>
    </style:style>
    <style:style style:name="P3191" style:family="paragraph">
      <style:paragraph-properties style:punctuation-wrap="simple" style:line-break="normal" style:writing-mode="lr-tb" style:font-independent-line-spacing="true"/>
    </style:style>
    <style:style style:name="P3192" style:family="paragraph">
      <style:paragraph-properties fo:margin-left="0cm" fo:margin-right="0cm" fo:margin-top="0.246cm" fo:margin-bottom="0.105cm" fo:line-height="80%" fo:text-indent="0cm" style:punctuation-wrap="hanging" style:line-break="strict"/>
    </style:style>
    <style:style style:name="P3195" style:family="paragraph">
      <style:paragraph-properties style:punctuation-wrap="simple" style:line-break="strict" style:writing-mode="lr-tb" style:font-independent-line-spacing="true"/>
    </style:style>
    <style:style style:name="P3198" style:family="paragraph">
      <style:paragraph-properties style:punctuation-wrap="simple" style:line-break="normal" style:writing-mode="lr-tb"/>
      <style:text-properties fo:font-size="12pt"/>
    </style:style>
    <style:style style:name="T3189" style:family="text">
      <style:text-properties fo:language="en" fo:country="US"/>
    </style:style>
    <style:style style:name="T3193" style:family="text">
      <style:text-properties fo:font-size="18pt" fo:language="en" fo:country="US" style:font-size-asian="18pt" style:font-size-complex="18pt"/>
    </style:style>
    <text:list-style style:name="L3184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185">
      <text:list-level-style-bullet text:level="1" text:bullet-char="">
        <style:list-level-properties text:min-label-width="0.617cm"/>
        <style:text-properties fo:font-family="Wingdings" style:font-pitch="variable" style:font-charset="x-symbol" fo:color="#2db6b3" fo:font-size="110%"/>
      </text:list-level-style-bullet>
      <text:list-level-style-bullet text:level="2" text:bullet-char="–">
        <style:list-level-properties text:space-before="0.635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3" text:bullet-char="–">
        <style:list-level-properties text:space-before="1.261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1.887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5" text:bullet-char="–">
        <style:list-level-properties text:space-before="2.513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3.139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3.765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4.391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9" text:bullet-char="–">
        <style:list-level-properties text:space-before="5.017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10" text:bullet-char="–">
        <style:list-level-properties text:space-before="5.643cm" text:min-label-width="0.617cm"/>
        <style:text-properties fo:font-family="Arial" style:font-family-generic="swiss" style:font-pitch="variable" fo:color="#2db6b3" fo:font-size="100%"/>
      </text:list-level-style-bullet>
    </text:list-style>
    <style:style style:name="dp350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510" style:family="drawing-page">
      <style:drawing-page-properties presentation:display-header="false" presentation:display-footer="false" presentation:display-page-number="false" presentation:display-date-time="false"/>
    </style:style>
    <style:style style:name="dp351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351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3513" style:family="graphic" style:parent-style-name="standard">
      <style:graphic-properties draw:stroke="solid" svg:stroke-width="0.044cm" svg:stroke-color="#000000" svg:stroke-opacity="100%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521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0.763cm" fo:min-width="4.033cm" fo:padding-top="0.13cm" fo:padding-bottom="0.13cm" fo:padding-left="0.25cm" fo:padding-right="0.25cm" fo:wrap-option="no-wrap" draw:shadow="hidden"/>
    </style:style>
    <style:style style:name="gr3525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29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31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32" style:family="graphic" style:parent-style-name="standard">
      <style:graphic-properties draw:stroke="solid" svg:stroke-width="0.071cm" svg:stroke-color="#000000" draw:marker-end="Arrowheads_20_7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3534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535" style:family="graphic" style:parent-style-name="standard">
      <style:graphic-properties draw:stroke="solid" svg:stroke-width="0.071cm" svg:stroke-color="#000000" draw:marker-end="Arrowheads_20_8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3536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3537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3538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0.763cm" fo:min-width="4.668cm" fo:padding-top="0.13cm" fo:padding-bottom="0.13cm" fo:padding-left="0.25cm" fo:padding-right="0.25cm" fo:wrap-option="no-wrap" draw:shadow="hidden"/>
    </style:style>
    <style:style style:name="gr3540" style:family="graphic" style:parent-style-name="standard" style:list-style-name="L3512">
      <style:graphic-properties draw:stroke="none" draw:fill="none" draw:fill-color="#ffffff" draw:textarea-horizontal-align="justify" draw:textarea-vertical-align="top" draw:auto-grow-height="true" fo:min-height="1.186cm" fo:min-width="2.402cm" fo:padding-top="0.13cm" fo:padding-bottom="0.13cm" fo:padding-left="0.25cm" fo:padding-right="0.25cm" fo:wrap-option="no-wrap" draw:shadow="hidden"/>
    </style:style>
    <style:style style:name="gr3541" style:family="graphic" style:parent-style-name="standard">
      <style:graphic-properties draw:stroke="solid" svg:stroke-width="0.071cm" svg:stroke-color="#000000" draw:marker-end="Arrowheads_20_9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542" style:family="graphic" style:parent-style-name="standard">
      <style:graphic-properties draw:stroke="solid" svg:stroke-width="0.071cm" svg:stroke-color="#000000" draw:marker-end="Arrowheads_20_10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544" style:family="graphic" style:parent-style-name="standard" style:list-style-name="L3510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3545" style:family="graphic" style:parent-style-name="standard">
      <style:graphic-properties draw:stroke="solid" svg:stroke-width="0.044cm" svg:stroke-color="#ff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46" style:family="graphic" style:parent-style-name="standard" style:list-style-name="L3510">
      <style:graphic-properties draw:stroke="none" draw:fill="none" draw:fill-color="#ffffff" draw:textarea-horizontal-align="justify" draw:textarea-vertical-align="top" draw:auto-grow-height="true" fo:min-height="0.593cm" fo:min-width="3.482cm" fo:padding-top="0.13cm" fo:padding-bottom="0.13cm" fo:padding-left="0.25cm" fo:padding-right="0.25cm" fo:wrap-option="no-wrap" draw:shadow="hidden"/>
    </style:style>
    <style:style style:name="gr3547" style:family="graphic">
      <style:graphic-properties style:protect="size"/>
    </style:style>
    <style:style style:name="gr3550" style:family="graphic" style:parent-style-name="standard">
      <style:graphic-properties draw:stroke="solid" svg:stroke-width="0.044cm" svg:stroke-color="#000000" svg:stroke-opacity="100%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551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3552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53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54" style:family="graphic" style:parent-style-name="standard">
      <style:graphic-properties draw:stroke="dash" draw:stroke-dash="Dash_20_3" svg:stroke-width="0.026cm" svg:stroke-color="#000000" draw:marker-end="msArrowOpenEnd_20_9" draw:marker-end-width="0.42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555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556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3557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0.763cm" fo:min-width="4.669cm" fo:padding-top="0.13cm" fo:padding-bottom="0.13cm" fo:padding-left="0.25cm" fo:padding-right="0.25cm" fo:wrap-option="no-wrap" draw:shadow="hidden"/>
    </style:style>
    <style:style style:name="gr3558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59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60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61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62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63" style:family="graphic" style:parent-style-name="standard">
      <style:graphic-properties draw:stroke="solid" svg:stroke-width="0.044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564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65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66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67" style:family="graphic" style:parent-style-name="standard" style:list-style-name="L3510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3568" style:family="graphic" style:parent-style-name="standard" style:list-style-name="L3510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3569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70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71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72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73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74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75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76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77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80" style:family="graphic" style:parent-style-name="standard" style:list-style-name="L3512">
      <style:graphic-properties draw:stroke="none" draw:fill="none" draw:fill-color="#ffffff" draw:textarea-horizontal-align="left" draw:textarea-vertical-align="top" draw:auto-grow-height="true" fo:min-height="2.289cm" fo:padding-top="0.13cm" fo:padding-bottom="0.13cm" fo:padding-left="0.25cm" fo:padding-right="0.25cm" fo:wrap-option="wrap" draw:shadow="hidden"/>
    </style:style>
    <style:style style:name="gr3582" style:family="graphic" style:parent-style-name="standard">
      <style:graphic-properties draw:stroke="solid" svg:stroke-width="0.053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583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3584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85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86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3587" style:family="graphic" style:parent-style-name="standard" style:list-style-name="L3510">
      <style:graphic-properties draw:stroke="none" draw:fill="none" draw:fill-color="#ffffff" draw:textarea-horizontal-align="left" draw:textarea-vertical-align="top" draw:auto-grow-height="true" fo:min-height="0.763cm" fo:min-width="4.669cm" fo:padding-top="0.13cm" fo:padding-bottom="0.13cm" fo:padding-left="0.25cm" fo:padding-right="0.25cm" fo:wrap-option="no-wrap" draw:shadow="hidden"/>
    </style:style>
    <style:style style:name="gr3588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89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90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91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92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93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94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95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96" style:family="graphic" style:parent-style-name="standard" style:list-style-name="L3510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3597" style:family="graphic" style:parent-style-name="standard" style:list-style-name="L3510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3598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599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00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601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02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603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04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05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06" style:family="graphic" style:parent-style-name="standard" style:list-style-name="L3511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609" style:family="graphic" style:parent-style-name="standard">
      <style:graphic-properties draw:stroke="none" draw:fill="none" draw:fill-color="#009999" draw:textarea-horizontal-align="right" draw:textarea-vertical-align="top" draw:auto-grow-height="true" fo:min-height="1.132cm" fo:min-width="1.511cm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3614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3517" style:family="presentation" style:parent-style-name="IBM2009-title">
      <style:graphic-properties draw:stroke="none" draw:fill="none" draw:fill-color="#ffffff" draw:textarea-horizontal-align="justify" draw:textarea-vertical-align="bottom" draw:auto-grow-height="tru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pr3548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r3612" style:family="presentation" style:parent-style-name="IBM2009-title">
      <style:graphic-properties draw:stroke="none" draw:fill="none" draw:fill-color="#ffffff" draw:textarea-horizontal-align="justify" draw:textarea-vertical-align="top" draw:auto-grow-height="true" draw:auto-grow-width="false" fo:min-height="0.835cm" fo:min-width="0cm" fo:padding-top="0.13cm" fo:padding-bottom="0.13cm" fo:padding-left="0.25cm" fo:padding-right="0.25cm" fo:wrap-option="wrap" draw:shadow="hidden"/>
    </style:style>
    <style:style style:name="pr3616" style:family="presentation" style:parent-style-name="IBM2009-notes">
      <style:graphic-properties fo:min-height="12.001cm" fo:wrap-option="wrap"/>
    </style:style>
    <style:style style:name="pr3620" style:family="presentation" style:parent-style-name="IBM2009-outline1">
      <style:graphic-properties draw:stroke="none" draw:fill="none" draw:fill-color="#ffffff" draw:textarea-horizontal-align="justify" draw:textarea-vertical-align="top" draw:auto-grow-height="true" draw:auto-grow-width="false" fo:min-height="13.032cm" fo:min-width="0cm" fo:padding-top="0.13cm" fo:padding-bottom="0.13cm" fo:padding-left="0.25cm" fo:padding-right="0.25cm" fo:wrap-option="wrap" draw:shadow="hidden" draw:shadow-color="#808080"/>
    </style:style>
    <style:style style:name="pr3621" style:family="presentation" style:parent-style-name="IBM2009-notes">
      <style:graphic-properties fo:min-height="11.75cm" fo:wrap-option="wrap"/>
    </style:style>
    <style:style style:name="P3514" style:family="paragraph">
      <style:paragraph-properties style:punctuation-wrap="hanging" style:line-break="strict" style:writing-mode="lr-tb" style:font-independent-line-spacing="true"/>
    </style:style>
    <style:style style:name="P3515" style:family="paragraph">
      <style:paragraph-properties fo:margin-left="0cm" fo:margin-right="0cm" fo:text-align="center" fo:text-indent="0cm" style:punctuation-wrap="hanging" style:line-break="strict"/>
    </style:style>
    <style:style style:name="P3518" style:family="paragraph">
      <style:paragraph-properties style:punctuation-wrap="simple" style:line-break="strict" style:writing-mode="lr-tb" style:font-independent-line-spacing="true"/>
    </style:style>
    <style:style style:name="P3519" style:family="paragraph">
      <style:paragraph-properties fo:margin-left="0cm" fo:margin-right="0cm" fo:text-align="start" fo:text-indent="0cm"/>
      <style:text-properties fo:font-size="18pt"/>
    </style:style>
    <style:style style:name="P352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3523" style:family="paragraph">
      <style:paragraph-properties fo:margin-left="0.952cm" fo:margin-right="0cm" fo:margin-top="0.105cm" fo:margin-bottom="0cm" fo:line-height="120%" fo:text-align="center" fo:text-indent="-0.948cm"/>
      <style:text-properties fo:font-size="18pt"/>
    </style:style>
    <style:style style:name="P3526" style:family="paragraph">
      <style:paragraph-properties fo:margin-left="0.952cm" fo:margin-right="0cm" fo:margin-top="0.105cm" fo:margin-bottom="0cm" fo:line-height="120%" fo:text-align="center" fo:text-indent="-0.948cm" style:punctuation-wrap="hanging" style:line-break="strict" style:writing-mode="lr-tb" style:font-independent-line-spacing="true"/>
      <style:text-properties fo:font-size="18pt"/>
    </style:style>
    <style:style style:name="P3527" style:family="paragraph">
      <style:paragraph-properties fo:margin-left="0cm" fo:margin-right="0cm" fo:text-align="center" fo:text-indent="0cm"/>
      <style:text-properties fo:font-size="18pt"/>
    </style:style>
    <style:style style:name="P35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3533" style:family="paragraph">
      <style:paragraph-properties fo:text-align="center" style:punctuation-wrap="hanging" style:line-break="strict" style:writing-mode="lr-tb"/>
      <style:text-properties fo:font-size="24pt"/>
    </style:style>
    <style:style style:name="P3549" style:family="paragraph">
      <style:paragraph-properties style:punctuation-wrap="simple" style:line-break="normal" style:writing-mode="lr-tb"/>
      <style:text-properties fo:font-size="12pt"/>
    </style:style>
    <style:style style:name="P3578" style:family="paragraph">
      <style:paragraph-properties fo:margin-left="0cm" fo:margin-right="0cm" fo:text-align="start" fo:text-indent="0cm" style:punctuation-wrap="simple" style:line-break="normal"/>
      <style:text-properties fo:font-size="18pt"/>
    </style:style>
    <style:style style:name="P3581" style:family="paragraph">
      <style:paragraph-properties fo:margin-left="0cm" fo:margin-right="0cm" fo:text-align="start" fo:text-indent="0cm" style:punctuation-wrap="simple" style:line-break="normal" style:writing-mode="lr-tb" style:font-independent-line-spacing="true"/>
      <style:text-properties fo:font-size="18pt"/>
    </style:style>
    <style:style style:name="P3607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36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3611" style:family="paragraph">
      <style:paragraph-properties fo:margin-left="0cm" fo:margin-right="0cm" fo:text-align="center" fo:text-indent="0cm"/>
    </style:style>
    <style:style style:name="P3613" style:family="paragraph">
      <style:paragraph-properties style:punctuation-wrap="simple" style:line-break="normal" style:writing-mode="lr-tb" style:font-independent-line-spacing="true"/>
    </style:style>
    <style:style style:name="P3615" style:family="paragraph">
      <style:paragraph-properties fo:text-align="center" style:punctuation-wrap="hanging" style:line-break="strict" style:writing-mode="lr-tb"/>
    </style:style>
    <style:style style:name="P3617" style:family="paragraph">
      <style:paragraph-properties fo:margin-left="0cm" fo:margin-right="0cm" fo:margin-top="0.246cm" fo:margin-bottom="0.105cm" fo:line-height="80%" fo:text-indent="0cm" style:punctuation-wrap="hanging" style:line-break="strict"/>
    </style:style>
    <style:style style:name="P3619" style:family="paragraph">
      <style:paragraph-properties fo:margin-left="0cm" fo:margin-right="0cm" fo:margin-top="0.339cm" fo:margin-bottom="0.145cm" fo:line-height="100%" fo:text-indent="0cm" style:punctuation-wrap="hanging" style:line-break="strict"/>
    </style:style>
    <style:style style:name="T3516" style:family="text">
      <style:text-properties fo:language="en" fo:country="US"/>
    </style:style>
    <style:style style:name="T3520" style:family="text">
      <style:text-properties fo:font-size="18pt" fo:language="en" fo:country="US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3524" style:family="text">
      <style:text-properties fo:color="#ffffff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3528" style:family="text">
      <style:text-properties fo:color="#ffffff" fo:font-size="12pt" fo:language="en" fo:country="US" fo:font-weight="bold" style:font-family-asian="'ＭＳ Ｐゴシック'" style:font-family-generic-asian="swiss" style:font-pitch-asian="variable" style:font-size-asian="12pt" style:font-weight-asian="bold" style:font-family-complex="'ＭＳ Ｐゴシック'" style:font-family-generic-complex="swiss" style:font-pitch-complex="variable" style:font-size-complex="12pt" style:font-weight-complex="bold"/>
    </style:style>
    <style:style style:name="T3539" style:family="text">
      <style:text-properties fo:color="#ff0000"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style:style style:name="T3543" style:family="text">
      <style:text-properties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style:style style:name="T3579" style:family="text">
      <style:text-properties fo:color="#ff0000" fo:font-size="18pt" fo:language="en" fo:country="US" fo:font-weight="bold" style:font-family-asian="Arial" style:font-pitch-asian="variable" style:font-weight-asian="bold" style:font-family-complex="Arial" style:font-pitch-complex="variable" style:font-weight-complex="bold"/>
    </style:style>
    <style:style style:name="T3608" style:family="text">
      <style:text-properties fo:font-size="32pt" style:font-size-asian="32pt" style:font-size-complex="32pt"/>
    </style:style>
    <style:style style:name="T3618" style:family="text">
      <style:text-properties fo:font-size="18pt" fo:language="en" fo:country="US" style:font-size-asian="18pt" style:font-size-complex="18pt"/>
    </style:style>
    <text:list-style style:name="L3509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5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514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515">
      <text:list-level-style-bullet text:level="1" text:bullet-char="">
        <style:list-level-properties text:min-label-width="0.617cm"/>
        <style:text-properties fo:font-family="Wingdings" style:font-pitch="variable" style:font-charset="x-symbol" fo:color="#2db6b3" fo:font-size="110%"/>
      </text:list-level-style-bullet>
      <text:list-level-style-bullet text:level="2" text:bullet-char="–">
        <style:list-level-properties text:space-before="0.635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3" text:bullet-char="–">
        <style:list-level-properties text:space-before="1.261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1.887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5" text:bullet-char="–">
        <style:list-level-properties text:space-before="2.513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3.139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3.765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4.391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9" text:bullet-char="–">
        <style:list-level-properties text:space-before="5.017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10" text:bullet-char="–">
        <style:list-level-properties text:space-before="5.643cm" text:min-label-width="0.617cm"/>
        <style:text-properties fo:font-family="Arial" style:font-family-generic="swiss" style:font-pitch="variable" fo:color="#2db6b3" fo:font-size="100%"/>
      </text:list-level-style-bullet>
    </text:list-style>
    <style:style style:name="dp393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933" style:family="drawing-page">
      <style:drawing-page-properties presentation:display-header="false" presentation:display-footer="false" presentation:display-page-number="false" presentation:display-date-time="false"/>
    </style:style>
    <style:style style:name="dp393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393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3944" style:family="graphic">
      <style:graphic-properties style:protect="size"/>
    </style:style>
    <style:style style:name="gr3949" style:family="graphic" style:parent-style-name="standard" style:list-style-name="L3934">
      <style:graphic-properties draw:stroke="none" draw:fill="none" draw:fill-color="#ffffff" draw:textarea-horizontal-align="right" draw:textarea-vertical-align="top" draw:auto-grow-height="true" fo:min-height="0.915cm" fo:padding-top="0.13cm" fo:padding-bottom="0.13cm" fo:padding-left="0.25cm" fo:padding-right="0.25cm" fo:wrap-option="wrap" draw:shadow="hidden"/>
    </style:style>
    <style:style style:name="gr39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3955" style:family="graphic" style:parent-style-name="standard">
      <style:graphic-properties draw:stroke="solid" svg:stroke-width="0.044cm" svg:stroke-color="#000000" svg:stroke-opacity="100%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960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0.763cm" fo:min-width="4.033cm" fo:padding-top="0.13cm" fo:padding-bottom="0.13cm" fo:padding-left="0.25cm" fo:padding-right="0.25cm" fo:wrap-option="no-wrap" draw:shadow="hidden"/>
    </style:style>
    <style:style style:name="gr3964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968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970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971" style:family="graphic" style:parent-style-name="standard">
      <style:graphic-properties draw:stroke="solid" svg:stroke-width="0.071cm" svg:stroke-color="#000000" draw:marker-end="Arrowheads_20_7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3973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974" style:family="graphic" style:parent-style-name="standard">
      <style:graphic-properties draw:stroke="solid" svg:stroke-width="0.071cm" svg:stroke-color="#000000" draw:marker-end="Arrowheads_20_8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3975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3976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3977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0.763cm" fo:min-width="4.668cm" fo:padding-top="0.13cm" fo:padding-bottom="0.13cm" fo:padding-left="0.25cm" fo:padding-right="0.25cm" fo:wrap-option="no-wrap" draw:shadow="hidden"/>
    </style:style>
    <style:style style:name="gr3979" style:family="graphic" style:parent-style-name="standard" style:list-style-name="L3937">
      <style:graphic-properties draw:stroke="none" draw:fill="none" draw:fill-color="#ffffff" draw:textarea-horizontal-align="justify" draw:textarea-vertical-align="top" draw:auto-grow-height="true" fo:min-height="1.186cm" fo:min-width="2.402cm" fo:padding-top="0.13cm" fo:padding-bottom="0.13cm" fo:padding-left="0.25cm" fo:padding-right="0.25cm" fo:wrap-option="no-wrap" draw:shadow="hidden"/>
    </style:style>
    <style:style style:name="gr3980" style:family="graphic" style:parent-style-name="standard">
      <style:graphic-properties draw:stroke="solid" svg:stroke-width="0.071cm" svg:stroke-color="#000000" draw:marker-end="Arrowheads_20_9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981" style:family="graphic" style:parent-style-name="standard">
      <style:graphic-properties draw:stroke="solid" svg:stroke-width="0.071cm" svg:stroke-color="#000000" draw:marker-end="Arrowheads_20_10" draw:marker-end-width="0.213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983" style:family="graphic" style:parent-style-name="standard" style:list-style-name="L3935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3984" style:family="graphic" style:parent-style-name="standard">
      <style:graphic-properties draw:stroke="solid" svg:stroke-width="0.044cm" svg:stroke-color="#ff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85" style:family="graphic" style:parent-style-name="standard" style:list-style-name="L3935">
      <style:graphic-properties draw:stroke="none" draw:fill="none" draw:fill-color="#ffffff" draw:textarea-horizontal-align="justify" draw:textarea-vertical-align="top" draw:auto-grow-height="true" fo:min-height="0.593cm" fo:min-width="3.482cm" fo:padding-top="0.13cm" fo:padding-bottom="0.13cm" fo:padding-left="0.25cm" fo:padding-right="0.25cm" fo:wrap-option="no-wrap" draw:shadow="hidden"/>
    </style:style>
    <style:style style:name="gr3987" style:family="graphic" style:parent-style-name="standard">
      <style:graphic-properties draw:stroke="solid" svg:stroke-width="0.044cm" svg:stroke-color="#000000" svg:stroke-opacity="100%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988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3989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990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991" style:family="graphic" style:parent-style-name="standard">
      <style:graphic-properties draw:stroke="dash" draw:stroke-dash="Dash_20_3" svg:stroke-width="0.026cm" svg:stroke-color="#000000" draw:marker-end="msArrowOpenEnd_20_9" draw:marker-end-width="0.42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992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993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3994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0.763cm" fo:min-width="4.669cm" fo:padding-top="0.13cm" fo:padding-bottom="0.13cm" fo:padding-left="0.25cm" fo:padding-right="0.25cm" fo:wrap-option="no-wrap" draw:shadow="hidden"/>
    </style:style>
    <style:style style:name="gr3995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996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997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998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3999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00" style:family="graphic" style:parent-style-name="standard">
      <style:graphic-properties draw:stroke="solid" svg:stroke-width="0.044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001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02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03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04" style:family="graphic" style:parent-style-name="standard" style:list-style-name="L3935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4005" style:family="graphic" style:parent-style-name="standard" style:list-style-name="L3935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4006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07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08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09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10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11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12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13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14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17" style:family="graphic" style:parent-style-name="standard" style:list-style-name="L3937">
      <style:graphic-properties draw:stroke="none" draw:fill="none" draw:fill-color="#ffffff" draw:textarea-horizontal-align="left" draw:textarea-vertical-align="top" draw:auto-grow-height="true" fo:min-height="2.289cm" fo:padding-top="0.13cm" fo:padding-bottom="0.13cm" fo:padding-left="0.25cm" fo:padding-right="0.25cm" fo:wrap-option="wrap" draw:shadow="hidden"/>
    </style:style>
    <style:style style:name="gr4019" style:family="graphic" style:parent-style-name="standard">
      <style:graphic-properties draw:stroke="solid" svg:stroke-width="0.053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020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4021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22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23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4024" style:family="graphic" style:parent-style-name="standard" style:list-style-name="L3935">
      <style:graphic-properties draw:stroke="none" draw:fill="none" draw:fill-color="#ffffff" draw:textarea-horizontal-align="left" draw:textarea-vertical-align="top" draw:auto-grow-height="true" fo:min-height="0.763cm" fo:min-width="4.669cm" fo:padding-top="0.13cm" fo:padding-bottom="0.13cm" fo:padding-left="0.25cm" fo:padding-right="0.25cm" fo:wrap-option="no-wrap" draw:shadow="hidden"/>
    </style:style>
    <style:style style:name="gr4025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26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27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28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29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30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31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32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33" style:family="graphic" style:parent-style-name="standard" style:list-style-name="L3935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4034" style:family="graphic" style:parent-style-name="standard" style:list-style-name="L3935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4035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36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37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38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39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4040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41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42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43" style:family="graphic" style:parent-style-name="standard" style:list-style-name="L393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046" style:family="graphic" style:parent-style-name="standard">
      <style:graphic-properties draw:stroke="none" draw:fill="none" draw:fill-color="#009999" draw:textarea-horizontal-align="right" draw:textarea-vertical-align="top" draw:auto-grow-height="true" fo:min-height="1.132cm" fo:min-width="1.511cm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4050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3938" style:family="presentation" style:parent-style-name="IBM2009-title">
      <style:graphic-properties draw:stroke="none" draw:fill="none" draw:fill-color="#ffffff" draw:textarea-horizontal-align="justify" draw:textarea-vertical-align="bottom" draw:auto-grow-height="tru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pr3942" style:family="presentation" style:parent-style-name="IBM2009-outline1">
      <style:graphic-properties draw:stroke="none" draw:fill="none" draw:fill-color="#ffffff" draw:textarea-horizontal-align="justify" draw:textarea-vertical-align="top" draw:auto-grow-height="true" draw:auto-grow-width="false" fo:min-height="13.032cm" fo:min-width="0cm" fo:padding-top="0.13cm" fo:padding-bottom="0.13cm" fo:padding-left="0.25cm" fo:padding-right="0.25cm" fo:wrap-option="wrap" draw:shadow="hidden" draw:shadow-color="#808080"/>
    </style:style>
    <style:style style:name="pr3945" style:family="presentation" style:parent-style-name="IBM2009-notes">
      <style:graphic-properties fo:min-height="11.75cm" fo:wrap-option="wrap"/>
    </style:style>
    <style:style style:name="pr3953" style:family="presentation" style:parent-style-name="IBM2009-notes">
      <style:graphic-properties fo:min-height="11.75cm" fo:wrap-option="wrap"/>
    </style:style>
    <style:style style:name="pr3986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r4049" style:family="presentation" style:parent-style-name="IBM2009-title">
      <style:graphic-properties draw:stroke="none" draw:fill="none" draw:fill-color="#ffffff" draw:textarea-horizontal-align="justify" draw:textarea-vertical-align="top" draw:auto-grow-height="true" draw:auto-grow-width="false" fo:min-height="0.835cm" fo:min-width="0cm" fo:padding-top="0.13cm" fo:padding-bottom="0.13cm" fo:padding-left="0.25cm" fo:padding-right="0.25cm" fo:wrap-option="wrap" draw:shadow="hidden"/>
    </style:style>
    <style:style style:name="pr4051" style:family="presentation" style:parent-style-name="IBM2009-notes">
      <style:graphic-properties fo:min-height="12.001cm" fo:wrap-option="wrap"/>
    </style:style>
    <style:style style:name="P3936" style:family="paragraph">
      <style:paragraph-properties fo:margin-left="0cm" fo:margin-right="0cm" fo:text-align="center" fo:text-indent="0cm" style:punctuation-wrap="hanging" style:line-break="strict"/>
    </style:style>
    <style:style style:name="P3939" style:family="paragraph">
      <style:paragraph-properties style:punctuation-wrap="simple" style:line-break="normal" style:writing-mode="lr-tb" style:font-independent-line-spacing="true"/>
    </style:style>
    <style:style style:name="P3940" style:family="paragraph">
      <style:paragraph-properties fo:margin-left="0cm" fo:margin-right="0cm" fo:margin-top="0.246cm" fo:margin-bottom="0.105cm" fo:line-height="80%" fo:text-indent="0cm" style:punctuation-wrap="hanging" style:line-break="strict"/>
    </style:style>
    <style:style style:name="P3943" style:family="paragraph">
      <style:paragraph-properties style:punctuation-wrap="simple" style:line-break="strict" style:writing-mode="lr-tb" style:font-independent-line-spacing="true"/>
    </style:style>
    <style:style style:name="P3946" style:family="paragraph">
      <style:paragraph-properties style:punctuation-wrap="simple" style:line-break="normal" style:writing-mode="lr-tb"/>
      <style:text-properties fo:font-size="12pt"/>
    </style:style>
    <style:style style:name="P3947" style:family="paragraph">
      <style:paragraph-properties fo:margin-left="0cm" fo:margin-right="0cm" fo:line-height="90%" fo:text-align="end" fo:text-indent="0cm" style:punctuation-wrap="simple" style:line-break="normal"/>
    </style:style>
    <style:style style:name="P3950" style:family="paragraph">
      <style:paragraph-properties fo:margin-left="0cm" fo:margin-right="0cm" fo:line-height="90%" fo:text-align="end" fo:text-indent="0cm" style:punctuation-wrap="simple" style:line-break="normal" style:writing-mode="lr-tb" style:font-independent-line-spacing="true"/>
    </style:style>
    <style:style style:name="P3952" style:family="paragraph">
      <style:paragraph-properties fo:text-align="center" style:punctuation-wrap="hanging" style:line-break="strict" style:writing-mode="lr-tb"/>
    </style:style>
    <style:style style:name="P3954" style:family="paragraph">
      <style:paragraph-properties style:punctuation-wrap="simple" style:line-break="normal" style:writing-mode="lr-tb"/>
    </style:style>
    <style:style style:name="P3956" style:family="paragraph">
      <style:paragraph-properties style:punctuation-wrap="hanging" style:line-break="strict" style:writing-mode="lr-tb" style:font-independent-line-spacing="true"/>
    </style:style>
    <style:style style:name="P3958" style:family="paragraph">
      <style:paragraph-properties fo:margin-left="0cm" fo:margin-right="0cm" fo:text-align="start" fo:text-indent="0cm"/>
      <style:text-properties fo:font-size="18pt"/>
    </style:style>
    <style:style style:name="P3961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3962" style:family="paragraph">
      <style:paragraph-properties fo:margin-left="0.952cm" fo:margin-right="0cm" fo:margin-top="0.105cm" fo:margin-bottom="0cm" fo:line-height="120%" fo:text-align="center" fo:text-indent="-0.948cm"/>
      <style:text-properties fo:font-size="18pt"/>
    </style:style>
    <style:style style:name="P3965" style:family="paragraph">
      <style:paragraph-properties fo:margin-left="0.952cm" fo:margin-right="0cm" fo:margin-top="0.105cm" fo:margin-bottom="0cm" fo:line-height="120%" fo:text-align="center" fo:text-indent="-0.948cm" style:punctuation-wrap="hanging" style:line-break="strict" style:writing-mode="lr-tb" style:font-independent-line-spacing="true"/>
      <style:text-properties fo:font-size="18pt"/>
    </style:style>
    <style:style style:name="P3966" style:family="paragraph">
      <style:paragraph-properties fo:margin-left="0cm" fo:margin-right="0cm" fo:text-align="center" fo:text-indent="0cm"/>
      <style:text-properties fo:font-size="18pt"/>
    </style:style>
    <style:style style:name="P396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3972" style:family="paragraph">
      <style:paragraph-properties fo:text-align="center" style:punctuation-wrap="hanging" style:line-break="strict" style:writing-mode="lr-tb"/>
      <style:text-properties fo:font-size="24pt"/>
    </style:style>
    <style:style style:name="P4015" style:family="paragraph">
      <style:paragraph-properties fo:margin-left="0cm" fo:margin-right="0cm" fo:text-align="start" fo:text-indent="0cm" style:punctuation-wrap="simple" style:line-break="normal"/>
      <style:text-properties fo:font-size="18pt"/>
    </style:style>
    <style:style style:name="P4018" style:family="paragraph">
      <style:paragraph-properties fo:margin-left="0cm" fo:margin-right="0cm" fo:text-align="start" fo:text-indent="0cm" style:punctuation-wrap="simple" style:line-break="normal" style:writing-mode="lr-tb" style:font-independent-line-spacing="true"/>
      <style:text-properties fo:font-size="18pt"/>
    </style:style>
    <style:style style:name="P4044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404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4048" style:family="paragraph">
      <style:paragraph-properties fo:margin-left="0cm" fo:margin-right="0cm" fo:text-align="center" fo:text-indent="0cm"/>
    </style:style>
    <style:style style:name="P4052" style:family="paragraph">
      <style:paragraph-properties fo:margin-left="0cm" fo:margin-right="0cm" fo:margin-top="0.339cm" fo:margin-bottom="0.145cm" fo:line-height="100%" fo:text-indent="0cm" style:punctuation-wrap="hanging" style:line-break="strict"/>
    </style:style>
    <style:style style:name="T3937" style:family="text">
      <style:text-properties fo:language="en" fo:country="US"/>
    </style:style>
    <style:style style:name="T3941" style:family="text">
      <style:text-properties fo:font-size="18pt" fo:language="en" fo:country="US" style:font-size-asian="18pt" style:font-size-complex="18pt"/>
    </style:style>
    <style:style style:name="T3948" style:family="text">
      <style:text-properties fo:color="#6974dd" fo:font-size="24pt" fo:language="en" fo:country="US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3957" style:family="text">
      <style:text-properties fo:font-size="24pt" fo:language="en" fo:country="US" style:font-size-asian="24pt" style:font-size-complex="24pt"/>
    </style:style>
    <style:style style:name="T3959" style:family="text">
      <style:text-properties fo:font-size="18pt" fo:language="en" fo:country="US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3963" style:family="text">
      <style:text-properties fo:color="#ffffff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3967" style:family="text">
      <style:text-properties fo:color="#ffffff" fo:font-size="12pt" fo:language="en" fo:country="US" fo:font-weight="bold" style:font-family-asian="'ＭＳ Ｐゴシック'" style:font-family-generic-asian="swiss" style:font-pitch-asian="variable" style:font-size-asian="12pt" style:font-weight-asian="bold" style:font-family-complex="'ＭＳ Ｐゴシック'" style:font-family-generic-complex="swiss" style:font-pitch-complex="variable" style:font-size-complex="12pt" style:font-weight-complex="bold"/>
    </style:style>
    <style:style style:name="T3978" style:family="text">
      <style:text-properties fo:color="#ff0000"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style:style style:name="T3982" style:family="text">
      <style:text-properties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style:style style:name="T4016" style:family="text">
      <style:text-properties fo:color="#ff0000" fo:font-size="18pt" fo:language="en" fo:country="US" fo:font-weight="bold" style:font-family-asian="Arial" style:font-pitch-asian="variable" style:font-weight-asian="bold" style:font-family-complex="Arial" style:font-pitch-complex="variable" style:font-weight-complex="bold"/>
    </style:style>
    <style:style style:name="T4045" style:family="text">
      <style:text-properties fo:font-size="32pt" style:font-size-asian="32pt" style:font-size-complex="32pt"/>
    </style:style>
    <text:list-style style:name="L3932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933">
      <text:list-level-style-bullet text:level="1" text:bullet-char="">
        <style:list-level-properties text:min-label-width="0.617cm"/>
        <style:text-properties fo:font-family="Wingdings" style:font-pitch="variable" style:font-charset="x-symbol" fo:color="#2db6b3" fo:font-size="110%"/>
      </text:list-level-style-bullet>
      <text:list-level-style-bullet text:level="2" text:bullet-char="–">
        <style:list-level-properties text:space-before="0.635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3" text:bullet-char="–">
        <style:list-level-properties text:space-before="1.261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1.887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5" text:bullet-char="–">
        <style:list-level-properties text:space-before="2.513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3.139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3.765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4.391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9" text:bullet-char="–">
        <style:list-level-properties text:space-before="5.017cm" text:min-label-width="0.617cm"/>
        <style:text-properties fo:font-family="Arial" style:font-family-generic="swiss" style:font-pitch="variable" fo:color="#2db6b3" fo:font-size="100%"/>
      </text:list-level-style-bullet>
      <text:list-level-style-bullet text:level="10" text:bullet-char="–">
        <style:list-level-properties text:space-before="5.643cm" text:min-label-width="0.617cm"/>
        <style:text-properties fo:font-family="Arial" style:font-family-generic="swiss" style:font-pitch="variable" fo:color="#2db6b3" fo:font-size="100%"/>
      </text:list-level-style-bullet>
    </text:list-style>
    <text:list-style style:name="L3934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93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3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3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3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939">
      <text:list-level-style-number text:level="1" style:num-format="">
        <style:list-level-properties/>
        <style:text-properties fo:color="#6974dd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540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409" style:family="drawing-page">
      <style:drawing-page-properties presentation:display-header="false" presentation:display-footer="false" presentation:display-page-number="false" presentation:display-date-time="false"/>
    </style:style>
    <style:style style:name="dp54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411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5412" style:family="graphic" style:parent-style-name="standard">
      <style:graphic-properties draw:stroke="solid" svg:stroke-width="0.044cm" svg:stroke-color="#000000" svg:stroke-opacity="100%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416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5420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24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26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427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5429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5430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5431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0.763cm" fo:min-width="4.669cm" fo:padding-top="0.13cm" fo:padding-bottom="0.13cm" fo:padding-left="0.25cm" fo:padding-right="0.25cm" fo:wrap-option="no-wrap" draw:shadow="hidden"/>
    </style:style>
    <style:style style:name="gr5432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33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34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35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36" style:family="graphic" style:parent-style-name="standard">
      <style:graphic-properties draw:stroke="solid" svg:stroke-width="0.044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437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38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39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41" style:family="graphic" style:parent-style-name="standard" style:list-style-name="L5408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5442" style:family="graphic" style:parent-style-name="standard">
      <style:graphic-properties draw:stroke="dash" draw:stroke-dash="Dash_20_3" svg:stroke-width="0.026cm" svg:stroke-color="#000000" draw:marker-start="Arrow_20_concave" draw:marker-end="Arrow_20_concave" draw:marker-end-width="0.30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5443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44" style:family="graphic" style:parent-style-name="standard">
      <style:graphic-properties draw:stroke="dash" draw:stroke-dash="Dash_20_3" svg:stroke-width="0.026cm" svg:stroke-color="#000000" draw:marker-end="msArrowOpenEnd_20_9" draw:marker-end-width="0.42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5445" style:family="graphic" style:parent-style-name="standard" style:list-style-name="L5408">
      <style:graphic-properties draw:stroke="none" draw:fill="none" draw:fill-color="#ffffff" draw:textarea-horizontal-align="justify" draw:textarea-vertical-align="top" draw:auto-grow-height="true" fo:min-height="0.292cm" fo:min-width="2.326cm" fo:padding-top="0.13cm" fo:padding-bottom="0.13cm" fo:padding-left="0.25cm" fo:padding-right="0.25cm" fo:wrap-option="no-wrap" draw:shadow="hidden"/>
    </style:style>
    <style:style style:name="gr5446" style:family="graphic">
      <style:graphic-properties style:protect="size"/>
    </style:style>
    <style:style style:name="gr5454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5456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58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59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5460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0.763cm" fo:min-width="4.669cm" fo:padding-top="0.13cm" fo:padding-bottom="0.13cm" fo:padding-left="0.25cm" fo:padding-right="0.25cm" fo:wrap-option="no-wrap" draw:shadow="hidden"/>
    </style:style>
    <style:style style:name="gr5461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62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63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64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65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66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67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68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69" style:family="graphic" style:parent-style-name="standard" style:list-style-name="L5408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5470" style:family="graphic" style:parent-style-name="standard" style:list-style-name="L5408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5475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5476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77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78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5479" style:family="graphic" style:parent-style-name="standard" style:list-style-name="L5408">
      <style:graphic-properties draw:stroke="none" draw:fill="none" draw:fill-color="#ffffff" draw:textarea-horizontal-align="left" draw:textarea-vertical-align="top" draw:auto-grow-height="true" fo:min-height="0.763cm" fo:min-width="4.669cm" fo:padding-top="0.13cm" fo:padding-bottom="0.13cm" fo:padding-left="0.25cm" fo:padding-right="0.25cm" fo:wrap-option="no-wrap" draw:shadow="hidden"/>
    </style:style>
    <style:style style:name="gr5480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81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82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83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84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85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86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87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88" style:family="graphic" style:parent-style-name="standard" style:list-style-name="L5408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5489" style:family="graphic" style:parent-style-name="standard" style:list-style-name="L5408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5490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91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92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93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94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5495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96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97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498" style:family="graphic" style:parent-style-name="standard" style:list-style-name="L5409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501" style:family="graphic" style:parent-style-name="standard" style:list-style-name="L5411">
      <style:graphic-properties draw:stroke="none" draw:fill="none" draw:fill-color="#ffffff" draw:textarea-horizontal-align="left" draw:textarea-vertical-align="top" draw:auto-grow-height="true" fo:min-height="2.289cm" fo:padding-top="0.13cm" fo:padding-bottom="0.13cm" fo:padding-left="0.25cm" fo:padding-right="0.25cm" fo:wrap-option="wrap" draw:shadow="hidden"/>
    </style:style>
    <style:style style:name="pr5447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r5451" style:family="presentation" style:parent-style-name="IBM2009-title">
      <style:graphic-properties draw:stroke="none" draw:fill="none" draw:fill-color="#ffffff" draw:textarea-horizontal-align="justify" draw:textarea-vertical-align="bottom" draw:auto-grow-height="tru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pr5471" style:family="presentation" style:parent-style-name="IBM2009-title">
      <style:graphic-properties fo:wrap-option="wrap"/>
    </style:style>
    <style:style style:name="pr5473" style:family="presentation" style:parent-style-name="IBM2009-outline1">
      <style:graphic-properties fo:min-height="12.195cm" fo:wrap-option="wrap"/>
    </style:style>
    <style:style style:name="pr5474" style:family="presentation" style:parent-style-name="IBM2009-notes">
      <style:graphic-properties fo:min-height="11.75cm" fo:wrap-option="wrap"/>
    </style:style>
    <style:style style:name="P5413" style:family="paragraph">
      <style:paragraph-properties style:punctuation-wrap="hanging" style:line-break="strict" style:writing-mode="lr-tb" style:font-independent-line-spacing="true"/>
    </style:style>
    <style:style style:name="P5414" style:family="paragraph">
      <style:paragraph-properties fo:margin-left="0cm" fo:margin-right="0cm" fo:text-align="start" fo:text-indent="0cm"/>
    </style:style>
    <style:style style:name="P541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5418" style:family="paragraph">
      <style:paragraph-properties fo:margin-left="0.952cm" fo:margin-right="0cm" fo:margin-top="0.105cm" fo:margin-bottom="0cm" fo:line-height="120%" fo:text-align="center" fo:text-indent="-0.948cm"/>
    </style:style>
    <style:style style:name="P5421" style:family="paragraph">
      <style:paragraph-properties fo:margin-left="0.952cm" fo:margin-right="0cm" fo:margin-top="0.105cm" fo:margin-bottom="0cm" fo:line-height="120%" fo:text-align="center" fo:text-indent="-0.948cm" style:punctuation-wrap="hanging" style:line-break="strict" style:writing-mode="lr-tb" style:font-independent-line-spacing="true"/>
      <style:text-properties fo:font-size="18pt"/>
    </style:style>
    <style:style style:name="P5422" style:family="paragraph">
      <style:paragraph-properties fo:margin-left="0cm" fo:margin-right="0cm" fo:text-align="center" fo:text-indent="0cm"/>
    </style:style>
    <style:style style:name="P542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428" style:family="paragraph">
      <style:paragraph-properties fo:text-align="center" style:punctuation-wrap="hanging" style:line-break="strict" style:writing-mode="lr-tb"/>
      <style:text-properties fo:font-size="24pt"/>
    </style:style>
    <style:style style:name="P5448" style:family="paragraph">
      <style:paragraph-properties style:punctuation-wrap="simple" style:line-break="normal" style:writing-mode="lr-tb"/>
      <style:text-properties fo:font-size="12pt"/>
    </style:style>
    <style:style style:name="P5449" style:family="paragraph">
      <style:paragraph-properties fo:margin-left="0cm" fo:margin-right="0cm" fo:text-align="center" fo:text-indent="0cm" style:punctuation-wrap="hanging" style:line-break="strict"/>
    </style:style>
    <style:style style:name="P5452" style:family="paragraph">
      <style:paragraph-properties style:punctuation-wrap="simple" style:line-break="strict" style:writing-mode="lr-tb" style:font-independent-line-spacing="true"/>
    </style:style>
    <style:style style:name="P5453" style:family="paragraph">
      <style:paragraph-properties fo:margin-left="0cm" fo:margin-right="0cm" fo:text-align="start" fo:text-indent="0cm"/>
      <style:text-properties fo:font-size="18pt"/>
    </style:style>
    <style:style style:name="P5455" style:family="paragraph">
      <style:paragraph-properties fo:margin-left="0.952cm" fo:margin-right="0cm" fo:margin-top="0.105cm" fo:margin-bottom="0cm" fo:line-height="120%" fo:text-align="center" fo:text-indent="-0.948cm"/>
      <style:text-properties fo:font-size="18pt"/>
    </style:style>
    <style:style style:name="P5457" style:family="paragraph">
      <style:paragraph-properties fo:margin-left="0cm" fo:margin-right="0cm" fo:text-align="center" fo:text-indent="0cm"/>
      <style:text-properties fo:font-size="18pt"/>
    </style:style>
    <style:style style:name="P5472" style:family="paragraph">
      <style:paragraph-properties style:punctuation-wrap="simple" style:line-break="normal" style:writing-mode="lr-tb"/>
    </style:style>
    <style:style style:name="P5499" style:family="paragraph">
      <style:paragraph-properties fo:margin-left="0cm" fo:margin-right="0cm" fo:text-align="start" fo:text-indent="0cm" style:punctuation-wrap="simple" style:line-break="normal"/>
      <style:text-properties fo:font-size="18pt"/>
    </style:style>
    <style:style style:name="P5502" style:family="paragraph">
      <style:paragraph-properties fo:margin-left="0cm" fo:margin-right="0cm" fo:text-align="start" fo:text-indent="0cm" style:punctuation-wrap="simple" style:line-break="normal" style:writing-mode="lr-tb" style:font-independent-line-spacing="true"/>
      <style:text-properties fo:font-size="18pt"/>
    </style:style>
    <style:style style:name="T5415" style:family="text">
      <style:text-properties fo:font-size="18pt" fo:language="en" fo:country="US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5419" style:family="text">
      <style:text-properties fo:color="#ffffff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5423" style:family="text">
      <style:text-properties fo:color="#ffffff" fo:font-size="12pt" fo:language="en" fo:country="US" fo:font-weight="bold" style:font-family-asian="'ＭＳ Ｐゴシック'" style:font-family-generic-asian="swiss" style:font-pitch-asian="variable" style:font-size-asian="12pt" style:font-weight-asian="bold" style:font-family-complex="'ＭＳ Ｐゴシック'" style:font-family-generic-complex="swiss" style:font-pitch-complex="variable" style:font-size-complex="12pt" style:font-weight-complex="bold"/>
    </style:style>
    <style:style style:name="T5440" style:family="text">
      <style:text-properties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style:style style:name="T5450" style:family="text">
      <style:text-properties fo:font-size="24pt" fo:language="en" fo:country="US" style:font-size-asian="24pt" style:font-size-complex="24pt"/>
    </style:style>
    <style:style style:name="T5500" style:family="text">
      <style:text-properties fo:color="#ff0000" fo:font-size="18pt" fo:language="en" fo:country="US" fo:font-weight="bold" style:font-family-asian="Arial" style:font-pitch-asian="variable" style:font-weight-asian="bold" style:font-family-complex="Arial" style:font-pitch-complex="variable" style:font-weight-complex="bold"/>
    </style:style>
    <text:list-style style:name="L540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40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410">
      <text:list-level-style-number text:level="1" style:num-format="">
        <style:list-level-properties/>
        <style:text-properties fo:color="#7889fb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4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616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166" style:family="drawing-page">
      <style:drawing-page-properties presentation:display-header="false" presentation:display-footer="false" presentation:display-page-number="false" presentation:display-date-time="false"/>
    </style:style>
    <style:style style:name="dp616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168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6169" style:family="graphic" style:parent-style-name="standard">
      <style:graphic-properties draw:stroke="solid" svg:stroke-width="0.044cm" svg:stroke-color="#000000" svg:stroke-opacity="100%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173" style:family="graphic" style:parent-style-name="standard" style:list-style-name="L6165">
      <style:graphic-properties draw:stroke="none" draw:fill="none" draw:fill-color="#ffffff" draw:textarea-horizontal-align="left" draw:textarea-vertical-align="top" draw:auto-grow-height="true" fo:min-height="0.763cm" fo:min-width="7.208cm" fo:padding-top="0.13cm" fo:padding-bottom="0.13cm" fo:padding-left="0.25cm" fo:padding-right="0.25cm" fo:wrap-option="no-wrap" draw:shadow="hidden"/>
    </style:style>
    <style:style style:name="gr6177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181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183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184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186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187" style:family="graphic" style:parent-style-name="standard" style:list-style-name="L6165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6188" style:family="graphic" style:parent-style-name="standard" style:list-style-name="L6165">
      <style:graphic-properties draw:stroke="none" draw:fill="none" draw:fill-color="#ffffff" draw:textarea-horizontal-align="left" draw:textarea-vertical-align="top" draw:auto-grow-height="true" fo:min-height="1.525cm" fo:min-width="3.399cm" fo:padding-top="0.13cm" fo:padding-bottom="0.13cm" fo:padding-left="0.25cm" fo:padding-right="0.25cm" fo:wrap-option="no-wrap" draw:shadow="hidden"/>
    </style:style>
    <style:style style:name="gr6189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190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191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192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193" style:family="graphic" style:parent-style-name="standard">
      <style:graphic-properties draw:stroke="solid" svg:stroke-width="0.044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194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195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196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198" style:family="graphic" style:parent-style-name="standard" style:list-style-name="L6165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6199" style:family="graphic" style:parent-style-name="standard">
      <style:graphic-properties draw:stroke="dash" draw:stroke-dash="Dash_20_3" svg:stroke-width="0.026cm" svg:stroke-color="#000000" draw:marker-start="Arrow_20_concave" draw:marker-end="Arrow_20_concave" draw:marker-end-width="0.30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200" style:family="graphic" style:parent-style-name="standard" style:list-style-name="L6166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201" style:family="graphic" style:parent-style-name="standard">
      <style:graphic-properties draw:stroke="dash" draw:stroke-dash="Dash_20_3" svg:stroke-width="0.026cm" svg:stroke-color="#000000" draw:marker-end="msArrowOpenEnd_20_9" draw:marker-end-width="0.42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202" style:family="graphic" style:parent-style-name="standard" style:list-style-name="L6165">
      <style:graphic-properties draw:stroke="none" draw:fill="none" draw:fill-color="#ffffff" draw:textarea-horizontal-align="justify" draw:textarea-vertical-align="top" draw:auto-grow-height="true" fo:min-height="0.292cm" fo:min-width="2.326cm" fo:padding-top="0.13cm" fo:padding-bottom="0.13cm" fo:padding-left="0.25cm" fo:padding-right="0.25cm" fo:wrap-option="no-wrap" draw:shadow="hidden"/>
    </style:style>
    <style:style style:name="gr6203" style:family="graphic" style:parent-style-name="standard" style:list-style-name="L6165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6204" style:family="graphic">
      <style:graphic-properties style:protect="size"/>
    </style:style>
    <style:style style:name="pr6205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6170" style:family="paragraph">
      <style:paragraph-properties style:punctuation-wrap="hanging" style:line-break="strict" style:writing-mode="lr-tb" style:font-independent-line-spacing="true"/>
    </style:style>
    <style:style style:name="P6171" style:family="paragraph">
      <style:paragraph-properties fo:margin-left="0cm" fo:margin-right="0cm" fo:text-align="start" fo:text-indent="0cm"/>
    </style:style>
    <style:style style:name="P6174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6175" style:family="paragraph">
      <style:paragraph-properties fo:margin-left="0.952cm" fo:margin-right="0cm" fo:margin-top="0.105cm" fo:margin-bottom="0cm" fo:line-height="120%" fo:text-align="center" fo:text-indent="-0.948cm"/>
    </style:style>
    <style:style style:name="P6178" style:family="paragraph">
      <style:paragraph-properties fo:margin-left="0.952cm" fo:margin-right="0cm" fo:margin-top="0.105cm" fo:margin-bottom="0cm" fo:line-height="120%" fo:text-align="center" fo:text-indent="-0.948cm" style:punctuation-wrap="hanging" style:line-break="strict" style:writing-mode="lr-tb" style:font-independent-line-spacing="true"/>
      <style:text-properties fo:font-size="18pt"/>
    </style:style>
    <style:style style:name="P6179" style:family="paragraph">
      <style:paragraph-properties fo:margin-left="0cm" fo:margin-right="0cm" fo:text-align="center" fo:text-indent="0cm"/>
    </style:style>
    <style:style style:name="P618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6185" style:family="paragraph">
      <style:paragraph-properties fo:text-align="center" style:punctuation-wrap="hanging" style:line-break="strict" style:writing-mode="lr-tb"/>
      <style:text-properties fo:font-size="24pt"/>
    </style:style>
    <style:style style:name="P6206" style:family="paragraph">
      <style:paragraph-properties style:punctuation-wrap="simple" style:line-break="normal" style:writing-mode="lr-tb"/>
      <style:text-properties fo:font-size="12pt"/>
    </style:style>
    <style:style style:name="T6172" style:family="text">
      <style:text-properties fo:font-size="18pt" fo:language="en" fo:country="US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6176" style:family="text">
      <style:text-properties fo:color="#ffffff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6180" style:family="text">
      <style:text-properties fo:color="#ffffff" fo:font-size="12pt" fo:language="en" fo:country="US" fo:font-weight="bold" style:font-family-asian="'ＭＳ Ｐゴシック'" style:font-family-generic-asian="swiss" style:font-pitch-asian="variable" style:font-size-asian="12pt" style:font-weight-asian="bold" style:font-family-complex="'ＭＳ Ｐゴシック'" style:font-family-generic-complex="swiss" style:font-pitch-complex="variable" style:font-size-complex="12pt" style:font-weight-complex="bold"/>
    </style:style>
    <style:style style:name="T6197" style:family="text">
      <style:text-properties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text:list-style style:name="L616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16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651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518" style:family="drawing-page">
      <style:drawing-page-properties presentation:display-header="false" presentation:display-footer="false" presentation:display-page-number="false" presentation:display-date-time="false"/>
    </style:style>
    <style:style style:name="dp651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520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6521" style:family="graphic" style:parent-style-name="standard">
      <style:graphic-properties draw:stroke="solid" svg:stroke-width="0.044cm" svg:stroke-color="#000000" svg:stroke-opacity="100%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525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529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531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532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534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537" style:family="graphic" style:parent-style-name="standard" style:list-style-name="L6518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6539" style:family="graphic" style:parent-style-name="standard" style:list-style-name="L6518">
      <style:graphic-properties draw:stroke="none" draw:fill="none" draw:fill-color="#ffffff" draw:textarea-horizontal-align="left" draw:textarea-vertical-align="top" draw:auto-grow-height="true" fo:min-height="1.525cm" fo:min-width="3.399cm" fo:padding-top="0.13cm" fo:padding-bottom="0.13cm" fo:padding-left="0.25cm" fo:padding-right="0.25cm" fo:wrap-option="no-wrap" draw:shadow="hidden"/>
    </style:style>
    <style:style style:name="gr6540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541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542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543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544" style:family="graphic" style:parent-style-name="standard">
      <style:graphic-properties draw:stroke="solid" svg:stroke-width="0.044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545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546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547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549" style:family="graphic" style:parent-style-name="standard" style:list-style-name="L6518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6550" style:family="graphic" style:parent-style-name="standard">
      <style:graphic-properties draw:stroke="dash" draw:stroke-dash="Fine_20_Dashed" svg:stroke-width="0.026cm" svg:stroke-color="#000000" draw:marker-start="Arrow_20_concave" draw:marker-end="Arrow_20_concave" draw:marker-end-width="0.30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551" style:family="graphic" style:parent-style-name="standard" style:list-style-name="L6517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552" style:family="graphic" style:parent-style-name="standard">
      <style:graphic-properties draw:stroke="dash" draw:stroke-dash="Dash_20_3" svg:stroke-width="0.026cm" svg:stroke-color="#000000" draw:marker-end="msArrowOpenEnd_20_9" draw:marker-end-width="0.42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553" style:family="graphic" style:parent-style-name="standard" style:list-style-name="L6518">
      <style:graphic-properties draw:stroke="none" draw:fill="none" draw:fill-color="#ffffff" draw:textarea-horizontal-align="justify" draw:textarea-vertical-align="top" draw:auto-grow-height="true" fo:min-height="0.292cm" fo:min-width="2.326cm" fo:padding-top="0.13cm" fo:padding-bottom="0.13cm" fo:padding-left="0.25cm" fo:padding-right="0.25cm" fo:wrap-option="no-wrap" draw:shadow="hidden"/>
    </style:style>
    <style:style style:name="gr6554" style:family="graphic" style:parent-style-name="standard" style:list-style-name="L6518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6555" style:family="graphic">
      <style:graphic-properties style:protect="size"/>
    </style:style>
    <style:style style:name="pr6556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6522" style:family="paragraph">
      <style:paragraph-properties style:punctuation-wrap="hanging" style:line-break="strict" style:writing-mode="lr-tb" style:font-independent-line-spacing="true"/>
    </style:style>
    <style:style style:name="P6523" style:family="paragraph">
      <style:paragraph-properties fo:margin-left="0.952cm" fo:margin-right="0cm" fo:margin-top="0.105cm" fo:margin-bottom="0cm" fo:line-height="120%" fo:text-align="center" fo:text-indent="-0.948cm"/>
    </style:style>
    <style:style style:name="P6526" style:family="paragraph">
      <style:paragraph-properties fo:margin-left="0.952cm" fo:margin-right="0cm" fo:margin-top="0.105cm" fo:margin-bottom="0cm" fo:line-height="120%" fo:text-align="center" fo:text-indent="-0.948cm" style:punctuation-wrap="hanging" style:line-break="strict" style:writing-mode="lr-tb" style:font-independent-line-spacing="true"/>
      <style:text-properties fo:font-size="18pt"/>
    </style:style>
    <style:style style:name="P6527" style:family="paragraph">
      <style:paragraph-properties fo:margin-left="0cm" fo:margin-right="0cm" fo:text-align="center" fo:text-indent="0cm"/>
    </style:style>
    <style:style style:name="P65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6533" style:family="paragraph">
      <style:paragraph-properties fo:text-align="center" style:punctuation-wrap="hanging" style:line-break="strict" style:writing-mode="lr-tb"/>
      <style:text-properties fo:font-size="24pt"/>
    </style:style>
    <style:style style:name="P6535" style:family="paragraph">
      <style:paragraph-properties fo:margin-left="0cm" fo:margin-right="0cm" fo:text-align="start" fo:text-indent="0cm"/>
    </style:style>
    <style:style style:name="P653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6557" style:family="paragraph">
      <style:paragraph-properties style:punctuation-wrap="simple" style:line-break="normal" style:writing-mode="lr-tb"/>
      <style:text-properties fo:font-size="12pt"/>
    </style:style>
    <style:style style:name="T6524" style:family="text">
      <style:text-properties fo:color="#ffffff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6528" style:family="text">
      <style:text-properties fo:color="#ffffff" fo:font-size="12pt" fo:language="en" fo:country="US" fo:font-weight="bold" style:font-family-asian="'ＭＳ Ｐゴシック'" style:font-family-generic-asian="swiss" style:font-pitch-asian="variable" style:font-size-asian="12pt" style:font-weight-asian="bold" style:font-family-complex="'ＭＳ Ｐゴシック'" style:font-family-generic-complex="swiss" style:font-pitch-complex="variable" style:font-size-complex="12pt" style:font-weight-complex="bold"/>
    </style:style>
    <style:style style:name="T6536" style:family="text">
      <style:text-properties fo:font-size="18pt" fo:language="en" fo:country="US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6548" style:family="text">
      <style:text-properties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text:list-style style:name="L651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5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686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869" style:family="drawing-page">
      <style:drawing-page-properties presentation:display-header="false" presentation:display-footer="false" presentation:display-page-number="false" presentation:display-date-time="false"/>
    </style:style>
    <style:style style:name="dp687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871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6872" style:family="graphic" style:parent-style-name="standard">
      <style:graphic-properties draw:stroke="solid" svg:stroke-width="0.044cm" svg:stroke-color="#000000" svg:stroke-opacity="100%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76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880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882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83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885" style:family="graphic" style:parent-style-name="standard">
      <style:graphic-properties draw:stroke="solid" svg:stroke-width="0.026cm" svg:stroke-color="#000000" svg:stroke-opacity="100%" draw:stroke-linejoin="miter" draw:fill="solid" draw:fill-color="#d8ebb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100%"/>
    </style:style>
    <style:style style:name="gr6888" style:family="graphic" style:parent-style-name="standard" style:list-style-name="L6869">
      <style:graphic-properties draw:stroke="none" draw:fill="none" draw:fill-color="#ffffff" draw:textarea-horizontal-align="left" draw:textarea-vertical-align="top" draw:auto-grow-height="true" fo:min-height="1.526cm" fo:min-width="3.504cm" fo:padding-top="0.13cm" fo:padding-bottom="0.13cm" fo:padding-left="0.25cm" fo:padding-right="0.25cm" fo:wrap-option="no-wrap" draw:shadow="hidden"/>
    </style:style>
    <style:style style:name="gr6890" style:family="graphic" style:parent-style-name="standard" style:list-style-name="L6869">
      <style:graphic-properties draw:stroke="none" draw:fill="none" draw:fill-color="#ffffff" draw:textarea-horizontal-align="left" draw:textarea-vertical-align="top" draw:auto-grow-height="true" fo:min-height="1.525cm" fo:min-width="3.399cm" fo:padding-top="0.13cm" fo:padding-bottom="0.13cm" fo:padding-left="0.25cm" fo:padding-right="0.25cm" fo:wrap-option="no-wrap" draw:shadow="hidden"/>
    </style:style>
    <style:style style:name="gr6891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892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893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6894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895" style:family="graphic" style:parent-style-name="standard">
      <style:graphic-properties draw:stroke="solid" svg:stroke-width="0.044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96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897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898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900" style:family="graphic" style:parent-style-name="standard" style:list-style-name="L6869">
      <style:graphic-properties draw:stroke="none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 draw:shadow="hidden"/>
    </style:style>
    <style:style style:name="gr6901" style:family="graphic" style:parent-style-name="standard">
      <style:graphic-properties draw:stroke="dash" draw:stroke-dash="Fine_20_Dashed" svg:stroke-width="0.026cm" svg:stroke-color="#000000" draw:marker-start="Arrow_20_concave" draw:marker-end="Arrow_20_concave" draw:marker-end-width="0.30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902" style:family="graphic" style:parent-style-name="standard" style:list-style-name="L6868">
      <style:graphic-properties draw:stroke="solid" svg:stroke-width="0.026cm" svg:stroke-color="#000000" svg:stroke-opacity="100%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903" style:family="graphic" style:parent-style-name="standard">
      <style:graphic-properties draw:stroke="dash" draw:stroke-dash="Dash_20_3" svg:stroke-width="0.026cm" svg:stroke-color="#000000" draw:marker-end="msArrowOpenEnd_20_9" draw:marker-end-width="0.42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6904" style:family="graphic" style:parent-style-name="standard" style:list-style-name="L6869">
      <style:graphic-properties draw:stroke="none" draw:fill="none" draw:fill-color="#ffffff" draw:textarea-horizontal-align="justify" draw:textarea-vertical-align="top" draw:auto-grow-height="true" fo:min-height="0.292cm" fo:min-width="2.326cm" fo:padding-top="0.13cm" fo:padding-bottom="0.13cm" fo:padding-left="0.25cm" fo:padding-right="0.25cm" fo:wrap-option="no-wrap" draw:shadow="hidden"/>
    </style:style>
    <style:style style:name="gr6905" style:family="graphic" style:parent-style-name="standard" style:list-style-name="L6869">
      <style:graphic-properties draw:stroke="none" draw:fill="none" draw:fill-color="#ffffff" draw:textarea-horizontal-align="justify" draw:textarea-vertical-align="top" draw:auto-grow-height="true" fo:min-height="0.593cm" fo:min-width="2.326cm" fo:padding-top="0.13cm" fo:padding-bottom="0.13cm" fo:padding-left="0.25cm" fo:padding-right="0.25cm" fo:wrap-option="no-wrap" draw:shadow="hidden"/>
    </style:style>
    <style:style style:name="gr6906" style:family="graphic">
      <style:graphic-properties style:protect="size"/>
    </style:style>
    <style:style style:name="pr6907" style:family="presentation" style:parent-style-name="IBM2009-notes">
      <style:graphic-properties draw:stroke="none" draw:fill="none" draw:fill-color="#ffffff" draw:textarea-horizontal-align="left" draw:textarea-vertical-align="top" draw:auto-grow-height="true" fo:min-height="12.001cm" fo:wrap-option="wrap" draw:shadow="hidden"/>
    </style:style>
    <style:style style:name="P6873" style:family="paragraph">
      <style:paragraph-properties style:punctuation-wrap="hanging" style:line-break="strict" style:writing-mode="lr-tb" style:font-independent-line-spacing="true"/>
    </style:style>
    <style:style style:name="P6874" style:family="paragraph">
      <style:paragraph-properties fo:margin-left="0.952cm" fo:margin-right="0cm" fo:margin-top="0.105cm" fo:margin-bottom="0cm" fo:line-height="120%" fo:text-align="center" fo:text-indent="-0.948cm"/>
    </style:style>
    <style:style style:name="P6877" style:family="paragraph">
      <style:paragraph-properties fo:margin-left="0.952cm" fo:margin-right="0cm" fo:margin-top="0.105cm" fo:margin-bottom="0cm" fo:line-height="120%" fo:text-align="center" fo:text-indent="-0.948cm" style:punctuation-wrap="hanging" style:line-break="strict" style:writing-mode="lr-tb" style:font-independent-line-spacing="true"/>
      <style:text-properties fo:font-size="18pt"/>
    </style:style>
    <style:style style:name="P6878" style:family="paragraph">
      <style:paragraph-properties fo:margin-left="0cm" fo:margin-right="0cm" fo:text-align="center" fo:text-indent="0cm"/>
    </style:style>
    <style:style style:name="P688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6884" style:family="paragraph">
      <style:paragraph-properties fo:text-align="center" style:punctuation-wrap="hanging" style:line-break="strict" style:writing-mode="lr-tb"/>
      <style:text-properties fo:font-size="24pt"/>
    </style:style>
    <style:style style:name="P6886" style:family="paragraph">
      <style:paragraph-properties fo:margin-left="0cm" fo:margin-right="0cm" fo:text-align="start" fo:text-indent="0cm"/>
    </style:style>
    <style:style style:name="P6889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6908" style:family="paragraph">
      <style:paragraph-properties style:punctuation-wrap="simple" style:line-break="normal" style:writing-mode="lr-tb"/>
      <style:text-properties fo:font-size="12pt"/>
    </style:style>
    <style:style style:name="T6875" style:family="text">
      <style:text-properties fo:color="#ffffff" fo:font-size="12pt" fo:language="en" fo:country="US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6879" style:family="text">
      <style:text-properties fo:color="#ffffff" fo:font-size="12pt" fo:language="en" fo:country="US" fo:font-weight="bold" style:font-family-asian="'ＭＳ Ｐゴシック'" style:font-family-generic-asian="swiss" style:font-pitch-asian="variable" style:font-size-asian="12pt" style:font-weight-asian="bold" style:font-family-complex="'ＭＳ Ｐゴシック'" style:font-family-generic-complex="swiss" style:font-pitch-complex="variable" style:font-size-complex="12pt" style:font-weight-complex="bold"/>
    </style:style>
    <style:style style:name="T6887" style:family="text">
      <style:text-properties fo:font-size="18pt" fo:language="en" fo:country="US" style:font-family-asian="'ＭＳ Ｐゴシック'" style:font-family-generic-asian="swiss" style:font-pitch-asian="variable" style:font-family-complex="'ＭＳ Ｐゴシック'" style:font-family-generic-complex="swiss" style:font-pitch-complex="variable"/>
    </style:style>
    <style:style style:name="T6899" style:family="text">
      <style:text-properties fo:font-size="14pt" fo:language="en" fo:country="US" style:font-family-asian="'ＭＳ Ｐゴシック'" style:font-family-generic-asian="swiss" style:font-pitch-asian="variable" style:font-size-asian="14pt" style:font-family-complex="'ＭＳ Ｐゴシック'" style:font-family-generic-complex="swiss" style:font-pitch-complex="variable" style:font-size-complex="14pt"/>
    </style:style>
    <text:list-style style:name="L686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86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721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21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dp752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52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presentation>
      <presentation:date-time-decl presentation:name="dtd1" presentation:source="current-date" style:data-style-name="D1"/>
      <draw:page draw:name="page2" draw:style-name="dp6868" draw:master-page-name="IBM2009" presentation:presentation-page-layout-name="ALT19" presentation:use-date-time-name="dtd1">
        <office:forms form:automatic-focus="false" form:apply-design-mode="false"/>
        <draw:custom-shape draw:style-name="gr6872" draw:text-style-name="P6873" draw:layer="layout" svg:width="5.874cm" svg:height="1.402cm" svg:x="10.001cm" svg:y="5.134cm">
          <text:p/>
          <draw:enhanced-geometry svg:viewBox="0 0 21600 21600" draw:type="rectangle" draw:enhanced-path="M 0 0 L 21600 0 21600 21600 0 21600 0 0 Z N"/>
        </draw:custom-shape>
        <draw:custom-shape draw:style-name="gr6876" draw:text-style-name="P6877" draw:layer="layout" svg:width="1.425cm" svg:height="1.001cm" svg:x="12.228cm" svg:y="5.332cm">
          <text:list text:style-name="L6868">
            <text:list-header>
              <text:p text:style-name="P6874"><text:span text:style-name="T6875">A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80" draw:text-style-name="P6881" draw:id="id6867" draw:layer="layout" svg:width="1.592cm" svg:height="0.899cm" svg:x="13.952cm" svg:y="5.385cm">
          <text:list text:style-name="L6868">
            <text:list-header>
              <text:p text:style-name="P6878"><text:span text:style-name="T6879">C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82" draw:text-style-name="P6873" draw:id="id6868" draw:layer="layout" svg:width="0.873cm" svg:height="1.738cm" svg:x="19.341cm" svg:y="8.73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883" draw:text-style-name="P6884" draw:layer="layout" draw:type="line" svg:x1="15.544cm" svg:y1="5.834cm" svg:x2="19.777cm" svg:y2="8.733cm" draw:start-shape="id6867" draw:start-glue-point="1" draw:end-shape="id6868" draw:end-glue-point="5" svg:d="m15544 5834 4233 2899">
          <text:p/>
        </draw:connector>
        <draw:custom-shape draw:style-name="gr6885" draw:text-style-name="P6873" draw:id="id6871" draw:layer="layout" svg:width="2.58cm" svg:height="3.642cm" svg:x="2.045cm" svg:y="5.248cm">
          <text:p/>
          <draw:enhanced-geometry draw:extrusion-allowed="false" draw:text-areas="1645 4171 16522 17314" draw:glue-points="0 2800 3468 0 21653 18828 19954 20214 18256 21628 19954 1428 18256 2800 1645 1428 21600 0 10800 0 0 10800 21600 10800 19954 20214 18256 21600 18256 21600 18256 21600 0 18014 1645 1428 1645 1428 1645 1428" draw:type="mso-spt100" draw:enhanced-path="M 0 18014 L 0 2800 1645 2800 1645 1428 3468 1428 3468 0 21653 0 21653 18828 19954 18828 19954 20214 18256 20214 18256 21600 4434 21600 0 18014 Z N M 3486 1428 L 19954 1428 19954 20214 18256 20214 18256 2800 1645 2800 1645 1428 3486 1428 Z N M 0 18014 L 4434 18000 4434 21600 0 18014 Z N"/>
        </draw:custom-shape>
        <draw:custom-shape draw:style-name="gr6888" draw:text-style-name="P6889" draw:layer="layout" svg:width="4.004cm" svg:height="1.786cm" svg:x="1.41cm" svg:y="3.175cm">
          <text:list text:style-name="L6869">
            <text:list-header>
              <text:p text:style-name="P6886"><text:span text:style-name="T6887">Collection of</text:span></text:p>
              <text:p text:style-name="P6886"><text:span text:style-name="T6887">Inpu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90" draw:text-style-name="P6889" draw:layer="layout" svg:width="3.899cm" svg:height="1.785cm" svg:x="18.961cm" svg:y="6.47cm">
          <text:list text:style-name="L6869">
            <text:list-header>
              <text:p text:style-name="P6886"><text:span text:style-name="T6887">Analysis </text:span></text:p>
              <text:p text:style-name="P6886"><text:span text:style-name="T6887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72" draw:text-style-name="P6873" draw:layer="layout" svg:width="5.874cm" svg:height="1.402cm" svg:x="10.001cm" svg:y="7.027cm">
          <text:p/>
          <draw:enhanced-geometry svg:viewBox="0 0 21600 21600" draw:type="rectangle" draw:enhanced-path="M 0 0 L 21600 0 21600 21600 0 21600 0 0 Z N"/>
        </draw:custom-shape>
        <draw:custom-shape draw:style-name="gr6891" draw:text-style-name="P6877" draw:layer="layout" svg:width="1.425cm" svg:height="1.001cm" svg:x="12.228cm" svg:y="7.225cm">
          <text:list text:style-name="L6868">
            <text:list-header>
              <text:p text:style-name="P6874"><text:span text:style-name="T6875">A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92" draw:text-style-name="P6881" draw:id="id6869" draw:layer="layout" svg:width="1.592cm" svg:height="0.9cm" svg:x="13.952cm" svg:y="7.278cm">
          <text:list text:style-name="L6868">
            <text:list-header>
              <text:p text:style-name="P6878"><text:span text:style-name="T6879">C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72" draw:text-style-name="P6873" draw:layer="layout" svg:width="5.874cm" svg:height="1.402cm" svg:x="10.001cm" svg:y="8.894cm">
          <text:p/>
          <draw:enhanced-geometry svg:viewBox="0 0 21600 21600" draw:type="rectangle" draw:enhanced-path="M 0 0 L 21600 0 21600 21600 0 21600 0 0 Z N"/>
        </draw:custom-shape>
        <draw:custom-shape draw:style-name="gr6893" draw:text-style-name="P6877" draw:layer="layout" svg:width="1.425cm" svg:height="1.001cm" svg:x="12.228cm" svg:y="9.092cm">
          <text:list text:style-name="L6868">
            <text:list-header>
              <text:p text:style-name="P6874"><text:span text:style-name="T6875">A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94" draw:text-style-name="P6881" draw:id="id6870" draw:layer="layout" svg:width="1.592cm" svg:height="0.9cm" svg:x="13.952cm" svg:y="9.145cm">
          <text:list text:style-name="L6868">
            <text:list-header>
              <text:p text:style-name="P6878"><text:span text:style-name="T6879">C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883" draw:text-style-name="P6884" draw:layer="layout" draw:type="line" svg:x1="15.544cm" svg:y1="7.728cm" svg:x2="19.777cm" svg:y2="9.279cm" draw:start-shape="id6869" draw:start-glue-point="1" draw:end-shape="id6868" draw:end-glue-point="4" svg:d="m15544 7728 4233 1551">
          <text:p/>
        </draw:connector>
        <draw:connector draw:style-name="gr6883" draw:text-style-name="P6884" draw:layer="layout" draw:type="line" svg:x1="15.544cm" svg:y1="9.595cm" svg:x2="19.341cm" svg:y2="9.601cm" draw:start-shape="id6870" draw:start-glue-point="1" draw:end-shape="id6868" draw:end-glue-point="6" svg:d="m15544 9595 3797 6">
          <text:p/>
        </draw:connector>
        <draw:connector draw:style-name="gr6883" draw:text-style-name="P6884" draw:layer="layout" draw:type="line" svg:x1="4.625cm" svg:y1="7.068cm" svg:x2="10.306cm" svg:y2="9.577cm" draw:start-shape="id6871" draw:start-glue-point="15" draw:end-shape="id6872" draw:end-glue-point="3" svg:d="m4625 7068 5681 2509">
          <text:p/>
        </draw:connector>
        <draw:connector draw:style-name="gr6883" draw:text-style-name="P6884" draw:layer="layout" draw:type="line" svg:x1="4.625cm" svg:y1="7.068cm" svg:x2="10.306cm" svg:y2="7.737cm" draw:start-shape="id6871" draw:start-glue-point="15" draw:end-shape="id6873" draw:end-glue-point="3" svg:d="m4625 7068 5681 669">
          <text:p/>
        </draw:connector>
        <draw:custom-shape draw:style-name="gr6895" draw:text-style-name="P6873" draw:layer="layout" svg:width="0.247cm" svg:height="0.247cm" svg:x="10.314cm" svg:y="9.251cm">
          <text:p/>
          <draw:enhanced-geometry svg:viewBox="0 0 21600 21600" draw:type="rectangle" draw:enhanced-path="M 0 0 L 21600 0 21600 21600 0 21600 0 0 Z N"/>
        </draw:custom-shape>
        <draw:custom-shape draw:style-name="gr6895" draw:text-style-name="P6873" draw:id="id6877" draw:layer="layout" svg:width="0.247cm" svg:height="0.247cm" svg:x="10.314cm" svg:y="9.674cm">
          <text:p/>
          <draw:enhanced-geometry svg:viewBox="0 0 21600 21600" draw:type="rectangle" draw:enhanced-path="M 0 0 L 21600 0 21600 21600 0 21600 0 0 Z N"/>
        </draw:custom-shape>
        <draw:custom-shape draw:style-name="gr6895" draw:text-style-name="P6873" draw:layer="layout" svg:width="0.247cm" svg:height="0.247cm" svg:x="10.314cm" svg:y="5.517cm">
          <text:p/>
          <draw:enhanced-geometry svg:viewBox="0 0 21600 21600" draw:type="rectangle" draw:enhanced-path="M 0 0 L 21600 0 21600 21600 0 21600 0 0 Z N"/>
        </draw:custom-shape>
        <draw:custom-shape draw:style-name="gr6895" draw:text-style-name="P6873" draw:id="id6875" draw:layer="layout" svg:width="0.247cm" svg:height="0.247cm" svg:x="10.314cm" svg:y="5.94cm">
          <text:p/>
          <draw:enhanced-geometry svg:viewBox="0 0 21600 21600" draw:type="rectangle" draw:enhanced-path="M 0 0 L 21600 0 21600 21600 0 21600 0 0 Z N"/>
        </draw:custom-shape>
        <draw:custom-shape draw:style-name="gr6895" draw:text-style-name="P6873" draw:layer="layout" svg:width="0.247cm" svg:height="0.247cm" svg:x="10.314cm" svg:y="7.41cm">
          <text:p/>
          <draw:enhanced-geometry svg:viewBox="0 0 21600 21600" draw:type="rectangle" draw:enhanced-path="M 0 0 L 21600 0 21600 21600 0 21600 0 0 Z N"/>
        </draw:custom-shape>
        <draw:custom-shape draw:style-name="gr6895" draw:text-style-name="P6873" draw:id="id6876" draw:layer="layout" svg:width="0.247cm" svg:height="0.247cm" svg:x="10.314cm" svg:y="7.834cm">
          <text:p/>
          <draw:enhanced-geometry svg:viewBox="0 0 21600 21600" draw:type="rectangle" draw:enhanced-path="M 0 0 L 21600 0 21600 21600 0 21600 0 0 Z N"/>
        </draw:custom-shape>
        <draw:custom-shape draw:style-name="gr6896" draw:text-style-name="P6881" draw:id="id6872" draw:layer="layout" svg:width="1.591cm" svg:height="0.9cm" svg:x="10.306cm" svg:y="9.127cm">
          <text:list text:style-name="L6868">
            <text:list-header>
              <text:p text:style-name="P6878"><text:span text:style-name="T6879">C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97" draw:text-style-name="P6881" draw:id="id6878" draw:layer="layout" svg:width="1.591cm" svg:height="0.899cm" svg:x="10.306cm" svg:y="5.394cm">
          <text:list text:style-name="L6868">
            <text:list-header>
              <text:p text:style-name="P6878"><text:span text:style-name="T6879">C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98" draw:text-style-name="P6881" draw:id="id6873" draw:layer="layout" svg:width="1.591cm" svg:height="0.9cm" svg:x="10.306cm" svg:y="7.287cm">
          <text:list text:style-name="L6868">
            <text:list-header>
              <text:p text:style-name="P6878"><text:span text:style-name="T6879">C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900" draw:text-style-name="P6881" draw:layer="layout" svg:width="2.686cm" svg:height="0.853cm" svg:x="5.715cm" svg:y="5.497cm">
          <text:list text:style-name="L6869">
            <text:list-header>
              <text:p text:style-name="P6878"><text:span text:style-name="T6899">Raw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901" draw:text-style-name="P6884" draw:layer="layout" draw:type="curve" svg:x1="3.335cm" svg:y1="8.89cm" svg:x2="4.123cm" svg:y2="13.15cm" draw:start-shape="id6871" draw:start-glue-point="2" draw:end-shape="id6874" draw:end-glue-point="3" svg:d="m3335 8890c0 2840 262 4260 788 4260">
          <text:p/>
        </draw:connector>
        <draw:custom-shape draw:style-name="gr6902" draw:text-style-name="P6881" draw:id="id6874" draw:layer="layout" svg:width="1.592cm" svg:height="0.9cm" svg:x="4.123cm" svg:y="12.7cm">
          <text:list text:style-name="L6868">
            <text:list-header>
              <text:p text:style-name="P6878"><text:span text:style-name="T6879">C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903" draw:text-style-name="P6884" draw:layer="layout" draw:type="line" svg:x1="4.919cm" svg:y1="12.7cm" svg:x2="10.437cm" svg:y2="6.187cm" draw:start-shape="id6874" draw:start-glue-point="0" draw:end-shape="id6875" draw:end-glue-point="2" svg:d="m4919 12700 5518-6513">
          <text:p/>
        </draw:connector>
        <draw:connector draw:style-name="gr6903" draw:text-style-name="P6884" draw:layer="layout" draw:type="line" svg:x1="4.919cm" svg:y1="12.7cm" svg:x2="10.437cm" svg:y2="8.081cm" draw:start-shape="id6874" draw:start-glue-point="0" draw:end-shape="id6876" draw:end-glue-point="2" svg:d="m4919 12700 5518-4619">
          <text:p/>
        </draw:connector>
        <draw:connector draw:style-name="gr6903" draw:text-style-name="P6884" draw:layer="layout" draw:type="line" svg:x1="4.919cm" svg:y1="12.7cm" svg:x2="10.437cm" svg:y2="9.921cm" draw:start-shape="id6874" draw:start-glue-point="0" draw:end-shape="id6877" draw:end-glue-point="2" svg:d="m4919 12700 5518-2779">
          <text:p/>
        </draw:connector>
        <draw:custom-shape draw:style-name="gr6904" draw:text-style-name="P6881" draw:layer="layout" svg:width="2.826cm" svg:height="0.853cm" svg:x="4.255cm" svg:y="9.712cm">
          <text:list text:style-name="L6869">
            <text:list-header>
              <text:p text:style-name="P6878"><text:span text:style-name="T6899">Data Ref’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883" draw:text-style-name="P6884" draw:layer="layout" draw:type="line" svg:x1="4.625cm" svg:y1="7.068cm" svg:x2="10.306cm" svg:y2="5.843cm" draw:start-shape="id6871" draw:start-glue-point="15" draw:end-shape="id6878" draw:end-glue-point="3" svg:d="m4625 7068 5681-1225">
          <text:p/>
        </draw:connector>
        <draw:custom-shape draw:style-name="gr6905" draw:text-style-name="P6881" draw:layer="layout" svg:width="3.296cm" svg:height="0.853cm" svg:x="3.175cm" svg:y="13.752cm">
          <text:list text:style-name="L6869">
            <text:list-header>
              <text:p text:style-name="P6878"><text:span text:style-name="T6899">Inspec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901" draw:text-style-name="P6884" draw:layer="layout" draw:type="curve" svg:x1="19.777cm" svg:y1="10.469cm" svg:x2="5.715cm" svg:y2="13.15cm" draw:start-shape="id6868" draw:start-glue-point="7" draw:end-shape="id6874" draw:end-glue-point="1" svg:d="m19777 10469c0 1788-4687 2681-14062 2681">
          <text:p/>
        </draw:connector>
        <presentation:notes draw:style-name="dp6869" presentation:use-date-time-name="dtd1">
          <office:forms form:automatic-focus="false" form:apply-design-mode="false"/>
          <draw:page-thumbnail draw:style-name="gr6906" draw:layer="layout" svg:width="13.331cm" svg:height="9.997cm" svg:x="3.501cm" svg:y="2.002cm" draw:page-number="2" presentation:class="page"/>
          <draw:frame presentation:style-name="pr6907" draw:text-style-name="P6908" draw:layer="layout" svg:width="16.254cm" svg:height="12.269cm" svg:x="2.033cm" svg:y="12.668cm" presentation:class="notes" presentation:placeholder="true">
            <draw:text-box/>
          </draw:frame>
        </presentation:notes>
      </draw:page>
      <presentation:settings presentation:force-manual="true" presentation:full-screen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0" draw:display-name="Arrowheads 10" svg:viewBox="0 0 213 213" svg:d="m107 0 106 213h-213z"/>
    <draw:marker draw:name="Arrowheads_20_7" draw:display-name="Arrowheads 7" svg:viewBox="0 0 213 213" svg:d="m107 0 106 213h-213z"/>
    <draw:marker draw:name="Arrowheads_20_8" draw:display-name="Arrowheads 8" svg:viewBox="0 0 213 213" svg:d="m107 0 106 213h-213z"/>
    <draw:marker draw:name="Arrowheads_20_9" draw:display-name="Arrowheads 9" svg:viewBox="0 0 213 213" svg:d="m107 0 106 213h-213z"/>
    <draw:marker draw:name="msArrowEnd_20_5" draw:display-name="msArrowEnd 5" svg:viewBox="0 0 210 210" svg:d="m105 0 105 210h-210z"/>
    <draw:marker draw:name="msArrowOpenEnd_20_9" draw:display-name="msArrowOpenEnd 9" svg:viewBox="0 0 420 420" svg:d="m210 0 210 382-63 38-147-269-147 269-63-38z"/>
    <draw:stroke-dash draw:name="Dash_20_3" draw:display-name="Dash 3" draw:style="rect" draw:dots2="1" draw:dots2-length="0.104cm" draw:distance="0.078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BM200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2009-backgroundobjects" style:family="presentation">
      <style:graphic-properties svg:stroke-width="0.06cm" svg:stroke-color="#808080" draw:fill-color="#ffff99" fo:padding-top="0.134cm" fo:padding-bottom="0.134cm" fo:padding-left="0.269cm" fo:padding-right="0.269cm" draw:shadow="hidden" draw:shadow-offset-x="0.3cm" draw:shadow-offset-y="0.3cm" draw:shadow-color="#808080">
        <text:list-style style:name="IBM2009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IBM2009-notes" style:family="presentation">
      <style:graphic-properties draw:stroke="none" draw:fill="none" fo:padding-top="0.134cm" fo:padding-bottom="0.134cm" fo:padding-left="0.269cm" fo:padding-right="0.269cm">
        <text:list-style style:name="IBM200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2009-outline1" style:family="presentation">
      <style:graphic-properties draw:stroke="none" draw:fill="none" fo:padding-top="0.13cm" fo:padding-bottom="0.13cm" fo:padding-left="0.25cm" fo:padding-right="0.25cm">
        <text:list-style style:name="IBM2009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2009-outline2" style:family="presentation" style:parent-style-name="IBM2009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outline3" style:family="presentation" style:parent-style-name="IBM2009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outline4" style:family="presentation" style:parent-style-name="IBM2009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outline5" style:family="presentation" style:parent-style-name="IBM200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outline6" style:family="presentation" style:parent-style-name="IBM200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outline7" style:family="presentation" style:parent-style-name="IBM200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outline8" style:family="presentation" style:parent-style-name="IBM200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outline9" style:family="presentation" style:parent-style-name="IBM200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2009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099cm" fo:min-width="0cm" fo:padding-top="0.13cm" fo:padding-bottom="0.13cm" fo:padding-left="0.25cm" fo:padding-right="0.25cm" fo:wrap-option="wrap" draw:shadow="hidden">
        <text:list-style style:name="IBM2009-title">
          <text:list-level-style-number text:level="1" style:num-format="">
            <style:list-level-properties/>
            <style:text-properties fo:color="#6974dd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74dd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0_Planet_20_White-background" style:display-name="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0_Planet_20_White-backgroundobjects" style:display-name="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IBM_20_Planet_20_White-notes" style:display-name="IBM Planet White-notes" style:family="presentation">
      <style:graphic-properties draw:stroke="none" draw:fill="none">
        <text:list-style style:name="IBM_20_Planet_20_White-notes" style:display-name="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0_Planet_20_White-outline1" style:display-name="IBM Planet White-outline1" style:family="presentation">
      <style:graphic-properties draw:stroke="none" draw:fill="none" fo:padding-top="0.13cm" fo:padding-bottom="0.13cm" fo:padding-left="0.25cm" fo:padding-right="0.25cm">
        <text:list-style style:name="IBM_20_Planet_20_White-outline1" style:display-name="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BM_20_Planet_20_White-outline2" style:display-name="IBM Planet White-outline2" style:family="presentation" style:parent-style-name="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_20_Planet_20_White-outline3" style:display-name="IBM Planet White-outline3" style:family="presentation" style:parent-style-name="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IBM_20_Planet_20_White-outline4" style:display-name="IBM Planet White-outline4" style:family="presentation" style:parent-style-name="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_20_Planet_20_White-outline5" style:display-name="IBM Planet White-outline5" style:family="presentation" style:parent-style-name="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_20_Planet_20_White-outline6" style:display-name="IBM Planet White-outline6" style:family="presentation" style:parent-style-name="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_20_Planet_20_White-outline7" style:display-name="IBM Planet White-outline7" style:family="presentation" style:parent-style-name="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_20_Planet_20_White-outline8" style:display-name="IBM Planet White-outline8" style:family="presentation" style:parent-style-name="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_20_Planet_20_White-outline9" style:display-name="IBM Planet White-outline9" style:family="presentation" style:parent-style-name="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IBM_20_Planet_20_White-subtitle" style:display-name="IBM Planet White-subtitle" style:family="presentation">
      <style:graphic-properties draw:stroke="none" draw:fill="none" draw:textarea-vertical-align="middle">
        <text:list-style style:name="IBM_20_Planet_20_White-subtitle" style:display-name="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BM_20_Planet_20_White-title" style:display-name="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IBM_20_Planet_20_White-title" style:display-name="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_5f_IBM_20_Planet_20_White-background" style:display-name="1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_5f_IBM_20_Planet_20_White-backgroundobjects" style:display-name="1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_5f_IBM_20_Planet_20_White-notes" style:display-name="1_IBM Planet White-notes" style:family="presentation">
      <style:graphic-properties draw:stroke="none" draw:fill="none">
        <text:list-style style:name="_31__5f_IBM_20_Planet_20_White-notes" style:display-name="1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_5f_IBM_20_Planet_20_White-outline1" style:display-name="1_IBM Planet White-outline1" style:family="presentation">
      <style:graphic-properties draw:stroke="none" draw:fill="none" fo:padding-top="0.13cm" fo:padding-bottom="0.13cm" fo:padding-left="0.25cm" fo:padding-right="0.25cm">
        <text:list-style style:name="_31__5f_IBM_20_Planet_20_White-outline1" style:display-name="1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BM_20_Planet_20_White-outline2" style:display-name="1_IBM Planet White-outline2" style:family="presentation" style:parent-style-name="_31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_5f_IBM_20_Planet_20_White-outline3" style:display-name="1_IBM Planet White-outline3" style:family="presentation" style:parent-style-name="_31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_5f_IBM_20_Planet_20_White-outline4" style:display-name="1_IBM Planet White-outline4" style:family="presentation" style:parent-style-name="_31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_5f_IBM_20_Planet_20_White-outline5" style:display-name="1_IBM Planet White-outline5" style:family="presentation" style:parent-style-name="_31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_5f_IBM_20_Planet_20_White-outline6" style:display-name="1_IBM Planet White-outline6" style:family="presentation" style:parent-style-name="_31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_5f_IBM_20_Planet_20_White-outline7" style:display-name="1_IBM Planet White-outline7" style:family="presentation" style:parent-style-name="_31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_5f_IBM_20_Planet_20_White-outline8" style:display-name="1_IBM Planet White-outline8" style:family="presentation" style:parent-style-name="_31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_5f_IBM_20_Planet_20_White-outline9" style:display-name="1_IBM Planet White-outline9" style:family="presentation" style:parent-style-name="_31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_5f_IBM_20_Planet_20_White-subtitle" style:display-name="1_IBM Planet White-subtitle" style:family="presentation">
      <style:graphic-properties draw:stroke="none" draw:fill="none" draw:textarea-vertical-align="middle">
        <text:list-style style:name="_31__5f_IBM_20_Planet_20_White-subtitle" style:display-name="1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BM_20_Planet_20_White-title" style:display-name="1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_5f_IBM_20_Planet_20_White-title" style:display-name="1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Office_20_Theme-background" style:display-name="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ffice_20_Theme-backgroundobjects" style:display-name="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Office_20_Theme-notes" style:display-name="Office Theme-notes" style:family="presentation">
      <style:graphic-properties draw:stroke="none" draw:fill="none">
        <text:list-style style:name="Office_20_Theme-notes" style:display-name="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ffice_20_Theme-outline1" style:display-name="Office Theme-outline1" style:family="presentation">
      <style:graphic-properties draw:stroke="none" draw:fill="none" fo:padding-top="0.13cm" fo:padding-bottom="0.13cm" fo:padding-left="0.25cm" fo:padding-right="0.25cm">
        <text:list-style style:name="Office_20_Theme-outline1" style:display-name="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ffice_20_Theme-outline2" style:display-name="Office Theme-outline2" style:family="presentation" style:parent-style-name="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Office_20_Theme-outline3" style:display-name="Office Theme-outline3" style:family="presentation" style:parent-style-name="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ffice_20_Theme-outline4" style:display-name="Office Theme-outline4" style:family="presentation" style:parent-style-name="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ffice_20_Theme-outline5" style:display-name="Office Theme-outline5" style:family="presentation" style:parent-style-name="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ffice_20_Theme-outline6" style:display-name="Office Theme-outline6" style:family="presentation" style:parent-style-name="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ffice_20_Theme-outline7" style:display-name="Office Theme-outline7" style:family="presentation" style:parent-style-name="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ffice_20_Theme-outline8" style:display-name="Office Theme-outline8" style:family="presentation" style:parent-style-name="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ffice_20_Theme-outline9" style:display-name="Office Theme-outline9" style:family="presentation" style:parent-style-name="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ffice_20_Theme-subtitle" style:display-name="Office Theme-subtitle" style:family="presentation">
      <style:graphic-properties draw:stroke="none" draw:fill="none" draw:textarea-vertical-align="middle">
        <text:list-style style:name="Office_20_Theme-subtitle" style:display-name="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ffice_20_Theme-title" style:display-name="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Office_20_Theme-title" style:display-name="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IBM_20_Planet_20_White-background" style:display-name="2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_5f_IBM_20_Planet_20_White-backgroundobjects" style:display-name="2_IBM Planet Whit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32__5f_IBM_20_Planet_20_White-notes" style:display-name="2_IBM Planet White-notes" style:family="presentation">
      <style:graphic-properties draw:stroke="none" draw:fill="none">
        <text:list-style style:name="_32__5f_IBM_20_Planet_20_White-notes" style:display-name="2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_5f_IBM_20_Planet_20_White-outline1" style:display-name="2_IBM Planet White-outline1" style:family="presentation">
      <style:graphic-properties draw:stroke="none" draw:fill="none" fo:padding-top="0.13cm" fo:padding-bottom="0.13cm" fo:padding-left="0.25cm" fo:padding-right="0.25cm">
        <text:list-style style:name="_32__5f_IBM_20_Planet_20_White-outline1" style:display-name="2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IBM_20_Planet_20_White-outline2" style:display-name="2_IBM Planet White-outline2" style:family="presentation" style:parent-style-name="_32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_5f_IBM_20_Planet_20_White-outline3" style:display-name="2_IBM Planet White-outline3" style:family="presentation" style:parent-style-name="_32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2__5f_IBM_20_Planet_20_White-outline4" style:display-name="2_IBM Planet White-outline4" style:family="presentation" style:parent-style-name="_32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_5f_IBM_20_Planet_20_White-outline5" style:display-name="2_IBM Planet White-outline5" style:family="presentation" style:parent-style-name="_32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_5f_IBM_20_Planet_20_White-outline6" style:display-name="2_IBM Planet White-outline6" style:family="presentation" style:parent-style-name="_32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_5f_IBM_20_Planet_20_White-outline7" style:display-name="2_IBM Planet White-outline7" style:family="presentation" style:parent-style-name="_32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_5f_IBM_20_Planet_20_White-outline8" style:display-name="2_IBM Planet White-outline8" style:family="presentation" style:parent-style-name="_32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_5f_IBM_20_Planet_20_White-outline9" style:display-name="2_IBM Planet White-outline9" style:family="presentation" style:parent-style-name="_32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_5f_IBM_20_Planet_20_White-subtitle" style:display-name="2_IBM Planet White-subtitle" style:family="presentation">
      <style:graphic-properties draw:stroke="none" draw:fill="none" draw:textarea-vertical-align="middle">
        <text:list-style style:name="_32__5f_IBM_20_Planet_20_White-subtitle" style:display-name="2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IBM_20_Planet_20_White-title" style:display-name="2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2__5f_IBM_20_Planet_20_White-title" style:display-name="2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3__5f_IBM_20_Planet_20_White-background" style:display-name="3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3__5f_IBM_20_Planet_20_White-backgroundobjects" style:display-name="3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3__5f_IBM_20_Planet_20_White-notes" style:display-name="3_IBM Planet White-notes" style:family="presentation">
      <style:graphic-properties draw:stroke="none" draw:fill="none">
        <text:list-style style:name="_33__5f_IBM_20_Planet_20_White-notes" style:display-name="3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3__5f_IBM_20_Planet_20_White-outline1" style:display-name="3_IBM Planet White-outline1" style:family="presentation">
      <style:graphic-properties draw:stroke="none" draw:fill="none" fo:padding-top="0.13cm" fo:padding-bottom="0.13cm" fo:padding-left="0.25cm" fo:padding-right="0.25cm">
        <text:list-style style:name="_33__5f_IBM_20_Planet_20_White-outline1" style:display-name="3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IBM_20_Planet_20_White-outline2" style:display-name="3_IBM Planet White-outline2" style:family="presentation" style:parent-style-name="_33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3__5f_IBM_20_Planet_20_White-outline3" style:display-name="3_IBM Planet White-outline3" style:family="presentation" style:parent-style-name="_33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3__5f_IBM_20_Planet_20_White-outline4" style:display-name="3_IBM Planet White-outline4" style:family="presentation" style:parent-style-name="_33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3__5f_IBM_20_Planet_20_White-outline5" style:display-name="3_IBM Planet White-outline5" style:family="presentation" style:parent-style-name="_33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3__5f_IBM_20_Planet_20_White-outline6" style:display-name="3_IBM Planet White-outline6" style:family="presentation" style:parent-style-name="_33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3__5f_IBM_20_Planet_20_White-outline7" style:display-name="3_IBM Planet White-outline7" style:family="presentation" style:parent-style-name="_33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3__5f_IBM_20_Planet_20_White-outline8" style:display-name="3_IBM Planet White-outline8" style:family="presentation" style:parent-style-name="_33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3__5f_IBM_20_Planet_20_White-outline9" style:display-name="3_IBM Planet White-outline9" style:family="presentation" style:parent-style-name="_33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3__5f_IBM_20_Planet_20_White-subtitle" style:display-name="3_IBM Planet White-subtitle" style:family="presentation">
      <style:graphic-properties draw:stroke="none" draw:fill="none" draw:textarea-vertical-align="middle">
        <text:list-style style:name="_33__5f_IBM_20_Planet_20_White-subtitle" style:display-name="3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IBM_20_Planet_20_White-title" style:display-name="3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3__5f_IBM_20_Planet_20_White-title" style:display-name="3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4__5f_IBM_20_Planet_20_White-background" style:display-name="4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4__5f_IBM_20_Planet_20_White-backgroundobjects" style:display-name="4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4__5f_IBM_20_Planet_20_White-notes" style:display-name="4_IBM Planet White-notes" style:family="presentation">
      <style:graphic-properties draw:stroke="none" draw:fill="none">
        <text:list-style style:name="_34__5f_IBM_20_Planet_20_White-notes" style:display-name="4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4__5f_IBM_20_Planet_20_White-outline1" style:display-name="4_IBM Planet White-outline1" style:family="presentation">
      <style:graphic-properties draw:stroke="none" draw:fill="none" fo:padding-top="0.13cm" fo:padding-bottom="0.13cm" fo:padding-left="0.25cm" fo:padding-right="0.25cm">
        <text:list-style style:name="_34__5f_IBM_20_Planet_20_White-outline1" style:display-name="4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IBM_20_Planet_20_White-outline2" style:display-name="4_IBM Planet White-outline2" style:family="presentation" style:parent-style-name="_34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4__5f_IBM_20_Planet_20_White-outline3" style:display-name="4_IBM Planet White-outline3" style:family="presentation" style:parent-style-name="_34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4__5f_IBM_20_Planet_20_White-outline4" style:display-name="4_IBM Planet White-outline4" style:family="presentation" style:parent-style-name="_34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4__5f_IBM_20_Planet_20_White-outline5" style:display-name="4_IBM Planet White-outline5" style:family="presentation" style:parent-style-name="_34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4__5f_IBM_20_Planet_20_White-outline6" style:display-name="4_IBM Planet White-outline6" style:family="presentation" style:parent-style-name="_34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4__5f_IBM_20_Planet_20_White-outline7" style:display-name="4_IBM Planet White-outline7" style:family="presentation" style:parent-style-name="_34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4__5f_IBM_20_Planet_20_White-outline8" style:display-name="4_IBM Planet White-outline8" style:family="presentation" style:parent-style-name="_34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4__5f_IBM_20_Planet_20_White-outline9" style:display-name="4_IBM Planet White-outline9" style:family="presentation" style:parent-style-name="_34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4__5f_IBM_20_Planet_20_White-subtitle" style:display-name="4_IBM Planet White-subtitle" style:family="presentation">
      <style:graphic-properties draw:stroke="none" draw:fill="none" draw:textarea-vertical-align="middle">
        <text:list-style style:name="_34__5f_IBM_20_Planet_20_White-subtitle" style:display-name="4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IBM_20_Planet_20_White-title" style:display-name="4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4__5f_IBM_20_Planet_20_White-title" style:display-name="4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5__5f_IBM_20_Planet_20_White-background" style:display-name="5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5__5f_IBM_20_Planet_20_White-backgroundobjects" style:display-name="5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5__5f_IBM_20_Planet_20_White-notes" style:display-name="5_IBM Planet White-notes" style:family="presentation">
      <style:graphic-properties draw:stroke="none" draw:fill="none">
        <text:list-style style:name="_35__5f_IBM_20_Planet_20_White-notes" style:display-name="5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5__5f_IBM_20_Planet_20_White-outline1" style:display-name="5_IBM Planet White-outline1" style:family="presentation">
      <style:graphic-properties draw:stroke="none" draw:fill="none" fo:padding-top="0.13cm" fo:padding-bottom="0.13cm" fo:padding-left="0.25cm" fo:padding-right="0.25cm">
        <text:list-style style:name="_35__5f_IBM_20_Planet_20_White-outline1" style:display-name="5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IBM_20_Planet_20_White-outline2" style:display-name="5_IBM Planet White-outline2" style:family="presentation" style:parent-style-name="_35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5__5f_IBM_20_Planet_20_White-outline3" style:display-name="5_IBM Planet White-outline3" style:family="presentation" style:parent-style-name="_35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5__5f_IBM_20_Planet_20_White-outline4" style:display-name="5_IBM Planet White-outline4" style:family="presentation" style:parent-style-name="_35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5__5f_IBM_20_Planet_20_White-outline5" style:display-name="5_IBM Planet White-outline5" style:family="presentation" style:parent-style-name="_35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5__5f_IBM_20_Planet_20_White-outline6" style:display-name="5_IBM Planet White-outline6" style:family="presentation" style:parent-style-name="_35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5__5f_IBM_20_Planet_20_White-outline7" style:display-name="5_IBM Planet White-outline7" style:family="presentation" style:parent-style-name="_35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5__5f_IBM_20_Planet_20_White-outline8" style:display-name="5_IBM Planet White-outline8" style:family="presentation" style:parent-style-name="_35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5__5f_IBM_20_Planet_20_White-outline9" style:display-name="5_IBM Planet White-outline9" style:family="presentation" style:parent-style-name="_35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5__5f_IBM_20_Planet_20_White-subtitle" style:display-name="5_IBM Planet White-subtitle" style:family="presentation">
      <style:graphic-properties draw:stroke="none" draw:fill="none" draw:textarea-vertical-align="middle">
        <text:list-style style:name="_35__5f_IBM_20_Planet_20_White-subtitle" style:display-name="5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IBM_20_Planet_20_White-title" style:display-name="5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5__5f_IBM_20_Planet_20_White-title" style:display-name="5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6__5f_IBM_20_Planet_20_White-background" style:display-name="6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6__5f_IBM_20_Planet_20_White-backgroundobjects" style:display-name="6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6__5f_IBM_20_Planet_20_White-notes" style:display-name="6_IBM Planet White-notes" style:family="presentation">
      <style:graphic-properties draw:stroke="none" draw:fill="none">
        <text:list-style style:name="_36__5f_IBM_20_Planet_20_White-notes" style:display-name="6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6__5f_IBM_20_Planet_20_White-outline1" style:display-name="6_IBM Planet White-outline1" style:family="presentation">
      <style:graphic-properties draw:stroke="none" draw:fill="none" fo:padding-top="0.13cm" fo:padding-bottom="0.13cm" fo:padding-left="0.25cm" fo:padding-right="0.25cm">
        <text:list-style style:name="_36__5f_IBM_20_Planet_20_White-outline1" style:display-name="6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IBM_20_Planet_20_White-outline2" style:display-name="6_IBM Planet White-outline2" style:family="presentation" style:parent-style-name="_36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6__5f_IBM_20_Planet_20_White-outline3" style:display-name="6_IBM Planet White-outline3" style:family="presentation" style:parent-style-name="_36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6__5f_IBM_20_Planet_20_White-outline4" style:display-name="6_IBM Planet White-outline4" style:family="presentation" style:parent-style-name="_36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6__5f_IBM_20_Planet_20_White-outline5" style:display-name="6_IBM Planet White-outline5" style:family="presentation" style:parent-style-name="_36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6__5f_IBM_20_Planet_20_White-outline6" style:display-name="6_IBM Planet White-outline6" style:family="presentation" style:parent-style-name="_36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6__5f_IBM_20_Planet_20_White-outline7" style:display-name="6_IBM Planet White-outline7" style:family="presentation" style:parent-style-name="_36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6__5f_IBM_20_Planet_20_White-outline8" style:display-name="6_IBM Planet White-outline8" style:family="presentation" style:parent-style-name="_36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6__5f_IBM_20_Planet_20_White-outline9" style:display-name="6_IBM Planet White-outline9" style:family="presentation" style:parent-style-name="_36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6__5f_IBM_20_Planet_20_White-subtitle" style:display-name="6_IBM Planet White-subtitle" style:family="presentation">
      <style:graphic-properties draw:stroke="none" draw:fill="none" draw:textarea-vertical-align="middle">
        <text:list-style style:name="_36__5f_IBM_20_Planet_20_White-subtitle" style:display-name="6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IBM_20_Planet_20_White-title" style:display-name="6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6__5f_IBM_20_Planet_20_White-title" style:display-name="6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7__5f_IBM_20_Planet_20_White-background" style:display-name="7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7__5f_IBM_20_Planet_20_White-backgroundobjects" style:display-name="7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7__5f_IBM_20_Planet_20_White-notes" style:display-name="7_IBM Planet White-notes" style:family="presentation">
      <style:graphic-properties draw:stroke="none" draw:fill="none">
        <text:list-style style:name="_37__5f_IBM_20_Planet_20_White-notes" style:display-name="7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7__5f_IBM_20_Planet_20_White-outline1" style:display-name="7_IBM Planet White-outline1" style:family="presentation">
      <style:graphic-properties draw:stroke="none" draw:fill="none" fo:padding-top="0.13cm" fo:padding-bottom="0.13cm" fo:padding-left="0.25cm" fo:padding-right="0.25cm">
        <text:list-style style:name="_37__5f_IBM_20_Planet_20_White-outline1" style:display-name="7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IBM_20_Planet_20_White-outline2" style:display-name="7_IBM Planet White-outline2" style:family="presentation" style:parent-style-name="_37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7__5f_IBM_20_Planet_20_White-outline3" style:display-name="7_IBM Planet White-outline3" style:family="presentation" style:parent-style-name="_37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7__5f_IBM_20_Planet_20_White-outline4" style:display-name="7_IBM Planet White-outline4" style:family="presentation" style:parent-style-name="_37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7__5f_IBM_20_Planet_20_White-outline5" style:display-name="7_IBM Planet White-outline5" style:family="presentation" style:parent-style-name="_37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7__5f_IBM_20_Planet_20_White-outline6" style:display-name="7_IBM Planet White-outline6" style:family="presentation" style:parent-style-name="_37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7__5f_IBM_20_Planet_20_White-outline7" style:display-name="7_IBM Planet White-outline7" style:family="presentation" style:parent-style-name="_37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7__5f_IBM_20_Planet_20_White-outline8" style:display-name="7_IBM Planet White-outline8" style:family="presentation" style:parent-style-name="_37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7__5f_IBM_20_Planet_20_White-outline9" style:display-name="7_IBM Planet White-outline9" style:family="presentation" style:parent-style-name="_37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7__5f_IBM_20_Planet_20_White-subtitle" style:display-name="7_IBM Planet White-subtitle" style:family="presentation">
      <style:graphic-properties draw:stroke="none" draw:fill="none" draw:textarea-vertical-align="middle">
        <text:list-style style:name="_37__5f_IBM_20_Planet_20_White-subtitle" style:display-name="7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IBM_20_Planet_20_White-title" style:display-name="7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7__5f_IBM_20_Planet_20_White-title" style:display-name="7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8__5f_IBM_20_Planet_20_White-background" style:display-name="8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8__5f_IBM_20_Planet_20_White-backgroundobjects" style:display-name="8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8__5f_IBM_20_Planet_20_White-notes" style:display-name="8_IBM Planet White-notes" style:family="presentation">
      <style:graphic-properties draw:stroke="none" draw:fill="none">
        <text:list-style style:name="_38__5f_IBM_20_Planet_20_White-notes" style:display-name="8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8__5f_IBM_20_Planet_20_White-outline1" style:display-name="8_IBM Planet White-outline1" style:family="presentation">
      <style:graphic-properties draw:stroke="none" draw:fill="none" fo:padding-top="0.13cm" fo:padding-bottom="0.13cm" fo:padding-left="0.25cm" fo:padding-right="0.25cm">
        <text:list-style style:name="_38__5f_IBM_20_Planet_20_White-outline1" style:display-name="8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IBM_20_Planet_20_White-outline2" style:display-name="8_IBM Planet White-outline2" style:family="presentation" style:parent-style-name="_38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8__5f_IBM_20_Planet_20_White-outline3" style:display-name="8_IBM Planet White-outline3" style:family="presentation" style:parent-style-name="_38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8__5f_IBM_20_Planet_20_White-outline4" style:display-name="8_IBM Planet White-outline4" style:family="presentation" style:parent-style-name="_38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8__5f_IBM_20_Planet_20_White-outline5" style:display-name="8_IBM Planet White-outline5" style:family="presentation" style:parent-style-name="_38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8__5f_IBM_20_Planet_20_White-outline6" style:display-name="8_IBM Planet White-outline6" style:family="presentation" style:parent-style-name="_38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8__5f_IBM_20_Planet_20_White-outline7" style:display-name="8_IBM Planet White-outline7" style:family="presentation" style:parent-style-name="_38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8__5f_IBM_20_Planet_20_White-outline8" style:display-name="8_IBM Planet White-outline8" style:family="presentation" style:parent-style-name="_38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8__5f_IBM_20_Planet_20_White-outline9" style:display-name="8_IBM Planet White-outline9" style:family="presentation" style:parent-style-name="_38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8__5f_IBM_20_Planet_20_White-subtitle" style:display-name="8_IBM Planet White-subtitle" style:family="presentation">
      <style:graphic-properties draw:stroke="none" draw:fill="none" draw:textarea-vertical-align="middle">
        <text:list-style style:name="_38__5f_IBM_20_Planet_20_White-subtitle" style:display-name="8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IBM_20_Planet_20_White-title" style:display-name="8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8__5f_IBM_20_Planet_20_White-title" style:display-name="8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9__5f_IBM_20_Planet_20_White-background" style:display-name="9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9__5f_IBM_20_Planet_20_White-backgroundobjects" style:display-name="9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9__5f_IBM_20_Planet_20_White-notes" style:display-name="9_IBM Planet White-notes" style:family="presentation">
      <style:graphic-properties draw:stroke="none" draw:fill="none">
        <text:list-style style:name="_39__5f_IBM_20_Planet_20_White-notes" style:display-name="9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9__5f_IBM_20_Planet_20_White-outline1" style:display-name="9_IBM Planet White-outline1" style:family="presentation">
      <style:graphic-properties draw:stroke="none" draw:fill="none" fo:padding-top="0.13cm" fo:padding-bottom="0.13cm" fo:padding-left="0.25cm" fo:padding-right="0.25cm">
        <text:list-style style:name="_39__5f_IBM_20_Planet_20_White-outline1" style:display-name="9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IBM_20_Planet_20_White-outline2" style:display-name="9_IBM Planet White-outline2" style:family="presentation" style:parent-style-name="_39_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9__5f_IBM_20_Planet_20_White-outline3" style:display-name="9_IBM Planet White-outline3" style:family="presentation" style:parent-style-name="_39_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9__5f_IBM_20_Planet_20_White-outline4" style:display-name="9_IBM Planet White-outline4" style:family="presentation" style:parent-style-name="_39_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9__5f_IBM_20_Planet_20_White-outline5" style:display-name="9_IBM Planet White-outline5" style:family="presentation" style:parent-style-name="_39_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9__5f_IBM_20_Planet_20_White-outline6" style:display-name="9_IBM Planet White-outline6" style:family="presentation" style:parent-style-name="_39_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9__5f_IBM_20_Planet_20_White-outline7" style:display-name="9_IBM Planet White-outline7" style:family="presentation" style:parent-style-name="_39_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9__5f_IBM_20_Planet_20_White-outline8" style:display-name="9_IBM Planet White-outline8" style:family="presentation" style:parent-style-name="_39_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9__5f_IBM_20_Planet_20_White-outline9" style:display-name="9_IBM Planet White-outline9" style:family="presentation" style:parent-style-name="_39_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9__5f_IBM_20_Planet_20_White-subtitle" style:display-name="9_IBM Planet White-subtitle" style:family="presentation">
      <style:graphic-properties draw:stroke="none" draw:fill="none" draw:textarea-vertical-align="middle">
        <text:list-style style:name="_39__5f_IBM_20_Planet_20_White-subtitle" style:display-name="9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IBM_20_Planet_20_White-title" style:display-name="9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9__5f_IBM_20_Planet_20_White-title" style:display-name="9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0_5f_IBM_20_Planet_20_White-background" style:display-name="10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0_5f_IBM_20_Planet_20_White-backgroundobjects" style:display-name="10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0_5f_IBM_20_Planet_20_White-notes" style:display-name="10_IBM Planet White-notes" style:family="presentation">
      <style:graphic-properties draw:stroke="none" draw:fill="none">
        <text:list-style style:name="_31_0_5f_IBM_20_Planet_20_White-notes" style:display-name="10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0_5f_IBM_20_Planet_20_White-outline1" style:display-name="10_IBM Planet White-outline1" style:family="presentation">
      <style:graphic-properties draw:stroke="none" draw:fill="none" fo:padding-top="0.13cm" fo:padding-bottom="0.13cm" fo:padding-left="0.25cm" fo:padding-right="0.25cm">
        <text:list-style style:name="_31_0_5f_IBM_20_Planet_20_White-outline1" style:display-name="10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IBM_20_Planet_20_White-outline2" style:display-name="10_IBM Planet White-outline2" style:family="presentation" style:parent-style-name="_31_0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0_5f_IBM_20_Planet_20_White-outline3" style:display-name="10_IBM Planet White-outline3" style:family="presentation" style:parent-style-name="_31_0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0_5f_IBM_20_Planet_20_White-outline4" style:display-name="10_IBM Planet White-outline4" style:family="presentation" style:parent-style-name="_31_0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0_5f_IBM_20_Planet_20_White-outline5" style:display-name="10_IBM Planet White-outline5" style:family="presentation" style:parent-style-name="_31_0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0_5f_IBM_20_Planet_20_White-outline6" style:display-name="10_IBM Planet White-outline6" style:family="presentation" style:parent-style-name="_31_0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0_5f_IBM_20_Planet_20_White-outline7" style:display-name="10_IBM Planet White-outline7" style:family="presentation" style:parent-style-name="_31_0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0_5f_IBM_20_Planet_20_White-outline8" style:display-name="10_IBM Planet White-outline8" style:family="presentation" style:parent-style-name="_31_0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0_5f_IBM_20_Planet_20_White-outline9" style:display-name="10_IBM Planet White-outline9" style:family="presentation" style:parent-style-name="_31_0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0_5f_IBM_20_Planet_20_White-subtitle" style:display-name="10_IBM Planet White-subtitle" style:family="presentation">
      <style:graphic-properties draw:stroke="none" draw:fill="none" draw:textarea-vertical-align="middle">
        <text:list-style style:name="_31_0_5f_IBM_20_Planet_20_White-subtitle" style:display-name="10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IBM_20_Planet_20_White-title" style:display-name="10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0_5f_IBM_20_Planet_20_White-title" style:display-name="10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_5f_IBM_20_Planet_20_White-background" style:display-name="11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1_5f_IBM_20_Planet_20_White-backgroundobjects" style:display-name="11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1_5f_IBM_20_Planet_20_White-notes" style:display-name="11_IBM Planet White-notes" style:family="presentation">
      <style:graphic-properties draw:stroke="none" draw:fill="none">
        <text:list-style style:name="_31_1_5f_IBM_20_Planet_20_White-notes" style:display-name="11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1_5f_IBM_20_Planet_20_White-outline1" style:display-name="11_IBM Planet White-outline1" style:family="presentation">
      <style:graphic-properties draw:stroke="none" draw:fill="none" fo:padding-top="0.13cm" fo:padding-bottom="0.13cm" fo:padding-left="0.25cm" fo:padding-right="0.25cm">
        <text:list-style style:name="_31_1_5f_IBM_20_Planet_20_White-outline1" style:display-name="11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IBM_20_Planet_20_White-outline2" style:display-name="11_IBM Planet White-outline2" style:family="presentation" style:parent-style-name="_31_1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1_5f_IBM_20_Planet_20_White-outline3" style:display-name="11_IBM Planet White-outline3" style:family="presentation" style:parent-style-name="_31_1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1_5f_IBM_20_Planet_20_White-outline4" style:display-name="11_IBM Planet White-outline4" style:family="presentation" style:parent-style-name="_31_1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1_5f_IBM_20_Planet_20_White-outline5" style:display-name="11_IBM Planet White-outline5" style:family="presentation" style:parent-style-name="_31_1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1_5f_IBM_20_Planet_20_White-outline6" style:display-name="11_IBM Planet White-outline6" style:family="presentation" style:parent-style-name="_31_1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1_5f_IBM_20_Planet_20_White-outline7" style:display-name="11_IBM Planet White-outline7" style:family="presentation" style:parent-style-name="_31_1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1_5f_IBM_20_Planet_20_White-outline8" style:display-name="11_IBM Planet White-outline8" style:family="presentation" style:parent-style-name="_31_1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1_5f_IBM_20_Planet_20_White-outline9" style:display-name="11_IBM Planet White-outline9" style:family="presentation" style:parent-style-name="_31_1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1_5f_IBM_20_Planet_20_White-subtitle" style:display-name="11_IBM Planet White-subtitle" style:family="presentation">
      <style:graphic-properties draw:stroke="none" draw:fill="none" draw:textarea-vertical-align="middle">
        <text:list-style style:name="_31_1_5f_IBM_20_Planet_20_White-subtitle" style:display-name="11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IBM_20_Planet_20_White-title" style:display-name="11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1_5f_IBM_20_Planet_20_White-title" style:display-name="11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2_5f_IBM_20_Planet_20_White-background" style:display-name="12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2_5f_IBM_20_Planet_20_White-backgroundobjects" style:display-name="12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2_5f_IBM_20_Planet_20_White-notes" style:display-name="12_IBM Planet White-notes" style:family="presentation">
      <style:graphic-properties draw:stroke="none" draw:fill="none">
        <text:list-style style:name="_31_2_5f_IBM_20_Planet_20_White-notes" style:display-name="12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2_5f_IBM_20_Planet_20_White-outline1" style:display-name="12_IBM Planet White-outline1" style:family="presentation">
      <style:graphic-properties draw:stroke="none" draw:fill="none" fo:padding-top="0.13cm" fo:padding-bottom="0.13cm" fo:padding-left="0.25cm" fo:padding-right="0.25cm">
        <text:list-style style:name="_31_2_5f_IBM_20_Planet_20_White-outline1" style:display-name="12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IBM_20_Planet_20_White-outline2" style:display-name="12_IBM Planet White-outline2" style:family="presentation" style:parent-style-name="_31_2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2_5f_IBM_20_Planet_20_White-outline3" style:display-name="12_IBM Planet White-outline3" style:family="presentation" style:parent-style-name="_31_2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2_5f_IBM_20_Planet_20_White-outline4" style:display-name="12_IBM Planet White-outline4" style:family="presentation" style:parent-style-name="_31_2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2_5f_IBM_20_Planet_20_White-outline5" style:display-name="12_IBM Planet White-outline5" style:family="presentation" style:parent-style-name="_31_2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2_5f_IBM_20_Planet_20_White-outline6" style:display-name="12_IBM Planet White-outline6" style:family="presentation" style:parent-style-name="_31_2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2_5f_IBM_20_Planet_20_White-outline7" style:display-name="12_IBM Planet White-outline7" style:family="presentation" style:parent-style-name="_31_2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2_5f_IBM_20_Planet_20_White-outline8" style:display-name="12_IBM Planet White-outline8" style:family="presentation" style:parent-style-name="_31_2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2_5f_IBM_20_Planet_20_White-outline9" style:display-name="12_IBM Planet White-outline9" style:family="presentation" style:parent-style-name="_31_2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2_5f_IBM_20_Planet_20_White-subtitle" style:display-name="12_IBM Planet White-subtitle" style:family="presentation">
      <style:graphic-properties draw:stroke="none" draw:fill="none" draw:textarea-vertical-align="middle">
        <text:list-style style:name="_31_2_5f_IBM_20_Planet_20_White-subtitle" style:display-name="12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IBM_20_Planet_20_White-title" style:display-name="12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2_5f_IBM_20_Planet_20_White-title" style:display-name="12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3_5f_IBM_20_Planet_20_White-background" style:display-name="13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3_5f_IBM_20_Planet_20_White-backgroundobjects" style:display-name="13_IBM Planet Whit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31_3_5f_IBM_20_Planet_20_White-notes" style:display-name="13_IBM Planet White-notes" style:family="presentation">
      <style:graphic-properties draw:stroke="none" draw:fill="none">
        <text:list-style style:name="_31_3_5f_IBM_20_Planet_20_White-notes" style:display-name="13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3_5f_IBM_20_Planet_20_White-outline1" style:display-name="13_IBM Planet White-outline1" style:family="presentation">
      <style:graphic-properties draw:stroke="none" draw:fill="none" fo:padding-top="0.13cm" fo:padding-bottom="0.13cm" fo:padding-left="0.25cm" fo:padding-right="0.25cm">
        <text:list-style style:name="_31_3_5f_IBM_20_Planet_20_White-outline1" style:display-name="13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IBM_20_Planet_20_White-outline2" style:display-name="13_IBM Planet White-outline2" style:family="presentation" style:parent-style-name="_31_3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3_5f_IBM_20_Planet_20_White-outline3" style:display-name="13_IBM Planet White-outline3" style:family="presentation" style:parent-style-name="_31_3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3_5f_IBM_20_Planet_20_White-outline4" style:display-name="13_IBM Planet White-outline4" style:family="presentation" style:parent-style-name="_31_3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3_5f_IBM_20_Planet_20_White-outline5" style:display-name="13_IBM Planet White-outline5" style:family="presentation" style:parent-style-name="_31_3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3_5f_IBM_20_Planet_20_White-outline6" style:display-name="13_IBM Planet White-outline6" style:family="presentation" style:parent-style-name="_31_3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3_5f_IBM_20_Planet_20_White-outline7" style:display-name="13_IBM Planet White-outline7" style:family="presentation" style:parent-style-name="_31_3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3_5f_IBM_20_Planet_20_White-outline8" style:display-name="13_IBM Planet White-outline8" style:family="presentation" style:parent-style-name="_31_3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3_5f_IBM_20_Planet_20_White-outline9" style:display-name="13_IBM Planet White-outline9" style:family="presentation" style:parent-style-name="_31_3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3_5f_IBM_20_Planet_20_White-subtitle" style:display-name="13_IBM Planet White-subtitle" style:family="presentation">
      <style:graphic-properties draw:stroke="none" draw:fill="none" draw:textarea-vertical-align="middle">
        <text:list-style style:name="_31_3_5f_IBM_20_Planet_20_White-subtitle" style:display-name="13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IBM_20_Planet_20_White-title" style:display-name="13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3_5f_IBM_20_Planet_20_White-title" style:display-name="13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4_5f_IBM_20_Planet_20_White-background" style:display-name="14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4_5f_IBM_20_Planet_20_White-backgroundobjects" style:display-name="14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4_5f_IBM_20_Planet_20_White-notes" style:display-name="14_IBM Planet White-notes" style:family="presentation">
      <style:graphic-properties draw:stroke="none" draw:fill="none">
        <text:list-style style:name="_31_4_5f_IBM_20_Planet_20_White-notes" style:display-name="14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4_5f_IBM_20_Planet_20_White-outline1" style:display-name="14_IBM Planet White-outline1" style:family="presentation">
      <style:graphic-properties draw:stroke="none" draw:fill="none" fo:padding-top="0.13cm" fo:padding-bottom="0.13cm" fo:padding-left="0.25cm" fo:padding-right="0.25cm">
        <text:list-style style:name="_31_4_5f_IBM_20_Planet_20_White-outline1" style:display-name="14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IBM_20_Planet_20_White-outline2" style:display-name="14_IBM Planet White-outline2" style:family="presentation" style:parent-style-name="_31_4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4_5f_IBM_20_Planet_20_White-outline3" style:display-name="14_IBM Planet White-outline3" style:family="presentation" style:parent-style-name="_31_4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4_5f_IBM_20_Planet_20_White-outline4" style:display-name="14_IBM Planet White-outline4" style:family="presentation" style:parent-style-name="_31_4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4_5f_IBM_20_Planet_20_White-outline5" style:display-name="14_IBM Planet White-outline5" style:family="presentation" style:parent-style-name="_31_4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4_5f_IBM_20_Planet_20_White-outline6" style:display-name="14_IBM Planet White-outline6" style:family="presentation" style:parent-style-name="_31_4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4_5f_IBM_20_Planet_20_White-outline7" style:display-name="14_IBM Planet White-outline7" style:family="presentation" style:parent-style-name="_31_4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4_5f_IBM_20_Planet_20_White-outline8" style:display-name="14_IBM Planet White-outline8" style:family="presentation" style:parent-style-name="_31_4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4_5f_IBM_20_Planet_20_White-outline9" style:display-name="14_IBM Planet White-outline9" style:family="presentation" style:parent-style-name="_31_4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4_5f_IBM_20_Planet_20_White-subtitle" style:display-name="14_IBM Planet White-subtitle" style:family="presentation">
      <style:graphic-properties draw:stroke="none" draw:fill="none" draw:textarea-vertical-align="middle">
        <text:list-style style:name="_31_4_5f_IBM_20_Planet_20_White-subtitle" style:display-name="14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IBM_20_Planet_20_White-title" style:display-name="14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4_5f_IBM_20_Planet_20_White-title" style:display-name="14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5_5f_IBM_20_Planet_20_White-background" style:display-name="15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5_5f_IBM_20_Planet_20_White-backgroundobjects" style:display-name="15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5_5f_IBM_20_Planet_20_White-notes" style:display-name="15_IBM Planet White-notes" style:family="presentation">
      <style:graphic-properties draw:stroke="none" draw:fill="none">
        <text:list-style style:name="_31_5_5f_IBM_20_Planet_20_White-notes" style:display-name="15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5_5f_IBM_20_Planet_20_White-outline1" style:display-name="15_IBM Planet White-outline1" style:family="presentation">
      <style:graphic-properties draw:stroke="none" draw:fill="none" fo:padding-top="0.13cm" fo:padding-bottom="0.13cm" fo:padding-left="0.25cm" fo:padding-right="0.25cm">
        <text:list-style style:name="_31_5_5f_IBM_20_Planet_20_White-outline1" style:display-name="15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IBM_20_Planet_20_White-outline2" style:display-name="15_IBM Planet White-outline2" style:family="presentation" style:parent-style-name="_31_5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5_5f_IBM_20_Planet_20_White-outline3" style:display-name="15_IBM Planet White-outline3" style:family="presentation" style:parent-style-name="_31_5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5_5f_IBM_20_Planet_20_White-outline4" style:display-name="15_IBM Planet White-outline4" style:family="presentation" style:parent-style-name="_31_5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5_5f_IBM_20_Planet_20_White-outline5" style:display-name="15_IBM Planet White-outline5" style:family="presentation" style:parent-style-name="_31_5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5_5f_IBM_20_Planet_20_White-outline6" style:display-name="15_IBM Planet White-outline6" style:family="presentation" style:parent-style-name="_31_5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5_5f_IBM_20_Planet_20_White-outline7" style:display-name="15_IBM Planet White-outline7" style:family="presentation" style:parent-style-name="_31_5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5_5f_IBM_20_Planet_20_White-outline8" style:display-name="15_IBM Planet White-outline8" style:family="presentation" style:parent-style-name="_31_5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5_5f_IBM_20_Planet_20_White-outline9" style:display-name="15_IBM Planet White-outline9" style:family="presentation" style:parent-style-name="_31_5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5_5f_IBM_20_Planet_20_White-subtitle" style:display-name="15_IBM Planet White-subtitle" style:family="presentation">
      <style:graphic-properties draw:stroke="none" draw:fill="none" draw:textarea-vertical-align="middle">
        <text:list-style style:name="_31_5_5f_IBM_20_Planet_20_White-subtitle" style:display-name="15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IBM_20_Planet_20_White-title" style:display-name="15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5_5f_IBM_20_Planet_20_White-title" style:display-name="15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6_5f_IBM_20_Planet_20_White-background" style:display-name="16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6_5f_IBM_20_Planet_20_White-backgroundobjects" style:display-name="16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6_5f_IBM_20_Planet_20_White-notes" style:display-name="16_IBM Planet White-notes" style:family="presentation">
      <style:graphic-properties draw:stroke="none" draw:fill="none">
        <text:list-style style:name="_31_6_5f_IBM_20_Planet_20_White-notes" style:display-name="16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_5f_IBM_20_Planet_20_White-outline1" style:display-name="16_IBM Planet White-outline1" style:family="presentation">
      <style:graphic-properties draw:stroke="none" draw:fill="none" fo:padding-top="0.13cm" fo:padding-bottom="0.13cm" fo:padding-left="0.25cm" fo:padding-right="0.25cm">
        <text:list-style style:name="_31_6_5f_IBM_20_Planet_20_White-outline1" style:display-name="16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IBM_20_Planet_20_White-outline2" style:display-name="16_IBM Planet White-outline2" style:family="presentation" style:parent-style-name="_31_6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6_5f_IBM_20_Planet_20_White-outline3" style:display-name="16_IBM Planet White-outline3" style:family="presentation" style:parent-style-name="_31_6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6_5f_IBM_20_Planet_20_White-outline4" style:display-name="16_IBM Planet White-outline4" style:family="presentation" style:parent-style-name="_31_6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6_5f_IBM_20_Planet_20_White-outline5" style:display-name="16_IBM Planet White-outline5" style:family="presentation" style:parent-style-name="_31_6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6_5f_IBM_20_Planet_20_White-outline6" style:display-name="16_IBM Planet White-outline6" style:family="presentation" style:parent-style-name="_31_6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6_5f_IBM_20_Planet_20_White-outline7" style:display-name="16_IBM Planet White-outline7" style:family="presentation" style:parent-style-name="_31_6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6_5f_IBM_20_Planet_20_White-outline8" style:display-name="16_IBM Planet White-outline8" style:family="presentation" style:parent-style-name="_31_6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6_5f_IBM_20_Planet_20_White-outline9" style:display-name="16_IBM Planet White-outline9" style:family="presentation" style:parent-style-name="_31_6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6_5f_IBM_20_Planet_20_White-subtitle" style:display-name="16_IBM Planet White-subtitle" style:family="presentation">
      <style:graphic-properties draw:stroke="none" draw:fill="none" draw:textarea-vertical-align="middle">
        <text:list-style style:name="_31_6_5f_IBM_20_Planet_20_White-subtitle" style:display-name="16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IBM_20_Planet_20_White-title" style:display-name="16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6_5f_IBM_20_Planet_20_White-title" style:display-name="16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7_5f_IBM_20_Planet_20_White-background" style:display-name="17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7_5f_IBM_20_Planet_20_White-backgroundobjects" style:display-name="17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7_5f_IBM_20_Planet_20_White-notes" style:display-name="17_IBM Planet White-notes" style:family="presentation">
      <style:graphic-properties draw:stroke="none" draw:fill="none">
        <text:list-style style:name="_31_7_5f_IBM_20_Planet_20_White-notes" style:display-name="17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_5f_IBM_20_Planet_20_White-outline1" style:display-name="17_IBM Planet White-outline1" style:family="presentation">
      <style:graphic-properties draw:stroke="none" draw:fill="none" fo:padding-top="0.13cm" fo:padding-bottom="0.13cm" fo:padding-left="0.25cm" fo:padding-right="0.25cm">
        <text:list-style style:name="_31_7_5f_IBM_20_Planet_20_White-outline1" style:display-name="17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IBM_20_Planet_20_White-outline2" style:display-name="17_IBM Planet White-outline2" style:family="presentation" style:parent-style-name="_31_7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7_5f_IBM_20_Planet_20_White-outline3" style:display-name="17_IBM Planet White-outline3" style:family="presentation" style:parent-style-name="_31_7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7_5f_IBM_20_Planet_20_White-outline4" style:display-name="17_IBM Planet White-outline4" style:family="presentation" style:parent-style-name="_31_7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7_5f_IBM_20_Planet_20_White-outline5" style:display-name="17_IBM Planet White-outline5" style:family="presentation" style:parent-style-name="_31_7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7_5f_IBM_20_Planet_20_White-outline6" style:display-name="17_IBM Planet White-outline6" style:family="presentation" style:parent-style-name="_31_7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7_5f_IBM_20_Planet_20_White-outline7" style:display-name="17_IBM Planet White-outline7" style:family="presentation" style:parent-style-name="_31_7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7_5f_IBM_20_Planet_20_White-outline8" style:display-name="17_IBM Planet White-outline8" style:family="presentation" style:parent-style-name="_31_7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7_5f_IBM_20_Planet_20_White-outline9" style:display-name="17_IBM Planet White-outline9" style:family="presentation" style:parent-style-name="_31_7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7_5f_IBM_20_Planet_20_White-subtitle" style:display-name="17_IBM Planet White-subtitle" style:family="presentation">
      <style:graphic-properties draw:stroke="none" draw:fill="none" draw:textarea-vertical-align="middle">
        <text:list-style style:name="_31_7_5f_IBM_20_Planet_20_White-subtitle" style:display-name="17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IBM_20_Planet_20_White-title" style:display-name="17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7_5f_IBM_20_Planet_20_White-title" style:display-name="17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8_5f_IBM_20_Planet_20_White-background" style:display-name="18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8_5f_IBM_20_Planet_20_White-backgroundobjects" style:display-name="18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8_5f_IBM_20_Planet_20_White-notes" style:display-name="18_IBM Planet White-notes" style:family="presentation">
      <style:graphic-properties draw:stroke="none" draw:fill="none">
        <text:list-style style:name="_31_8_5f_IBM_20_Planet_20_White-notes" style:display-name="18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8_5f_IBM_20_Planet_20_White-outline1" style:display-name="18_IBM Planet White-outline1" style:family="presentation">
      <style:graphic-properties draw:stroke="none" draw:fill="none" fo:padding-top="0.13cm" fo:padding-bottom="0.13cm" fo:padding-left="0.25cm" fo:padding-right="0.25cm">
        <text:list-style style:name="_31_8_5f_IBM_20_Planet_20_White-outline1" style:display-name="18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IBM_20_Planet_20_White-outline2" style:display-name="18_IBM Planet White-outline2" style:family="presentation" style:parent-style-name="_31_8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8_5f_IBM_20_Planet_20_White-outline3" style:display-name="18_IBM Planet White-outline3" style:family="presentation" style:parent-style-name="_31_8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8_5f_IBM_20_Planet_20_White-outline4" style:display-name="18_IBM Planet White-outline4" style:family="presentation" style:parent-style-name="_31_8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8_5f_IBM_20_Planet_20_White-outline5" style:display-name="18_IBM Planet White-outline5" style:family="presentation" style:parent-style-name="_31_8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8_5f_IBM_20_Planet_20_White-outline6" style:display-name="18_IBM Planet White-outline6" style:family="presentation" style:parent-style-name="_31_8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8_5f_IBM_20_Planet_20_White-outline7" style:display-name="18_IBM Planet White-outline7" style:family="presentation" style:parent-style-name="_31_8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8_5f_IBM_20_Planet_20_White-outline8" style:display-name="18_IBM Planet White-outline8" style:family="presentation" style:parent-style-name="_31_8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8_5f_IBM_20_Planet_20_White-outline9" style:display-name="18_IBM Planet White-outline9" style:family="presentation" style:parent-style-name="_31_8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8_5f_IBM_20_Planet_20_White-subtitle" style:display-name="18_IBM Planet White-subtitle" style:family="presentation">
      <style:graphic-properties draw:stroke="none" draw:fill="none" draw:textarea-vertical-align="middle">
        <text:list-style style:name="_31_8_5f_IBM_20_Planet_20_White-subtitle" style:display-name="18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IBM_20_Planet_20_White-title" style:display-name="18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8_5f_IBM_20_Planet_20_White-title" style:display-name="18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9_5f_IBM_20_Planet_20_White-background" style:display-name="19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9_5f_IBM_20_Planet_20_White-backgroundobjects" style:display-name="19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1_9_5f_IBM_20_Planet_20_White-notes" style:display-name="19_IBM Planet White-notes" style:family="presentation">
      <style:graphic-properties draw:stroke="none" draw:fill="none">
        <text:list-style style:name="_31_9_5f_IBM_20_Planet_20_White-notes" style:display-name="19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9_5f_IBM_20_Planet_20_White-outline1" style:display-name="19_IBM Planet White-outline1" style:family="presentation">
      <style:graphic-properties draw:stroke="none" draw:fill="none" fo:padding-top="0.13cm" fo:padding-bottom="0.13cm" fo:padding-left="0.25cm" fo:padding-right="0.25cm">
        <text:list-style style:name="_31_9_5f_IBM_20_Planet_20_White-outline1" style:display-name="19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IBM_20_Planet_20_White-outline2" style:display-name="19_IBM Planet White-outline2" style:family="presentation" style:parent-style-name="_31_9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9_5f_IBM_20_Planet_20_White-outline3" style:display-name="19_IBM Planet White-outline3" style:family="presentation" style:parent-style-name="_31_9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1_9_5f_IBM_20_Planet_20_White-outline4" style:display-name="19_IBM Planet White-outline4" style:family="presentation" style:parent-style-name="_31_9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9_5f_IBM_20_Planet_20_White-outline5" style:display-name="19_IBM Planet White-outline5" style:family="presentation" style:parent-style-name="_31_9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9_5f_IBM_20_Planet_20_White-outline6" style:display-name="19_IBM Planet White-outline6" style:family="presentation" style:parent-style-name="_31_9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9_5f_IBM_20_Planet_20_White-outline7" style:display-name="19_IBM Planet White-outline7" style:family="presentation" style:parent-style-name="_31_9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9_5f_IBM_20_Planet_20_White-outline8" style:display-name="19_IBM Planet White-outline8" style:family="presentation" style:parent-style-name="_31_9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9_5f_IBM_20_Planet_20_White-outline9" style:display-name="19_IBM Planet White-outline9" style:family="presentation" style:parent-style-name="_31_9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1_9_5f_IBM_20_Planet_20_White-subtitle" style:display-name="19_IBM Planet White-subtitle" style:family="presentation">
      <style:graphic-properties draw:stroke="none" draw:fill="none" draw:textarea-vertical-align="middle">
        <text:list-style style:name="_31_9_5f_IBM_20_Planet_20_White-subtitle" style:display-name="19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IBM_20_Planet_20_White-title" style:display-name="19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1_9_5f_IBM_20_Planet_20_White-title" style:display-name="19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2_0_5f_IBM_20_Planet_20_White-background" style:display-name="20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0_5f_IBM_20_Planet_20_White-backgroundobjects" style:display-name="20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2_0_5f_IBM_20_Planet_20_White-notes" style:display-name="20_IBM Planet White-notes" style:family="presentation">
      <style:graphic-properties draw:stroke="none" draw:fill="none">
        <text:list-style style:name="_32_0_5f_IBM_20_Planet_20_White-notes" style:display-name="20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0_5f_IBM_20_Planet_20_White-outline1" style:display-name="20_IBM Planet White-outline1" style:family="presentation">
      <style:graphic-properties draw:stroke="none" draw:fill="none" fo:padding-top="0.13cm" fo:padding-bottom="0.13cm" fo:padding-left="0.25cm" fo:padding-right="0.25cm">
        <text:list-style style:name="_32_0_5f_IBM_20_Planet_20_White-outline1" style:display-name="20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IBM_20_Planet_20_White-outline2" style:display-name="20_IBM Planet White-outline2" style:family="presentation" style:parent-style-name="_32_0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0_5f_IBM_20_Planet_20_White-outline3" style:display-name="20_IBM Planet White-outline3" style:family="presentation" style:parent-style-name="_32_0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2_0_5f_IBM_20_Planet_20_White-outline4" style:display-name="20_IBM Planet White-outline4" style:family="presentation" style:parent-style-name="_32_0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0_5f_IBM_20_Planet_20_White-outline5" style:display-name="20_IBM Planet White-outline5" style:family="presentation" style:parent-style-name="_32_0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0_5f_IBM_20_Planet_20_White-outline6" style:display-name="20_IBM Planet White-outline6" style:family="presentation" style:parent-style-name="_32_0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0_5f_IBM_20_Planet_20_White-outline7" style:display-name="20_IBM Planet White-outline7" style:family="presentation" style:parent-style-name="_32_0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0_5f_IBM_20_Planet_20_White-outline8" style:display-name="20_IBM Planet White-outline8" style:family="presentation" style:parent-style-name="_32_0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0_5f_IBM_20_Planet_20_White-outline9" style:display-name="20_IBM Planet White-outline9" style:family="presentation" style:parent-style-name="_32_0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0_5f_IBM_20_Planet_20_White-subtitle" style:display-name="20_IBM Planet White-subtitle" style:family="presentation">
      <style:graphic-properties draw:stroke="none" draw:fill="none" draw:textarea-vertical-align="middle">
        <text:list-style style:name="_32_0_5f_IBM_20_Planet_20_White-subtitle" style:display-name="20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IBM_20_Planet_20_White-title" style:display-name="20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2_0_5f_IBM_20_Planet_20_White-title" style:display-name="20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2_1_5f_IBM_20_Planet_20_White-background" style:display-name="21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1_5f_IBM_20_Planet_20_White-backgroundobjects" style:display-name="21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2_1_5f_IBM_20_Planet_20_White-notes" style:display-name="21_IBM Planet White-notes" style:family="presentation">
      <style:graphic-properties draw:stroke="none" draw:fill="none">
        <text:list-style style:name="_32_1_5f_IBM_20_Planet_20_White-notes" style:display-name="21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1_5f_IBM_20_Planet_20_White-outline1" style:display-name="21_IBM Planet White-outline1" style:family="presentation">
      <style:graphic-properties draw:stroke="none" draw:fill="none" fo:padding-top="0.13cm" fo:padding-bottom="0.13cm" fo:padding-left="0.25cm" fo:padding-right="0.25cm">
        <text:list-style style:name="_32_1_5f_IBM_20_Planet_20_White-outline1" style:display-name="21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IBM_20_Planet_20_White-outline2" style:display-name="21_IBM Planet White-outline2" style:family="presentation" style:parent-style-name="_32_1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1_5f_IBM_20_Planet_20_White-outline3" style:display-name="21_IBM Planet White-outline3" style:family="presentation" style:parent-style-name="_32_1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2_1_5f_IBM_20_Planet_20_White-outline4" style:display-name="21_IBM Planet White-outline4" style:family="presentation" style:parent-style-name="_32_1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1_5f_IBM_20_Planet_20_White-outline5" style:display-name="21_IBM Planet White-outline5" style:family="presentation" style:parent-style-name="_32_1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1_5f_IBM_20_Planet_20_White-outline6" style:display-name="21_IBM Planet White-outline6" style:family="presentation" style:parent-style-name="_32_1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1_5f_IBM_20_Planet_20_White-outline7" style:display-name="21_IBM Planet White-outline7" style:family="presentation" style:parent-style-name="_32_1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1_5f_IBM_20_Planet_20_White-outline8" style:display-name="21_IBM Planet White-outline8" style:family="presentation" style:parent-style-name="_32_1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1_5f_IBM_20_Planet_20_White-outline9" style:display-name="21_IBM Planet White-outline9" style:family="presentation" style:parent-style-name="_32_1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1_5f_IBM_20_Planet_20_White-subtitle" style:display-name="21_IBM Planet White-subtitle" style:family="presentation">
      <style:graphic-properties draw:stroke="none" draw:fill="none" draw:textarea-vertical-align="middle">
        <text:list-style style:name="_32_1_5f_IBM_20_Planet_20_White-subtitle" style:display-name="21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IBM_20_Planet_20_White-title" style:display-name="21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2_1_5f_IBM_20_Planet_20_White-title" style:display-name="21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2_2_5f_IBM_20_Planet_20_White-background" style:display-name="22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2_5f_IBM_20_Planet_20_White-backgroundobjects" style:display-name="22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2_2_5f_IBM_20_Planet_20_White-notes" style:display-name="22_IBM Planet White-notes" style:family="presentation">
      <style:graphic-properties draw:stroke="none" draw:fill="none">
        <text:list-style style:name="_32_2_5f_IBM_20_Planet_20_White-notes" style:display-name="22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2_5f_IBM_20_Planet_20_White-outline1" style:display-name="22_IBM Planet White-outline1" style:family="presentation">
      <style:graphic-properties draw:stroke="none" draw:fill="none" fo:padding-top="0.13cm" fo:padding-bottom="0.13cm" fo:padding-left="0.25cm" fo:padding-right="0.25cm">
        <text:list-style style:name="_32_2_5f_IBM_20_Planet_20_White-outline1" style:display-name="22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IBM_20_Planet_20_White-outline2" style:display-name="22_IBM Planet White-outline2" style:family="presentation" style:parent-style-name="_32_2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2_5f_IBM_20_Planet_20_White-outline3" style:display-name="22_IBM Planet White-outline3" style:family="presentation" style:parent-style-name="_32_2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2_2_5f_IBM_20_Planet_20_White-outline4" style:display-name="22_IBM Planet White-outline4" style:family="presentation" style:parent-style-name="_32_2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2_5f_IBM_20_Planet_20_White-outline5" style:display-name="22_IBM Planet White-outline5" style:family="presentation" style:parent-style-name="_32_2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2_5f_IBM_20_Planet_20_White-outline6" style:display-name="22_IBM Planet White-outline6" style:family="presentation" style:parent-style-name="_32_2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2_5f_IBM_20_Planet_20_White-outline7" style:display-name="22_IBM Planet White-outline7" style:family="presentation" style:parent-style-name="_32_2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2_5f_IBM_20_Planet_20_White-outline8" style:display-name="22_IBM Planet White-outline8" style:family="presentation" style:parent-style-name="_32_2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2_5f_IBM_20_Planet_20_White-outline9" style:display-name="22_IBM Planet White-outline9" style:family="presentation" style:parent-style-name="_32_2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2_5f_IBM_20_Planet_20_White-subtitle" style:display-name="22_IBM Planet White-subtitle" style:family="presentation">
      <style:graphic-properties draw:stroke="none" draw:fill="none" draw:textarea-vertical-align="middle">
        <text:list-style style:name="_32_2_5f_IBM_20_Planet_20_White-subtitle" style:display-name="22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IBM_20_Planet_20_White-title" style:display-name="22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2_2_5f_IBM_20_Planet_20_White-title" style:display-name="22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2_3_5f_IBM_20_Planet_20_White-background" style:display-name="23_IBM Planet 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3_5f_IBM_20_Planet_20_White-backgroundobjects" style:display-name="23_IBM Planet White-backgroundobjects" style:family="presentation">
      <style:graphic-properties svg:stroke-width="0.06cm" svg:stroke-color="#808080" draw:fill-color="#ffff99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_32_3_5f_IBM_20_Planet_20_White-notes" style:display-name="23_IBM Planet White-notes" style:family="presentation">
      <style:graphic-properties draw:stroke="none" draw:fill="none">
        <text:list-style style:name="_32_3_5f_IBM_20_Planet_20_White-notes" style:display-name="23_IBM Planet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3_5f_IBM_20_Planet_20_White-outline1" style:display-name="23_IBM Planet White-outline1" style:family="presentation">
      <style:graphic-properties draw:stroke="none" draw:fill="none" fo:padding-top="0.13cm" fo:padding-bottom="0.13cm" fo:padding-left="0.25cm" fo:padding-right="0.25cm">
        <text:list-style style:name="_32_3_5f_IBM_20_Planet_20_White-outline1" style:display-name="23_IBM Planet White-outline1">
          <text:list-level-style-bullet text:level="1" text:bullet-char="">
            <style:list-level-properties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  <style:tab-stop style:position="27.296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IBM_20_Planet_20_White-outline2" style:display-name="23_IBM Planet White-outline2" style:family="presentation" style:parent-style-name="_32_3_5f_IBM_20_Planet_20_White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3_5f_IBM_20_Planet_20_White-outline3" style:display-name="23_IBM Planet White-outline3" style:family="presentation" style:parent-style-name="_32_3_5f_IBM_20_Planet_20_White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49cm"/>
          <style:tab-stop style:position="2.689cm"/>
          <style:tab-stop style:position="5.229cm"/>
          <style:tab-stop style:position="7.769cm"/>
          <style:tab-stop style:position="10.309cm"/>
          <style:tab-stop style:position="12.849cm"/>
          <style:tab-stop style:position="15.389cm"/>
          <style:tab-stop style:position="17.929cm"/>
          <style:tab-stop style:position="20.469cm"/>
          <style:tab-stop style:position="23.009cm"/>
          <style:tab-stop style:position="25.54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_32_3_5f_IBM_20_Planet_20_White-outline4" style:display-name="23_IBM Planet White-outline4" style:family="presentation" style:parent-style-name="_32_3_5f_IBM_20_Planet_20_White-outline3">
      <style:paragraph-properties fo:margin-left="3.342cm" fo:margin-right="0cm" fo:margin-top="0.141cm" fo:margin-bottom="0cm" fo:line-height="100%" fo:text-align="start" fo:text-indent="-0.481cm" style:punctuation-wrap="simple" style:line-break="normal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3_5f_IBM_20_Planet_20_White-outline5" style:display-name="23_IBM Planet White-outline5" style:family="presentation" style:parent-style-name="_32_3_5f_IBM_20_Planet_20_Whit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3_5f_IBM_20_Planet_20_White-outline6" style:display-name="23_IBM Planet White-outline6" style:family="presentation" style:parent-style-name="_32_3_5f_IBM_20_Planet_20_Whit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3_5f_IBM_20_Planet_20_White-outline7" style:display-name="23_IBM Planet White-outline7" style:family="presentation" style:parent-style-name="_32_3_5f_IBM_20_Planet_20_Whit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3_5f_IBM_20_Planet_20_White-outline8" style:display-name="23_IBM Planet White-outline8" style:family="presentation" style:parent-style-name="_32_3_5f_IBM_20_Planet_20_Whit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3_5f_IBM_20_Planet_20_White-outline9" style:display-name="23_IBM Planet White-outline9" style:family="presentation" style:parent-style-name="_32_3_5f_IBM_20_Planet_20_Whit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_32_3_5f_IBM_20_Planet_20_White-subtitle" style:display-name="23_IBM Planet White-subtitle" style:family="presentation">
      <style:graphic-properties draw:stroke="none" draw:fill="none" draw:textarea-vertical-align="middle">
        <text:list-style style:name="_32_3_5f_IBM_20_Planet_20_White-subtitle" style:display-name="23_IBM Planet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IBM_20_Planet_20_White-title" style:display-name="23_IBM Planet White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>
        <text:list-style style:name="_32_3_5f_IBM_20_Planet_20_White-title" style:display-name="23_IBM Planet White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_5f_Office_20_Theme-background" style:display-name="1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_5f_Office_20_Theme-backgroundobjects" style:display-name="1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1__5f_Office_20_Theme-notes" style:display-name="1_Office Theme-notes" style:family="presentation">
      <style:graphic-properties draw:stroke="none" draw:fill="none">
        <text:list-style style:name="_31__5f_Office_20_Theme-notes" style:display-name="1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_5f_Office_20_Theme-outline1" style:display-name="1_Office Theme-outline1" style:family="presentation">
      <style:graphic-properties draw:stroke="none" draw:fill="none" fo:padding-top="0.13cm" fo:padding-bottom="0.13cm" fo:padding-left="0.25cm" fo:padding-right="0.25cm">
        <text:list-style style:name="_31__5f_Office_20_Theme-outline1" style:display-name="1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ffice_20_Theme-outline2" style:display-name="1_Office Theme-outline2" style:family="presentation" style:parent-style-name="_31_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1__5f_Office_20_Theme-outline3" style:display-name="1_Office Theme-outline3" style:family="presentation" style:parent-style-name="_31_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1__5f_Office_20_Theme-outline4" style:display-name="1_Office Theme-outline4" style:family="presentation" style:parent-style-name="_31_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_5f_Office_20_Theme-outline5" style:display-name="1_Office Theme-outline5" style:family="presentation" style:parent-style-name="_31_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_5f_Office_20_Theme-outline6" style:display-name="1_Office Theme-outline6" style:family="presentation" style:parent-style-name="_31_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_5f_Office_20_Theme-outline7" style:display-name="1_Office Theme-outline7" style:family="presentation" style:parent-style-name="_31_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_5f_Office_20_Theme-outline8" style:display-name="1_Office Theme-outline8" style:family="presentation" style:parent-style-name="_31_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_5f_Office_20_Theme-outline9" style:display-name="1_Office Theme-outline9" style:family="presentation" style:parent-style-name="_31_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_5f_Office_20_Theme-subtitle" style:display-name="1_Office Theme-subtitle" style:family="presentation">
      <style:graphic-properties draw:stroke="none" draw:fill="none" draw:textarea-vertical-align="middle">
        <text:list-style style:name="_31__5f_Office_20_Theme-subtitle" style:display-name="1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ffice_20_Theme-title" style:display-name="1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1__5f_Office_20_Theme-title" style:display-name="1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3__5f_Office_20_Theme-background" style:display-name="3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3__5f_Office_20_Theme-backgroundobjects" style:display-name="3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3__5f_Office_20_Theme-notes" style:display-name="3_Office Theme-notes" style:family="presentation">
      <style:graphic-properties draw:stroke="none" draw:fill="none">
        <text:list-style style:name="_33__5f_Office_20_Theme-notes" style:display-name="3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3__5f_Office_20_Theme-outline1" style:display-name="3_Office Theme-outline1" style:family="presentation">
      <style:graphic-properties draw:stroke="none" draw:fill="none" fo:padding-top="0.13cm" fo:padding-bottom="0.13cm" fo:padding-left="0.25cm" fo:padding-right="0.25cm">
        <text:list-style style:name="_33__5f_Office_20_Theme-outline1" style:display-name="3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Office_20_Theme-outline2" style:display-name="3_Office Theme-outline2" style:family="presentation" style:parent-style-name="_33_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3__5f_Office_20_Theme-outline3" style:display-name="3_Office Theme-outline3" style:family="presentation" style:parent-style-name="_33_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3__5f_Office_20_Theme-outline4" style:display-name="3_Office Theme-outline4" style:family="presentation" style:parent-style-name="_33_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3__5f_Office_20_Theme-outline5" style:display-name="3_Office Theme-outline5" style:family="presentation" style:parent-style-name="_33_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3__5f_Office_20_Theme-outline6" style:display-name="3_Office Theme-outline6" style:family="presentation" style:parent-style-name="_33_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3__5f_Office_20_Theme-outline7" style:display-name="3_Office Theme-outline7" style:family="presentation" style:parent-style-name="_33_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3__5f_Office_20_Theme-outline8" style:display-name="3_Office Theme-outline8" style:family="presentation" style:parent-style-name="_33_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3__5f_Office_20_Theme-outline9" style:display-name="3_Office Theme-outline9" style:family="presentation" style:parent-style-name="_33_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3__5f_Office_20_Theme-subtitle" style:display-name="3_Office Theme-subtitle" style:family="presentation">
      <style:graphic-properties draw:stroke="none" draw:fill="none" draw:textarea-vertical-align="middle">
        <text:list-style style:name="_33__5f_Office_20_Theme-subtitle" style:display-name="3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Office_20_Theme-title" style:display-name="3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3__5f_Office_20_Theme-title" style:display-name="3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_5f_Office_20_Theme-background" style:display-name="4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4__5f_Office_20_Theme-backgroundobjects" style:display-name="4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4__5f_Office_20_Theme-notes" style:display-name="4_Office Theme-notes" style:family="presentation">
      <style:graphic-properties draw:stroke="none" draw:fill="none">
        <text:list-style style:name="_34__5f_Office_20_Theme-notes" style:display-name="4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4__5f_Office_20_Theme-outline1" style:display-name="4_Office Theme-outline1" style:family="presentation">
      <style:graphic-properties draw:stroke="none" draw:fill="none" fo:padding-top="0.13cm" fo:padding-bottom="0.13cm" fo:padding-left="0.25cm" fo:padding-right="0.25cm">
        <text:list-style style:name="_34__5f_Office_20_Theme-outline1" style:display-name="4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Office_20_Theme-outline2" style:display-name="4_Office Theme-outline2" style:family="presentation" style:parent-style-name="_34_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4__5f_Office_20_Theme-outline3" style:display-name="4_Office Theme-outline3" style:family="presentation" style:parent-style-name="_34_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4__5f_Office_20_Theme-outline4" style:display-name="4_Office Theme-outline4" style:family="presentation" style:parent-style-name="_34_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4__5f_Office_20_Theme-outline5" style:display-name="4_Office Theme-outline5" style:family="presentation" style:parent-style-name="_34_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4__5f_Office_20_Theme-outline6" style:display-name="4_Office Theme-outline6" style:family="presentation" style:parent-style-name="_34_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4__5f_Office_20_Theme-outline7" style:display-name="4_Office Theme-outline7" style:family="presentation" style:parent-style-name="_34_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4__5f_Office_20_Theme-outline8" style:display-name="4_Office Theme-outline8" style:family="presentation" style:parent-style-name="_34_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4__5f_Office_20_Theme-outline9" style:display-name="4_Office Theme-outline9" style:family="presentation" style:parent-style-name="_34_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4__5f_Office_20_Theme-subtitle" style:display-name="4_Office Theme-subtitle" style:family="presentation">
      <style:graphic-properties draw:stroke="none" draw:fill="none" draw:textarea-vertical-align="middle">
        <text:list-style style:name="_34__5f_Office_20_Theme-subtitle" style:display-name="4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Office_20_Theme-title" style:display-name="4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4__5f_Office_20_Theme-title" style:display-name="4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5__5f_Office_20_Theme-background" style:display-name="5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5__5f_Office_20_Theme-backgroundobjects" style:display-name="5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5__5f_Office_20_Theme-notes" style:display-name="5_Office Theme-notes" style:family="presentation">
      <style:graphic-properties draw:stroke="none" draw:fill="none">
        <text:list-style style:name="_35__5f_Office_20_Theme-notes" style:display-name="5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5__5f_Office_20_Theme-outline1" style:display-name="5_Office Theme-outline1" style:family="presentation">
      <style:graphic-properties draw:stroke="none" draw:fill="none" fo:padding-top="0.13cm" fo:padding-bottom="0.13cm" fo:padding-left="0.25cm" fo:padding-right="0.25cm">
        <text:list-style style:name="_35__5f_Office_20_Theme-outline1" style:display-name="5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Office_20_Theme-outline2" style:display-name="5_Office Theme-outline2" style:family="presentation" style:parent-style-name="_35_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5__5f_Office_20_Theme-outline3" style:display-name="5_Office Theme-outline3" style:family="presentation" style:parent-style-name="_35_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5__5f_Office_20_Theme-outline4" style:display-name="5_Office Theme-outline4" style:family="presentation" style:parent-style-name="_35_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5__5f_Office_20_Theme-outline5" style:display-name="5_Office Theme-outline5" style:family="presentation" style:parent-style-name="_35_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5__5f_Office_20_Theme-outline6" style:display-name="5_Office Theme-outline6" style:family="presentation" style:parent-style-name="_35_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5__5f_Office_20_Theme-outline7" style:display-name="5_Office Theme-outline7" style:family="presentation" style:parent-style-name="_35_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5__5f_Office_20_Theme-outline8" style:display-name="5_Office Theme-outline8" style:family="presentation" style:parent-style-name="_35_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5__5f_Office_20_Theme-outline9" style:display-name="5_Office Theme-outline9" style:family="presentation" style:parent-style-name="_35_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5__5f_Office_20_Theme-subtitle" style:display-name="5_Office Theme-subtitle" style:family="presentation">
      <style:graphic-properties draw:stroke="none" draw:fill="none" draw:textarea-vertical-align="middle">
        <text:list-style style:name="_35__5f_Office_20_Theme-subtitle" style:display-name="5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Office_20_Theme-title" style:display-name="5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5__5f_Office_20_Theme-title" style:display-name="5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7__5f_Office_20_Theme-background" style:display-name="7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7__5f_Office_20_Theme-backgroundobjects" style:display-name="7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7__5f_Office_20_Theme-notes" style:display-name="7_Office Theme-notes" style:family="presentation">
      <style:graphic-properties draw:stroke="none" draw:fill="none">
        <text:list-style style:name="_37__5f_Office_20_Theme-notes" style:display-name="7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7__5f_Office_20_Theme-outline1" style:display-name="7_Office Theme-outline1" style:family="presentation">
      <style:graphic-properties draw:stroke="none" draw:fill="none" fo:padding-top="0.13cm" fo:padding-bottom="0.13cm" fo:padding-left="0.25cm" fo:padding-right="0.25cm">
        <text:list-style style:name="_37__5f_Office_20_Theme-outline1" style:display-name="7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Office_20_Theme-outline2" style:display-name="7_Office Theme-outline2" style:family="presentation" style:parent-style-name="_37_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7__5f_Office_20_Theme-outline3" style:display-name="7_Office Theme-outline3" style:family="presentation" style:parent-style-name="_37_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7__5f_Office_20_Theme-outline4" style:display-name="7_Office Theme-outline4" style:family="presentation" style:parent-style-name="_37_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7__5f_Office_20_Theme-outline5" style:display-name="7_Office Theme-outline5" style:family="presentation" style:parent-style-name="_37_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7__5f_Office_20_Theme-outline6" style:display-name="7_Office Theme-outline6" style:family="presentation" style:parent-style-name="_37_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7__5f_Office_20_Theme-outline7" style:display-name="7_Office Theme-outline7" style:family="presentation" style:parent-style-name="_37_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7__5f_Office_20_Theme-outline8" style:display-name="7_Office Theme-outline8" style:family="presentation" style:parent-style-name="_37_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7__5f_Office_20_Theme-outline9" style:display-name="7_Office Theme-outline9" style:family="presentation" style:parent-style-name="_37_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7__5f_Office_20_Theme-subtitle" style:display-name="7_Office Theme-subtitle" style:family="presentation">
      <style:graphic-properties draw:stroke="none" draw:fill="none" draw:textarea-vertical-align="middle">
        <text:list-style style:name="_37__5f_Office_20_Theme-subtitle" style:display-name="7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Office_20_Theme-title" style:display-name="7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7__5f_Office_20_Theme-title" style:display-name="7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8__5f_Office_20_Theme-background" style:display-name="8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8__5f_Office_20_Theme-backgroundobjects" style:display-name="8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8__5f_Office_20_Theme-notes" style:display-name="8_Office Theme-notes" style:family="presentation">
      <style:graphic-properties draw:stroke="none" draw:fill="none">
        <text:list-style style:name="_38__5f_Office_20_Theme-notes" style:display-name="8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8__5f_Office_20_Theme-outline1" style:display-name="8_Office Theme-outline1" style:family="presentation">
      <style:graphic-properties draw:stroke="none" draw:fill="none" fo:padding-top="0.13cm" fo:padding-bottom="0.13cm" fo:padding-left="0.25cm" fo:padding-right="0.25cm">
        <text:list-style style:name="_38__5f_Office_20_Theme-outline1" style:display-name="8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Office_20_Theme-outline2" style:display-name="8_Office Theme-outline2" style:family="presentation" style:parent-style-name="_38_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8__5f_Office_20_Theme-outline3" style:display-name="8_Office Theme-outline3" style:family="presentation" style:parent-style-name="_38_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8__5f_Office_20_Theme-outline4" style:display-name="8_Office Theme-outline4" style:family="presentation" style:parent-style-name="_38_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8__5f_Office_20_Theme-outline5" style:display-name="8_Office Theme-outline5" style:family="presentation" style:parent-style-name="_38_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8__5f_Office_20_Theme-outline6" style:display-name="8_Office Theme-outline6" style:family="presentation" style:parent-style-name="_38_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8__5f_Office_20_Theme-outline7" style:display-name="8_Office Theme-outline7" style:family="presentation" style:parent-style-name="_38_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8__5f_Office_20_Theme-outline8" style:display-name="8_Office Theme-outline8" style:family="presentation" style:parent-style-name="_38_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8__5f_Office_20_Theme-outline9" style:display-name="8_Office Theme-outline9" style:family="presentation" style:parent-style-name="_38_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8__5f_Office_20_Theme-subtitle" style:display-name="8_Office Theme-subtitle" style:family="presentation">
      <style:graphic-properties draw:stroke="none" draw:fill="none" draw:textarea-vertical-align="middle">
        <text:list-style style:name="_38__5f_Office_20_Theme-subtitle" style:display-name="8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Office_20_Theme-title" style:display-name="8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8__5f_Office_20_Theme-title" style:display-name="8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9__5f_Office_20_Theme-background" style:display-name="9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9__5f_Office_20_Theme-backgroundobjects" style:display-name="9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9__5f_Office_20_Theme-notes" style:display-name="9_Office Theme-notes" style:family="presentation">
      <style:graphic-properties draw:stroke="none" draw:fill="none">
        <text:list-style style:name="_39__5f_Office_20_Theme-notes" style:display-name="9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9__5f_Office_20_Theme-outline1" style:display-name="9_Office Theme-outline1" style:family="presentation">
      <style:graphic-properties draw:stroke="none" draw:fill="none" fo:padding-top="0.13cm" fo:padding-bottom="0.13cm" fo:padding-left="0.25cm" fo:padding-right="0.25cm">
        <text:list-style style:name="_39__5f_Office_20_Theme-outline1" style:display-name="9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Office_20_Theme-outline2" style:display-name="9_Office Theme-outline2" style:family="presentation" style:parent-style-name="_39_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9__5f_Office_20_Theme-outline3" style:display-name="9_Office Theme-outline3" style:family="presentation" style:parent-style-name="_39_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9__5f_Office_20_Theme-outline4" style:display-name="9_Office Theme-outline4" style:family="presentation" style:parent-style-name="_39_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9__5f_Office_20_Theme-outline5" style:display-name="9_Office Theme-outline5" style:family="presentation" style:parent-style-name="_39_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9__5f_Office_20_Theme-outline6" style:display-name="9_Office Theme-outline6" style:family="presentation" style:parent-style-name="_39_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9__5f_Office_20_Theme-outline7" style:display-name="9_Office Theme-outline7" style:family="presentation" style:parent-style-name="_39_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9__5f_Office_20_Theme-outline8" style:display-name="9_Office Theme-outline8" style:family="presentation" style:parent-style-name="_39_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9__5f_Office_20_Theme-outline9" style:display-name="9_Office Theme-outline9" style:family="presentation" style:parent-style-name="_39_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9__5f_Office_20_Theme-subtitle" style:display-name="9_Office Theme-subtitle" style:family="presentation">
      <style:graphic-properties draw:stroke="none" draw:fill="none" draw:textarea-vertical-align="middle">
        <text:list-style style:name="_39__5f_Office_20_Theme-subtitle" style:display-name="9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Office_20_Theme-title" style:display-name="9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9__5f_Office_20_Theme-title" style:display-name="9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_5f_Office_20_Theme-background" style:display-name="10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0_5f_Office_20_Theme-backgroundobjects" style:display-name="10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1_0_5f_Office_20_Theme-notes" style:display-name="10_Office Theme-notes" style:family="presentation">
      <style:graphic-properties draw:stroke="none" draw:fill="none">
        <text:list-style style:name="_31_0_5f_Office_20_Theme-notes" style:display-name="10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0_5f_Office_20_Theme-outline1" style:display-name="10_Office Theme-outline1" style:family="presentation">
      <style:graphic-properties draw:stroke="none" draw:fill="none" fo:padding-top="0.13cm" fo:padding-bottom="0.13cm" fo:padding-left="0.25cm" fo:padding-right="0.25cm">
        <text:list-style style:name="_31_0_5f_Office_20_Theme-outline1" style:display-name="10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Office_20_Theme-outline2" style:display-name="10_Office Theme-outline2" style:family="presentation" style:parent-style-name="_31_0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1_0_5f_Office_20_Theme-outline3" style:display-name="10_Office Theme-outline3" style:family="presentation" style:parent-style-name="_31_0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1_0_5f_Office_20_Theme-outline4" style:display-name="10_Office Theme-outline4" style:family="presentation" style:parent-style-name="_31_0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0_5f_Office_20_Theme-outline5" style:display-name="10_Office Theme-outline5" style:family="presentation" style:parent-style-name="_31_0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0_5f_Office_20_Theme-outline6" style:display-name="10_Office Theme-outline6" style:family="presentation" style:parent-style-name="_31_0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0_5f_Office_20_Theme-outline7" style:display-name="10_Office Theme-outline7" style:family="presentation" style:parent-style-name="_31_0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0_5f_Office_20_Theme-outline8" style:display-name="10_Office Theme-outline8" style:family="presentation" style:parent-style-name="_31_0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0_5f_Office_20_Theme-outline9" style:display-name="10_Office Theme-outline9" style:family="presentation" style:parent-style-name="_31_0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0_5f_Office_20_Theme-subtitle" style:display-name="10_Office Theme-subtitle" style:family="presentation">
      <style:graphic-properties draw:stroke="none" draw:fill="none" draw:textarea-vertical-align="middle">
        <text:list-style style:name="_31_0_5f_Office_20_Theme-subtitle" style:display-name="10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Office_20_Theme-title" style:display-name="10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1_0_5f_Office_20_Theme-title" style:display-name="10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_5f_Office_20_Theme-background" style:display-name="11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1_5f_Office_20_Theme-backgroundobjects" style:display-name="11_Office Theme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_31_1_5f_Office_20_Theme-notes" style:display-name="11_Office Theme-notes" style:family="presentation">
      <style:graphic-properties draw:stroke="none" draw:fill="none">
        <text:list-style style:name="_31_1_5f_Office_20_Theme-notes" style:display-name="11_Office Them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1_5f_Office_20_Theme-outline1" style:display-name="11_Office Theme-outline1" style:family="presentation">
      <style:graphic-properties draw:stroke="none" draw:fill="none" fo:padding-top="0.13cm" fo:padding-bottom="0.13cm" fo:padding-left="0.25cm" fo:padding-right="0.25cm">
        <text:list-style style:name="_31_1_5f_Office_20_Theme-outline1" style:display-name="11_Office Them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Office_20_Theme-outline2" style:display-name="11_Office Theme-outline2" style:family="presentation" style:parent-style-name="_31_1_5f_Office_20_Theme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_31_1_5f_Office_20_Theme-outline3" style:display-name="11_Office Theme-outline3" style:family="presentation" style:parent-style-name="_31_1_5f_Office_20_Them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1_1_5f_Office_20_Theme-outline4" style:display-name="11_Office Theme-outline4" style:family="presentation" style:parent-style-name="_31_1_5f_Office_20_Them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1_5f_Office_20_Theme-outline5" style:display-name="11_Office Theme-outline5" style:family="presentation" style:parent-style-name="_31_1_5f_Office_20_Them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1_5f_Office_20_Theme-outline6" style:display-name="11_Office Theme-outline6" style:family="presentation" style:parent-style-name="_31_1_5f_Office_20_Them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1_5f_Office_20_Theme-outline7" style:display-name="11_Office Theme-outline7" style:family="presentation" style:parent-style-name="_31_1_5f_Office_20_Them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1_5f_Office_20_Theme-outline8" style:display-name="11_Office Theme-outline8" style:family="presentation" style:parent-style-name="_31_1_5f_Office_20_Them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1_5f_Office_20_Theme-outline9" style:display-name="11_Office Theme-outline9" style:family="presentation" style:parent-style-name="_31_1_5f_Office_20_Them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1_1_5f_Office_20_Theme-subtitle" style:display-name="11_Office Theme-subtitle" style:family="presentation">
      <style:graphic-properties draw:stroke="none" draw:fill="none" draw:textarea-vertical-align="middle">
        <text:list-style style:name="_31_1_5f_Office_20_Theme-subtitle" style:display-name="11_Office Them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Office_20_Theme-title" style:display-name="11_Office Theme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986cm" fo:min-width="0cm" fo:padding-top="0.13cm" fo:padding-bottom="0.13cm" fo:padding-left="0.25cm" fo:padding-right="0.25cm" fo:wrap-option="wrap" draw:shadow="hidden">
        <text:list-style style:name="_31_1_5f_Office_20_Theme-title" style:display-name="11_Office Them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7217" style:family="drawing-page">
      <style:drawing-page-properties draw:background-size="border" draw:fill="solid" draw:fill-color="#ffffff"/>
    </style:style>
    <style:style style:name="Mdp7218" style:family="drawing-page">
      <style:drawing-page-properties presentation:display-header="true" presentation:display-footer="true" presentation:display-page-number="false" presentation:display-date-time="true"/>
    </style:style>
    <style:style style:name="Mgr7219" style:family="graphic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722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gr722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gr7234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7236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2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242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724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.25cm" fo:padding-right="0.25cm" fo:wrap-option="wrap" draw:shadow="hidden"/>
    </style:style>
    <style:style style:name="Mgr7277" style:family="graphic" style:parent-style-name="standard">
      <style:graphic-properties draw:stroke="none" draw:fill="solid" draw:fill-color="#fefffe" draw:opacity="49%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Mgr7278" style:family="graphic">
      <style:graphic-properties draw:stroke="none" draw:fill="solid" draw:fill-color="#fefffe" draw:opacity="4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7227" style:family="presentation" style:parent-style-name="IBM2009-title">
      <style:graphic-properties fo:wrap-option="wrap"/>
    </style:style>
    <style:style style:name="Mpr7228" style:family="presentation" style:parent-style-name="IBM2009-outline1">
      <style:graphic-properties fo:wrap-option="wrap"/>
    </style:style>
    <style:style style:name="Mpr7229" style:family="presentation" style:parent-style-name="IBM2009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30" style:family="presentation" style:parent-style-name="IBM2009-notes">
      <style:graphic-properties fo:wrap-option="wrap"/>
    </style:style>
    <style:style style:name="Mpr7231" style:family="presentation" style:parent-style-name="IBM2009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32" style:family="presentation" style:parent-style-name="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40" style:family="presentation" style:parent-style-name="IBM_20_Planet_20_White-title">
      <style:graphic-properties fo:wrap-option="wrap"/>
    </style:style>
    <style:style style:name="Mpr7246" style:family="presentation" style:parent-style-name="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47" style:family="presentation" style:parent-style-name="IBM_20_Planet_20_White-outline1">
      <style:graphic-properties fo:wrap-option="wrap"/>
    </style:style>
    <style:style style:name="Mpr7250" style:family="presentation" style:parent-style-name="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51" style:family="presentation" style:parent-style-name="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53" style:family="presentation" style:parent-style-name="IBM_20_Planet_20_White-notes">
      <style:graphic-properties fo:wrap-option="wrap"/>
    </style:style>
    <style:style style:name="Mpr7254" style:family="presentation" style:parent-style-name="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55" style:family="presentation" style:parent-style-name="_31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56" style:family="presentation" style:parent-style-name="_31__5f_IBM_20_Planet_20_White-title">
      <style:graphic-properties fo:wrap-option="wrap"/>
    </style:style>
    <style:style style:name="Mpr7257" style:family="presentation" style:parent-style-name="_31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58" style:family="presentation" style:parent-style-name="_31__5f_IBM_20_Planet_20_White-outline1">
      <style:graphic-properties fo:wrap-option="wrap"/>
    </style:style>
    <style:style style:name="Mpr7259" style:family="presentation" style:parent-style-name="_31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60" style:family="presentation" style:parent-style-name="_31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61" style:family="presentation" style:parent-style-name="_31__5f_IBM_20_Planet_20_White-notes">
      <style:graphic-properties fo:wrap-option="wrap"/>
    </style:style>
    <style:style style:name="Mpr7262" style:family="presentation" style:parent-style-name="_31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63" style:family="presentation" style:parent-style-name="Office_20_Theme-title">
      <style:graphic-properties fo:wrap-option="wrap"/>
    </style:style>
    <style:style style:name="Mpr7264" style:family="presentation" style:parent-style-name="Office_20_Theme-outline1">
      <style:graphic-properties fo:wrap-option="wrap"/>
    </style:style>
    <style:style style:name="Mpr7267" style:family="presentation" style:parent-style-name="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269" style:family="presentation" style:parent-style-name="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272" style:family="presentation" style:parent-style-name="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274" style:family="presentation" style:parent-style-name="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75" style:family="presentation" style:parent-style-name="Office_20_Theme-notes">
      <style:graphic-properties fo:wrap-option="wrap"/>
    </style:style>
    <style:style style:name="Mpr7276" style:family="presentation" style:parent-style-name="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80" style:family="presentation" style:parent-style-name="_32__5f_IBM_20_Planet_20_White-title">
      <style:graphic-properties fo:wrap-option="wrap"/>
    </style:style>
    <style:style style:name="Mpr7281" style:family="presentation" style:parent-style-name="_32__5f_IBM_20_Planet_20_White-outline1">
      <style:graphic-properties fo:wrap-option="wrap"/>
    </style:style>
    <style:style style:name="Mpr7282" style:family="presentation" style:parent-style-name="_32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83" style:family="presentation" style:parent-style-name="_32__5f_IBM_20_Planet_20_White-notes">
      <style:graphic-properties fo:wrap-option="wrap"/>
    </style:style>
    <style:style style:name="Mpr7284" style:family="presentation" style:parent-style-name="_32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85" style:family="presentation" style:parent-style-name="_33__5f_IBM_20_Planet_20_White-title">
      <style:graphic-properties fo:wrap-option="wrap"/>
    </style:style>
    <style:style style:name="Mpr7286" style:family="presentation" style:parent-style-name="_33__5f_IBM_20_Planet_20_White-outline1">
      <style:graphic-properties fo:wrap-option="wrap"/>
    </style:style>
    <style:style style:name="Mpr7287" style:family="presentation" style:parent-style-name="_33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88" style:family="presentation" style:parent-style-name="_33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90" style:family="presentation" style:parent-style-name="_33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91" style:family="presentation" style:parent-style-name="_33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92" style:family="presentation" style:parent-style-name="_33__5f_IBM_20_Planet_20_White-notes">
      <style:graphic-properties fo:wrap-option="wrap"/>
    </style:style>
    <style:style style:name="Mpr7293" style:family="presentation" style:parent-style-name="_33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294" style:family="presentation" style:parent-style-name="_34__5f_IBM_20_Planet_20_White-title">
      <style:graphic-properties fo:wrap-option="wrap"/>
    </style:style>
    <style:style style:name="Mpr7295" style:family="presentation" style:parent-style-name="_34__5f_IBM_20_Planet_20_White-outline1">
      <style:graphic-properties fo:wrap-option="wrap"/>
    </style:style>
    <style:style style:name="Mpr7296" style:family="presentation" style:parent-style-name="_34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97" style:family="presentation" style:parent-style-name="_34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98" style:family="presentation" style:parent-style-name="_34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299" style:family="presentation" style:parent-style-name="_34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00" style:family="presentation" style:parent-style-name="_34__5f_IBM_20_Planet_20_White-notes">
      <style:graphic-properties fo:wrap-option="wrap"/>
    </style:style>
    <style:style style:name="Mpr7301" style:family="presentation" style:parent-style-name="_34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02" style:family="presentation" style:parent-style-name="_35__5f_IBM_20_Planet_20_White-title">
      <style:graphic-properties fo:wrap-option="wrap"/>
    </style:style>
    <style:style style:name="Mpr7303" style:family="presentation" style:parent-style-name="_35__5f_IBM_20_Planet_20_White-outline1">
      <style:graphic-properties fo:wrap-option="wrap"/>
    </style:style>
    <style:style style:name="Mpr7304" style:family="presentation" style:parent-style-name="_35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05" style:family="presentation" style:parent-style-name="_35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06" style:family="presentation" style:parent-style-name="_35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07" style:family="presentation" style:parent-style-name="_35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08" style:family="presentation" style:parent-style-name="_35__5f_IBM_20_Planet_20_White-notes">
      <style:graphic-properties fo:wrap-option="wrap"/>
    </style:style>
    <style:style style:name="Mpr7309" style:family="presentation" style:parent-style-name="_35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10" style:family="presentation" style:parent-style-name="_36__5f_IBM_20_Planet_20_White-title">
      <style:graphic-properties fo:wrap-option="wrap"/>
    </style:style>
    <style:style style:name="Mpr7311" style:family="presentation" style:parent-style-name="_36__5f_IBM_20_Planet_20_White-outline1">
      <style:graphic-properties fo:wrap-option="wrap"/>
    </style:style>
    <style:style style:name="Mpr7312" style:family="presentation" style:parent-style-name="_36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13" style:family="presentation" style:parent-style-name="_36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14" style:family="presentation" style:parent-style-name="_36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15" style:family="presentation" style:parent-style-name="_36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16" style:family="presentation" style:parent-style-name="_36__5f_IBM_20_Planet_20_White-notes">
      <style:graphic-properties fo:wrap-option="wrap"/>
    </style:style>
    <style:style style:name="Mpr7317" style:family="presentation" style:parent-style-name="_36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18" style:family="presentation" style:parent-style-name="_37__5f_IBM_20_Planet_20_White-title">
      <style:graphic-properties fo:wrap-option="wrap"/>
    </style:style>
    <style:style style:name="Mpr7319" style:family="presentation" style:parent-style-name="_37__5f_IBM_20_Planet_20_White-outline1">
      <style:graphic-properties fo:wrap-option="wrap"/>
    </style:style>
    <style:style style:name="Mpr7320" style:family="presentation" style:parent-style-name="_37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21" style:family="presentation" style:parent-style-name="_37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22" style:family="presentation" style:parent-style-name="_37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23" style:family="presentation" style:parent-style-name="_37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24" style:family="presentation" style:parent-style-name="_37__5f_IBM_20_Planet_20_White-notes">
      <style:graphic-properties fo:wrap-option="wrap"/>
    </style:style>
    <style:style style:name="Mpr7325" style:family="presentation" style:parent-style-name="_37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26" style:family="presentation" style:parent-style-name="_38__5f_IBM_20_Planet_20_White-title">
      <style:graphic-properties fo:wrap-option="wrap"/>
    </style:style>
    <style:style style:name="Mpr7327" style:family="presentation" style:parent-style-name="_38__5f_IBM_20_Planet_20_White-outline1">
      <style:graphic-properties fo:wrap-option="wrap"/>
    </style:style>
    <style:style style:name="Mpr7328" style:family="presentation" style:parent-style-name="_38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29" style:family="presentation" style:parent-style-name="_38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30" style:family="presentation" style:parent-style-name="_38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31" style:family="presentation" style:parent-style-name="_38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32" style:family="presentation" style:parent-style-name="_38__5f_IBM_20_Planet_20_White-notes">
      <style:graphic-properties fo:wrap-option="wrap"/>
    </style:style>
    <style:style style:name="Mpr7333" style:family="presentation" style:parent-style-name="_38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34" style:family="presentation" style:parent-style-name="_39__5f_IBM_20_Planet_20_White-title">
      <style:graphic-properties fo:wrap-option="wrap"/>
    </style:style>
    <style:style style:name="Mpr7335" style:family="presentation" style:parent-style-name="_39__5f_IBM_20_Planet_20_White-outline1">
      <style:graphic-properties fo:wrap-option="wrap"/>
    </style:style>
    <style:style style:name="Mpr7336" style:family="presentation" style:parent-style-name="_39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37" style:family="presentation" style:parent-style-name="_39_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38" style:family="presentation" style:parent-style-name="_39_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39" style:family="presentation" style:parent-style-name="_39_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40" style:family="presentation" style:parent-style-name="_39__5f_IBM_20_Planet_20_White-notes">
      <style:graphic-properties fo:wrap-option="wrap"/>
    </style:style>
    <style:style style:name="Mpr7341" style:family="presentation" style:parent-style-name="_39_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42" style:family="presentation" style:parent-style-name="_31_0_5f_IBM_20_Planet_20_White-title">
      <style:graphic-properties fo:wrap-option="wrap"/>
    </style:style>
    <style:style style:name="Mpr7343" style:family="presentation" style:parent-style-name="_31_0_5f_IBM_20_Planet_20_White-outline1">
      <style:graphic-properties fo:wrap-option="wrap"/>
    </style:style>
    <style:style style:name="Mpr7344" style:family="presentation" style:parent-style-name="_31_0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45" style:family="presentation" style:parent-style-name="_31_0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46" style:family="presentation" style:parent-style-name="_31_0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47" style:family="presentation" style:parent-style-name="_31_0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48" style:family="presentation" style:parent-style-name="_31_0_5f_IBM_20_Planet_20_White-notes">
      <style:graphic-properties fo:wrap-option="wrap"/>
    </style:style>
    <style:style style:name="Mpr7349" style:family="presentation" style:parent-style-name="_31_0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50" style:family="presentation" style:parent-style-name="_31_1_5f_IBM_20_Planet_20_White-title">
      <style:graphic-properties fo:wrap-option="wrap"/>
    </style:style>
    <style:style style:name="Mpr7351" style:family="presentation" style:parent-style-name="_31_1_5f_IBM_20_Planet_20_White-outline1">
      <style:graphic-properties fo:wrap-option="wrap"/>
    </style:style>
    <style:style style:name="Mpr7352" style:family="presentation" style:parent-style-name="_31_1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53" style:family="presentation" style:parent-style-name="_31_1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54" style:family="presentation" style:parent-style-name="_31_1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55" style:family="presentation" style:parent-style-name="_31_1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56" style:family="presentation" style:parent-style-name="_31_1_5f_IBM_20_Planet_20_White-notes">
      <style:graphic-properties fo:wrap-option="wrap"/>
    </style:style>
    <style:style style:name="Mpr7357" style:family="presentation" style:parent-style-name="_31_1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58" style:family="presentation" style:parent-style-name="_31_2_5f_IBM_20_Planet_20_White-title">
      <style:graphic-properties fo:wrap-option="wrap"/>
    </style:style>
    <style:style style:name="Mpr7359" style:family="presentation" style:parent-style-name="_31_2_5f_IBM_20_Planet_20_White-outline1">
      <style:graphic-properties fo:wrap-option="wrap"/>
    </style:style>
    <style:style style:name="Mpr7360" style:family="presentation" style:parent-style-name="_31_2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61" style:family="presentation" style:parent-style-name="_31_2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62" style:family="presentation" style:parent-style-name="_31_2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63" style:family="presentation" style:parent-style-name="_31_2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64" style:family="presentation" style:parent-style-name="_31_2_5f_IBM_20_Planet_20_White-notes">
      <style:graphic-properties fo:wrap-option="wrap"/>
    </style:style>
    <style:style style:name="Mpr7365" style:family="presentation" style:parent-style-name="_31_2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66" style:family="presentation" style:parent-style-name="_31_3_5f_IBM_20_Planet_20_White-title">
      <style:graphic-properties fo:wrap-option="wrap"/>
    </style:style>
    <style:style style:name="Mpr7367" style:family="presentation" style:parent-style-name="_31_3_5f_IBM_20_Planet_20_White-outline1">
      <style:graphic-properties fo:wrap-option="wrap"/>
    </style:style>
    <style:style style:name="Mpr7368" style:family="presentation" style:parent-style-name="_31_3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69" style:family="presentation" style:parent-style-name="_31_3_5f_IBM_20_Planet_20_White-notes">
      <style:graphic-properties fo:wrap-option="wrap"/>
    </style:style>
    <style:style style:name="Mpr7370" style:family="presentation" style:parent-style-name="_31_3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71" style:family="presentation" style:parent-style-name="_31_4_5f_IBM_20_Planet_20_White-title">
      <style:graphic-properties fo:wrap-option="wrap"/>
    </style:style>
    <style:style style:name="Mpr7372" style:family="presentation" style:parent-style-name="_31_4_5f_IBM_20_Planet_20_White-outline1">
      <style:graphic-properties fo:wrap-option="wrap"/>
    </style:style>
    <style:style style:name="Mpr7373" style:family="presentation" style:parent-style-name="_31_4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74" style:family="presentation" style:parent-style-name="_31_4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75" style:family="presentation" style:parent-style-name="_31_4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76" style:family="presentation" style:parent-style-name="_31_4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77" style:family="presentation" style:parent-style-name="_31_4_5f_IBM_20_Planet_20_White-notes">
      <style:graphic-properties fo:wrap-option="wrap"/>
    </style:style>
    <style:style style:name="Mpr7378" style:family="presentation" style:parent-style-name="_31_4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79" style:family="presentation" style:parent-style-name="_31_5_5f_IBM_20_Planet_20_White-title">
      <style:graphic-properties fo:wrap-option="wrap"/>
    </style:style>
    <style:style style:name="Mpr7380" style:family="presentation" style:parent-style-name="_31_5_5f_IBM_20_Planet_20_White-outline1">
      <style:graphic-properties fo:wrap-option="wrap"/>
    </style:style>
    <style:style style:name="Mpr7381" style:family="presentation" style:parent-style-name="_31_5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82" style:family="presentation" style:parent-style-name="_31_5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83" style:family="presentation" style:parent-style-name="_31_5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84" style:family="presentation" style:parent-style-name="_31_5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85" style:family="presentation" style:parent-style-name="_31_5_5f_IBM_20_Planet_20_White-notes">
      <style:graphic-properties fo:wrap-option="wrap"/>
    </style:style>
    <style:style style:name="Mpr7386" style:family="presentation" style:parent-style-name="_31_5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87" style:family="presentation" style:parent-style-name="_31_6_5f_IBM_20_Planet_20_White-title">
      <style:graphic-properties fo:wrap-option="wrap"/>
    </style:style>
    <style:style style:name="Mpr7388" style:family="presentation" style:parent-style-name="_31_6_5f_IBM_20_Planet_20_White-outline1">
      <style:graphic-properties fo:wrap-option="wrap"/>
    </style:style>
    <style:style style:name="Mpr7389" style:family="presentation" style:parent-style-name="_31_6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90" style:family="presentation" style:parent-style-name="_31_6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91" style:family="presentation" style:parent-style-name="_31_6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92" style:family="presentation" style:parent-style-name="_31_6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93" style:family="presentation" style:parent-style-name="_31_6_5f_IBM_20_Planet_20_White-notes">
      <style:graphic-properties fo:wrap-option="wrap"/>
    </style:style>
    <style:style style:name="Mpr7394" style:family="presentation" style:parent-style-name="_31_6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395" style:family="presentation" style:parent-style-name="_31_7_5f_IBM_20_Planet_20_White-title">
      <style:graphic-properties fo:wrap-option="wrap"/>
    </style:style>
    <style:style style:name="Mpr7396" style:family="presentation" style:parent-style-name="_31_7_5f_IBM_20_Planet_20_White-outline1">
      <style:graphic-properties fo:wrap-option="wrap"/>
    </style:style>
    <style:style style:name="Mpr7397" style:family="presentation" style:parent-style-name="_31_7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98" style:family="presentation" style:parent-style-name="_31_7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399" style:family="presentation" style:parent-style-name="_31_7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00" style:family="presentation" style:parent-style-name="_31_7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01" style:family="presentation" style:parent-style-name="_31_7_5f_IBM_20_Planet_20_White-notes">
      <style:graphic-properties fo:wrap-option="wrap"/>
    </style:style>
    <style:style style:name="Mpr7402" style:family="presentation" style:parent-style-name="_31_7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03" style:family="presentation" style:parent-style-name="_31_8_5f_IBM_20_Planet_20_White-title">
      <style:graphic-properties fo:wrap-option="wrap"/>
    </style:style>
    <style:style style:name="Mpr7404" style:family="presentation" style:parent-style-name="_31_8_5f_IBM_20_Planet_20_White-outline1">
      <style:graphic-properties fo:wrap-option="wrap"/>
    </style:style>
    <style:style style:name="Mpr7405" style:family="presentation" style:parent-style-name="_31_8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06" style:family="presentation" style:parent-style-name="_31_8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07" style:family="presentation" style:parent-style-name="_31_8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08" style:family="presentation" style:parent-style-name="_31_8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09" style:family="presentation" style:parent-style-name="_31_8_5f_IBM_20_Planet_20_White-notes">
      <style:graphic-properties fo:wrap-option="wrap"/>
    </style:style>
    <style:style style:name="Mpr7410" style:family="presentation" style:parent-style-name="_31_8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11" style:family="presentation" style:parent-style-name="_31_9_5f_IBM_20_Planet_20_White-title">
      <style:graphic-properties fo:wrap-option="wrap"/>
    </style:style>
    <style:style style:name="Mpr7412" style:family="presentation" style:parent-style-name="_31_9_5f_IBM_20_Planet_20_White-outline1">
      <style:graphic-properties fo:wrap-option="wrap"/>
    </style:style>
    <style:style style:name="Mpr7413" style:family="presentation" style:parent-style-name="_31_9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14" style:family="presentation" style:parent-style-name="_31_9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15" style:family="presentation" style:parent-style-name="_31_9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16" style:family="presentation" style:parent-style-name="_31_9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17" style:family="presentation" style:parent-style-name="_31_9_5f_IBM_20_Planet_20_White-notes">
      <style:graphic-properties fo:wrap-option="wrap"/>
    </style:style>
    <style:style style:name="Mpr7418" style:family="presentation" style:parent-style-name="_31_9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19" style:family="presentation" style:parent-style-name="_32_0_5f_IBM_20_Planet_20_White-title">
      <style:graphic-properties fo:wrap-option="wrap"/>
    </style:style>
    <style:style style:name="Mpr7420" style:family="presentation" style:parent-style-name="_32_0_5f_IBM_20_Planet_20_White-outline1">
      <style:graphic-properties fo:wrap-option="wrap"/>
    </style:style>
    <style:style style:name="Mpr7421" style:family="presentation" style:parent-style-name="_32_0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22" style:family="presentation" style:parent-style-name="_32_0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23" style:family="presentation" style:parent-style-name="_32_0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24" style:family="presentation" style:parent-style-name="_32_0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25" style:family="presentation" style:parent-style-name="_32_0_5f_IBM_20_Planet_20_White-notes">
      <style:graphic-properties fo:wrap-option="wrap"/>
    </style:style>
    <style:style style:name="Mpr7426" style:family="presentation" style:parent-style-name="_32_0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27" style:family="presentation" style:parent-style-name="_32_1_5f_IBM_20_Planet_20_White-title">
      <style:graphic-properties fo:wrap-option="wrap"/>
    </style:style>
    <style:style style:name="Mpr7428" style:family="presentation" style:parent-style-name="_32_1_5f_IBM_20_Planet_20_White-outline1">
      <style:graphic-properties fo:wrap-option="wrap"/>
    </style:style>
    <style:style style:name="Mpr7429" style:family="presentation" style:parent-style-name="_32_1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30" style:family="presentation" style:parent-style-name="_32_1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31" style:family="presentation" style:parent-style-name="_32_1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32" style:family="presentation" style:parent-style-name="_32_1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33" style:family="presentation" style:parent-style-name="_32_1_5f_IBM_20_Planet_20_White-notes">
      <style:graphic-properties fo:wrap-option="wrap"/>
    </style:style>
    <style:style style:name="Mpr7434" style:family="presentation" style:parent-style-name="_32_1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35" style:family="presentation" style:parent-style-name="_32_2_5f_IBM_20_Planet_20_White-title">
      <style:graphic-properties fo:wrap-option="wrap"/>
    </style:style>
    <style:style style:name="Mpr7436" style:family="presentation" style:parent-style-name="_32_2_5f_IBM_20_Planet_20_White-outline1">
      <style:graphic-properties fo:wrap-option="wrap"/>
    </style:style>
    <style:style style:name="Mpr7437" style:family="presentation" style:parent-style-name="_32_2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38" style:family="presentation" style:parent-style-name="_32_2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39" style:family="presentation" style:parent-style-name="_32_2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40" style:family="presentation" style:parent-style-name="_32_2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41" style:family="presentation" style:parent-style-name="_32_2_5f_IBM_20_Planet_20_White-notes">
      <style:graphic-properties fo:wrap-option="wrap"/>
    </style:style>
    <style:style style:name="Mpr7442" style:family="presentation" style:parent-style-name="_32_2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43" style:family="presentation" style:parent-style-name="_32_3_5f_IBM_20_Planet_20_White-title">
      <style:graphic-properties fo:wrap-option="wrap"/>
    </style:style>
    <style:style style:name="Mpr7444" style:family="presentation" style:parent-style-name="_32_3_5f_IBM_20_Planet_20_White-outline1">
      <style:graphic-properties fo:wrap-option="wrap"/>
    </style:style>
    <style:style style:name="Mpr7445" style:family="presentation" style:parent-style-name="_32_3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46" style:family="presentation" style:parent-style-name="_32_3_5f_IBM_20_Planet_20_White-backgroundobjects" style:list-style-name="ML7217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47" style:family="presentation" style:parent-style-name="_32_3_5f_IBM_20_Planet_20_White-backgroundobjects" style:list-style-name="ML7218">
      <style:graphic-properties draw:stroke="none" draw:fill="none" draw:fill-color="#ffffff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/>
    </style:style>
    <style:style style:name="Mpr7448" style:family="presentation" style:parent-style-name="_32_3_5f_IBM_20_Planet_20_Whit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49" style:family="presentation" style:parent-style-name="_32_3_5f_IBM_20_Planet_20_White-notes">
      <style:graphic-properties fo:wrap-option="wrap"/>
    </style:style>
    <style:style style:name="Mpr7450" style:family="presentation" style:parent-style-name="_32_3_5f_IBM_20_Planet_20_Whit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51" style:family="presentation" style:parent-style-name="_31__5f_Office_20_Theme-title">
      <style:graphic-properties fo:wrap-option="wrap"/>
    </style:style>
    <style:style style:name="Mpr7452" style:family="presentation" style:parent-style-name="_31__5f_Office_20_Theme-outline1">
      <style:graphic-properties fo:wrap-option="wrap"/>
    </style:style>
    <style:style style:name="Mpr7453" style:family="presentation" style:parent-style-name="_31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54" style:family="presentation" style:parent-style-name="_31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55" style:family="presentation" style:parent-style-name="_31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56" style:family="presentation" style:parent-style-name="_31_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57" style:family="presentation" style:parent-style-name="_31__5f_Office_20_Theme-notes">
      <style:graphic-properties fo:wrap-option="wrap"/>
    </style:style>
    <style:style style:name="Mpr7458" style:family="presentation" style:parent-style-name="_31_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59" style:family="presentation" style:parent-style-name="_33__5f_Office_20_Theme-title">
      <style:graphic-properties fo:wrap-option="wrap"/>
    </style:style>
    <style:style style:name="Mpr7460" style:family="presentation" style:parent-style-name="_33__5f_Office_20_Theme-outline1">
      <style:graphic-properties fo:wrap-option="wrap"/>
    </style:style>
    <style:style style:name="Mpr7461" style:family="presentation" style:parent-style-name="_33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62" style:family="presentation" style:parent-style-name="_33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63" style:family="presentation" style:parent-style-name="_33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64" style:family="presentation" style:parent-style-name="_33_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65" style:family="presentation" style:parent-style-name="_33__5f_Office_20_Theme-notes">
      <style:graphic-properties fo:wrap-option="wrap"/>
    </style:style>
    <style:style style:name="Mpr7466" style:family="presentation" style:parent-style-name="_33_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67" style:family="presentation" style:parent-style-name="_34__5f_Office_20_Theme-title">
      <style:graphic-properties fo:wrap-option="wrap"/>
    </style:style>
    <style:style style:name="Mpr7468" style:family="presentation" style:parent-style-name="_34__5f_Office_20_Theme-outline1">
      <style:graphic-properties fo:wrap-option="wrap"/>
    </style:style>
    <style:style style:name="Mpr7469" style:family="presentation" style:parent-style-name="_34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70" style:family="presentation" style:parent-style-name="_34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71" style:family="presentation" style:parent-style-name="_34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72" style:family="presentation" style:parent-style-name="_34_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73" style:family="presentation" style:parent-style-name="_34__5f_Office_20_Theme-notes">
      <style:graphic-properties fo:wrap-option="wrap"/>
    </style:style>
    <style:style style:name="Mpr7474" style:family="presentation" style:parent-style-name="_34_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75" style:family="presentation" style:parent-style-name="_35__5f_Office_20_Theme-title">
      <style:graphic-properties fo:wrap-option="wrap"/>
    </style:style>
    <style:style style:name="Mpr7476" style:family="presentation" style:parent-style-name="_35__5f_Office_20_Theme-outline1">
      <style:graphic-properties fo:wrap-option="wrap"/>
    </style:style>
    <style:style style:name="Mpr7477" style:family="presentation" style:parent-style-name="_35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78" style:family="presentation" style:parent-style-name="_35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79" style:family="presentation" style:parent-style-name="_35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80" style:family="presentation" style:parent-style-name="_35_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81" style:family="presentation" style:parent-style-name="_35__5f_Office_20_Theme-notes">
      <style:graphic-properties fo:wrap-option="wrap"/>
    </style:style>
    <style:style style:name="Mpr7482" style:family="presentation" style:parent-style-name="_35_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83" style:family="presentation" style:parent-style-name="_37__5f_Office_20_Theme-title">
      <style:graphic-properties fo:wrap-option="wrap"/>
    </style:style>
    <style:style style:name="Mpr7484" style:family="presentation" style:parent-style-name="_37__5f_Office_20_Theme-outline1">
      <style:graphic-properties fo:wrap-option="wrap"/>
    </style:style>
    <style:style style:name="Mpr7485" style:family="presentation" style:parent-style-name="_37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86" style:family="presentation" style:parent-style-name="_37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87" style:family="presentation" style:parent-style-name="_37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88" style:family="presentation" style:parent-style-name="_37_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89" style:family="presentation" style:parent-style-name="_37__5f_Office_20_Theme-notes">
      <style:graphic-properties fo:wrap-option="wrap"/>
    </style:style>
    <style:style style:name="Mpr7490" style:family="presentation" style:parent-style-name="_37_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91" style:family="presentation" style:parent-style-name="_38__5f_Office_20_Theme-title">
      <style:graphic-properties fo:wrap-option="wrap"/>
    </style:style>
    <style:style style:name="Mpr7492" style:family="presentation" style:parent-style-name="_38__5f_Office_20_Theme-outline1">
      <style:graphic-properties fo:wrap-option="wrap"/>
    </style:style>
    <style:style style:name="Mpr7493" style:family="presentation" style:parent-style-name="_38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94" style:family="presentation" style:parent-style-name="_38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95" style:family="presentation" style:parent-style-name="_38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496" style:family="presentation" style:parent-style-name="_38_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97" style:family="presentation" style:parent-style-name="_38__5f_Office_20_Theme-notes">
      <style:graphic-properties fo:wrap-option="wrap"/>
    </style:style>
    <style:style style:name="Mpr7498" style:family="presentation" style:parent-style-name="_38_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499" style:family="presentation" style:parent-style-name="_39__5f_Office_20_Theme-title">
      <style:graphic-properties fo:wrap-option="wrap"/>
    </style:style>
    <style:style style:name="Mpr7500" style:family="presentation" style:parent-style-name="_39__5f_Office_20_Theme-outline1">
      <style:graphic-properties fo:wrap-option="wrap"/>
    </style:style>
    <style:style style:name="Mpr7501" style:family="presentation" style:parent-style-name="_39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02" style:family="presentation" style:parent-style-name="_39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03" style:family="presentation" style:parent-style-name="_39_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04" style:family="presentation" style:parent-style-name="_39_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505" style:family="presentation" style:parent-style-name="_39__5f_Office_20_Theme-notes">
      <style:graphic-properties fo:wrap-option="wrap"/>
    </style:style>
    <style:style style:name="Mpr7506" style:family="presentation" style:parent-style-name="_39_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507" style:family="presentation" style:parent-style-name="_31_0_5f_Office_20_Theme-title">
      <style:graphic-properties fo:wrap-option="wrap"/>
    </style:style>
    <style:style style:name="Mpr7508" style:family="presentation" style:parent-style-name="_31_0_5f_Office_20_Theme-outline1">
      <style:graphic-properties fo:wrap-option="wrap"/>
    </style:style>
    <style:style style:name="Mpr7509" style:family="presentation" style:parent-style-name="_31_0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10" style:family="presentation" style:parent-style-name="_31_0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11" style:family="presentation" style:parent-style-name="_31_0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12" style:family="presentation" style:parent-style-name="_31_0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513" style:family="presentation" style:parent-style-name="_31_0_5f_Office_20_Theme-notes">
      <style:graphic-properties fo:wrap-option="wrap"/>
    </style:style>
    <style:style style:name="Mpr7514" style:family="presentation" style:parent-style-name="_31_0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515" style:family="presentation" style:parent-style-name="_31_1_5f_Office_20_Theme-title">
      <style:graphic-properties fo:wrap-option="wrap"/>
    </style:style>
    <style:style style:name="Mpr7516" style:family="presentation" style:parent-style-name="_31_1_5f_Office_20_Theme-outline1">
      <style:graphic-properties fo:wrap-option="wrap"/>
    </style:style>
    <style:style style:name="Mpr7517" style:family="presentation" style:parent-style-name="_31_1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18" style:family="presentation" style:parent-style-name="_31_1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19" style:family="presentation" style:parent-style-name="_31_1_5f_Office_20_Theme-backgroundobjects" style:list-style-name="ML7220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7520" style:family="presentation" style:parent-style-name="_31_1_5f_Office_20_Theme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7521" style:family="presentation" style:parent-style-name="_31_1_5f_Office_20_Theme-notes">
      <style:graphic-properties fo:wrap-option="wrap"/>
    </style:style>
    <style:style style:name="Mpr7522" style:family="presentation" style:parent-style-name="_31_1_5f_Office_20_Theme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7220" style:family="paragraph">
      <style:paragraph-properties fo:text-align="center" style:punctuation-wrap="simple" style:line-break="strict" style:writing-mode="lr-tb"/>
    </style:style>
    <style:style style:name="MP722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223" style:family="paragraph">
      <style:paragraph-properties fo:margin-left="0cm" fo:margin-right="0cm" fo:text-align="end" fo:text-indent="0cm" style:punctuation-wrap="hanging" style:line-break="strict"/>
    </style:style>
    <style:style style:name="MP722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233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7235" style:family="paragraph">
      <style:paragraph-properties style:punctuation-wrap="hanging" style:line-break="strict" style:writing-mode="lr-tb" style:font-independent-line-spacing="true"/>
    </style:style>
    <style:style style:name="MP7237" style:family="paragraph">
      <style:paragraph-properties fo:text-align="center" style:punctuation-wrap="simple" style:line-break="strict" style:writing-mode="lr-tb"/>
      <style:text-properties fo:font-size="24pt"/>
    </style:style>
    <style:style style:name="MP7239" style:family="paragraph">
      <style:paragraph-properties fo:text-align="center" style:punctuation-wrap="hanging" style:line-break="strict" style:writing-mode="lr-tb"/>
      <style:text-properties fo:font-size="24pt"/>
    </style:style>
    <style:style style:name="MP7243" style:family="paragraph">
      <style:paragraph-properties fo:margin-left="0cm" fo:margin-right="0cm" fo:margin-top="0cm" fo:margin-bottom="0.317cm" fo:line-height="100%" fo:text-indent="0cm" style:punctuation-wrap="hanging" style:line-break="strict"/>
    </style:style>
    <style:style style:name="MP7248" style:family="paragraph">
      <style:paragraph-properties fo:margin-left="0cm" fo:margin-right="0cm" fo:text-indent="0cm" style:punctuation-wrap="hanging" style:line-break="strict"/>
    </style:style>
    <style:style style:name="MP7252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7265" style:family="paragraph">
      <style:paragraph-properties fo:margin-left="0cm" fo:margin-right="0cm" fo:line-height="100%" fo:text-indent="0cm" style:punctuation-wrap="hanging" style:line-break="strict"/>
    </style:style>
    <style:style style:name="MP7268" style:family="paragraph">
      <style:paragraph-properties fo:margin-left="0cm" fo:margin-right="0cm" fo:line-height="100%" fo:text-indent="0cm" style:punctuation-wrap="simple" style:line-break="strict" style:writing-mode="lr-tb" style:font-independent-line-spacing="true"/>
    </style:style>
    <style:style style:name="MP7270" style:family="paragraph">
      <style:paragraph-properties fo:margin-left="0cm" fo:margin-right="0cm" fo:line-height="100%" fo:text-align="center" fo:text-indent="0cm" style:punctuation-wrap="simple" style:line-break="strict" style:writing-mode="lr-tb" style:font-independent-line-spacing="true"/>
    </style:style>
    <style:style style:name="MP727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273" style:family="paragraph">
      <style:paragraph-properties fo:margin-left="0cm" fo:margin-right="0cm" fo:line-height="100%" fo:text-align="end" fo:text-indent="0cm" style:punctuation-wrap="simple" style:line-break="strict" style:writing-mode="lr-tb" style:font-independent-line-spacing="true"/>
    </style:style>
    <style:style style:name="MP7279" style:family="paragraph">
      <style:paragraph-properties style:punctuation-wrap="simple" style:line-break="strict" style:writing-mode="lr-tb" style:font-independent-line-spacing="true"/>
    </style:style>
    <style:style style:name="MT7224" style:family="text">
      <style:text-properties fo:font-size="13pt" fo:language="en" fo:country="US" style:font-size-asian="13pt" style:font-size-complex="13pt"/>
    </style:style>
    <style:style style:name="MT7241" style:family="text">
      <style:text-properties fo:color="#000000" fo:font-size="8pt" style:font-family-asian="'ＭＳ Ｐゴシック'" style:font-pitch-asian="variable" style:font-size-asian="8pt" style:font-family-complex="'ＭＳ Ｐゴシック'" style:font-pitch-complex="variable" style:font-size-complex="8pt"/>
    </style:style>
    <style:style style:name="MT7244" style:family="text">
      <style:text-properties fo:color="#000000" fo:font-family="'Century Gothic'" style:font-family-generic="swiss" style:font-pitch="variable" fo:font-size="10pt" style:font-family-asian="'ＭＳ Ｐゴシック'" style:font-pitch-asian="variable" style:font-size-asian="10pt" style:font-family-complex="'ＭＳ Ｐゴシック'" style:font-pitch-complex="variable" style:font-size-complex="10pt"/>
    </style:style>
    <style:style style:name="MT7249" style:family="text">
      <style:text-properties fo:color="#ffffff" fo:font-size="8pt" fo:language="en" fo:country="US" style:font-family-asian="'ＭＳ Ｐゴシック'" style:font-pitch-asian="variable" style:font-size-asian="8pt" style:font-family-complex="'ＭＳ Ｐゴシック'" style:font-pitch-complex="variable" style:font-size-complex="8pt"/>
    </style:style>
    <style:style style:name="MT7266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7289" style:family="text">
      <style:text-properties fo:color="#ffffff" fo:font-size="8pt" fo:language="en" fo:country="US" style:font-size-asian="8pt" style:font-size-complex="8pt"/>
    </style:style>
    <text:list-style style:name="ML72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21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21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7220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7218">
      <draw:rect draw:style-name="Mgr7219" draw:text-style-name="MP7220" draw:layer="backgroundobjects" svg:width="20.32cm" svg:height="26.67cm" svg:x="0cm" svg:y="0cm">
        <text:p/>
      </draw:rect>
      <draw:frame draw:style-name="Mgr7221" draw:text-style-name="MP7222" draw:layer="backgroundobjects" svg:width="8.806cm" svg:height="1.333cm" svg:x="0cm" svg:y="0cm" presentation:class="header">
        <draw:text-box>
          <text:p/>
        </draw:text-box>
      </draw:frame>
      <draw:frame draw:style-name="Mgr7221" draw:text-style-name="MP7225" draw:layer="backgroundobjects" svg:width="8.807cm" svg:height="1.333cm" svg:x="11.508cm" svg:y="0cm" presentation:class="date-time">
        <draw:text-box>
          <text:list text:style-name="ML7217">
            <text:list-header>
              <text:p text:style-name="MP7223"><text:span text:style-name="MT7224"><presentation:date-time/></text:span></text:p>
            </text:list-header>
          </text:list>
        </draw:text-box>
      </draw:frame>
      <draw:frame draw:style-name="Mgr7226" draw:text-style-name="MP7222" draw:layer="backgroundobjects" svg:width="8.806cm" svg:height="1.333cm" svg:x="0cm" svg:y="25.333cm" presentation:class="footer">
        <draw:text-box>
          <text:p/>
        </draw:text-box>
      </draw:frame>
      <draw:frame draw:style-name="Mgr7226" draw:text-style-name="MP7225" draw:layer="backgroundobjects" svg:width="8.807cm" svg:height="1.333cm" svg:x="11.508cm" svg:y="25.333cm" presentation:class="page-number">
        <draw:text-box>
          <text:list text:style-name="ML7217">
            <text:list-header>
              <text:p text:style-name="MP7223"><text:span text:style-name="MT7224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IBM2009" style:page-layout-name="PM1" draw:style-name="Mdp7217">
      <office:forms form:automatic-focus="false" form:apply-design-mode="false"/>
      <draw:frame presentation:style-name="Mpr7227" draw:layer="backgroundobjects" svg:width="24.893cm" svg:height="1.098cm" svg:x="0.506cm" svg:y="1.649cm" presentation:class="title" presentation:placeholder="true">
        <draw:text-box/>
      </draw:frame>
      <draw:frame presentation:style-name="Mpr7228" draw:layer="backgroundobjects" svg:width="24.13cm" svg:height="12.445cm" svg:x="0.507cm" svg:y="5.208cm" presentation:class="outline" presentation:placeholder="true">
        <draw:text-box/>
      </draw:frame>
      <presentation:notes style:page-layout-name="PM0">
        <draw:frame presentation:style-name="Mpr7229" draw:text-style-name="MP7222" draw:layer="backgroundobjects" svg:width="8.806cm" svg:height="1.333cm" svg:x="0cm" svg:y="0cm" presentation:class="header">
          <draw:text-box>
            <text:p/>
          </draw:text-box>
        </draw:frame>
        <draw:frame presentation:style-name="Mpr7229" draw:text-style-name="MP7225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227" draw:layer="backgroundobjects" svg:width="13.335cm" svg:height="10.002cm" svg:x="3.492cm" svg:y="2.001cm" presentation:class="page"/>
        <draw:frame presentation:style-name="Mpr7230" draw:layer="backgroundobjects" svg:width="16.254cm" svg:height="12cm" svg:x="2.033cm" svg:y="12.668cm" presentation:class="notes" presentation:placeholder="true">
          <draw:text-box/>
        </draw:frame>
        <draw:frame presentation:style-name="Mpr7231" draw:text-style-name="MP7222" draw:layer="backgroundobjects" svg:width="8.806cm" svg:height="1.333cm" svg:x="0cm" svg:y="25.333cm" presentation:class="footer">
          <draw:text-box>
            <text:p/>
          </draw:text-box>
        </draw:frame>
        <draw:frame presentation:style-name="Mpr7231" draw:text-style-name="MP7225" draw:layer="backgroundobjects" svg:width="8.807cm" svg:height="1.333cm" svg:x="11.508cm" svg:y="25.333cm" presentation:class="page-number">
          <draw:text-box>
            <text:list text:style-name="ML7217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IBM_20_Planet_20_White" style:display-name="IBM Planet White" style:page-layout-name="PM1" draw:style-name="Mdp7217">
      <office:forms form:automatic-focus="false" form:apply-design-mode="false"/>
      <draw:frame presentation:style-name="Mpr7232" draw:text-style-name="MP7233" draw:layer="backgroundobjects" svg:width="2.791cm" svg:height="0.595cm" svg:x="1.525cm" svg:y="18.247cm" presentation:class="date-time">
        <draw:text-box>
          <text:p/>
        </draw:text-box>
      </draw:frame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frame presentation:style-name="Mpr7240" draw:layer="backgroundobjects" svg:width="24.13cm" svg:height="1.778cm" svg:x="0.507cm" svg:y="1.648cm" presentation:class="title" presentation:placeholder="true">
        <draw:text-box/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Pictures/10000000000001D300000014981F4165.jpg" xlink:type="simple" xlink:show="embed" xlink:actuate="onLoad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Pictures/10000201000004430000002B0D870267.png" xlink:type="simple" xlink:show="embed" xlink:actuate="onLoad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246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247" draw:layer="backgroundobjects" svg:width="24.13cm" svg:height="13.746cm" svg:x="0.507cm" svg:y="3.888cm" presentation:class="outline" presentation:placeholder="true">
        <draw:text-box/>
      </draw:frame>
      <draw:frame presentation:style-name="Mpr7250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4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251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251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240" draw:layer="backgroundobjects" svg:width="13.335cm" svg:height="10.002cm" svg:x="3.492cm" svg:y="2.001cm" presentation:class="page"/>
        <draw:frame presentation:style-name="Mpr7253" draw:layer="backgroundobjects" svg:width="16.254cm" svg:height="12cm" svg:x="2.033cm" svg:y="12.668cm" presentation:class="notes" presentation:placeholder="true">
          <draw:text-box/>
        </draw:frame>
        <draw:frame presentation:style-name="Mpr7254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254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_5f_IBM_20_Planet_20_White" style:display-name="1_IBM Planet White" style:page-layout-name="PM1" draw:style-name="Mdp7217">
      <office:forms form:automatic-focus="false" form:apply-design-mode="false"/>
      <draw:frame presentation:style-name="Mpr7255" draw:text-style-name="MP7233" draw:layer="backgroundobjects" svg:width="2.791cm" svg:height="0.595cm" svg:x="1.525cm" svg:y="18.247cm" presentation:class="date-time">
        <draw:text-box>
          <text:p/>
        </draw:text-box>
      </draw:frame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frame presentation:style-name="Mpr7256" draw:layer="backgroundobjects" svg:width="24.13cm" svg:height="1.778cm" svg:x="0.507cm" svg:y="1.648cm" presentation:class="title" presentation:placeholder="true">
        <draw:text-box/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257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258" draw:layer="backgroundobjects" svg:width="24.13cm" svg:height="13.746cm" svg:x="0.507cm" svg:y="3.888cm" presentation:class="outline" presentation:placeholder="true">
        <draw:text-box/>
      </draw:frame>
      <draw:frame presentation:style-name="Mpr7259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4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260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260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256" draw:layer="backgroundobjects" svg:width="13.335cm" svg:height="10.002cm" svg:x="3.492cm" svg:y="2.001cm" presentation:class="page"/>
        <draw:frame presentation:style-name="Mpr7261" draw:layer="backgroundobjects" svg:width="16.254cm" svg:height="12cm" svg:x="2.033cm" svg:y="12.668cm" presentation:class="notes" presentation:placeholder="true">
          <draw:text-box/>
        </draw:frame>
        <draw:frame presentation:style-name="Mpr7262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262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Office_20_Theme" style:display-name="Office Theme" style:page-layout-name="PM1" draw:style-name="Mdp7217">
      <office:forms form:automatic-focus="false" form:apply-design-mode="false"/>
      <draw:frame presentation:style-name="Mpr7263" draw:layer="backgroundobjects" svg:width="22.86cm" svg:height="3.985cm" svg:x="1.27cm" svg:y="0.358cm" presentation:class="title" presentation:placeholder="true">
        <draw:text-box/>
      </draw:frame>
      <draw:frame presentation:style-name="Mpr7264" draw:layer="backgroundobjects" svg:width="22.86cm" svg:height="12.573cm" svg:x="1.27cm" svg:y="4.445cm" presentation:class="outline" presentation:placeholder="true">
        <draw:text-box/>
      </draw:frame>
      <draw:frame presentation:style-name="Mpr7267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269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272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274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274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263" draw:layer="backgroundobjects" svg:width="13.335cm" svg:height="10.002cm" svg:x="3.492cm" svg:y="2.001cm" presentation:class="page"/>
        <draw:frame presentation:style-name="Mpr7275" draw:layer="backgroundobjects" svg:width="16.254cm" svg:height="12cm" svg:x="2.033cm" svg:y="12.668cm" presentation:class="notes" presentation:placeholder="true">
          <draw:text-box/>
        </draw:frame>
        <draw:frame presentation:style-name="Mpr7276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276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2__5f_IBM_20_Planet_20_White" style:display-name="2_IBM Planet White" style:page-layout-name="PM1" draw:style-name="Mdp7217">
      <office:forms form:automatic-focus="false" form:apply-design-mode="false"/>
      <draw:custom-shape draw:name="Rectangle 2" draw:style-name="Mgr7234" draw:text-style-name="MP7235" draw:layer="backgroundobjects" svg:width="25.4cm" svg:height="0.891cm" svg:x="0cm" svg:y="18.159cm">
        <text:p/>
        <draw:enhanced-geometry svg:viewBox="0 0 21600 21600" draw:type="rectangle" draw:enhanced-path="M 0 0 L 21600 0 21600 21600 0 21600 0 0 Z N"/>
      </draw:custom-shape>
      <draw:frame draw:name="Picture 3" draw:style-name="Mgr7238" draw:text-style-name="MP7239" draw:layer="backgroundobjects" svg:width="23.861cm" svg:height="6.2cm" svg:x="0.75cm" svg:y="10.182cm">
        <draw:image xlink:href="Pictures/1000000000000385000000EA0BEF898D.jpg" xlink:type="simple" xlink:show="embed" xlink:actuate="onLoad">
          <text:p/>
        </draw:image>
        <svg:title>SP_PPT2</svg:title>
      </draw:frame>
      <draw:line draw:name="Line 6" draw:style-name="Mgr7236" draw:text-style-name="MP7237" draw:layer="backgroundobjects" svg:x1="0.763cm" svg:y1="2.919cm" svg:x2="24.637cm" svg:y2="2.919cm">
        <text:p/>
      </draw:line>
      <draw:custom-shape draw:name="Rectangle 18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3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.636cm" svg:height="0.657cm" svg:x="23.001cm" svg:y="1.901cm">
        <draw:image xlink:href="Pictures/100002010000008E000000391B33FF39.png" xlink:type="simple" xlink:show="embed" xlink:actuate="onLoad">
          <text:p/>
        </draw:image>
        <svg:title>R120_G137_B251-200</svg:title>
      </draw:frame>
      <draw:g draw:name="Group 9">
        <draw:custom-shape draw:name="Rectangle 10" draw:style-name="Mgr7277" draw:text-style-name="MP7235" draw:layer="backgroundobjects" svg:width="3.767cm" svg:height="1.277cm" svg:x="0.763cm" svg:y="10.182cm">
          <text:p/>
          <draw:enhanced-geometry svg:viewBox="0 0 21600 21600" draw:type="rectangle" draw:enhanced-path="M 0 0 L 21600 0 21600 21600 0 21600 0 0 Z N"/>
        </draw:custom-shape>
        <draw:custom-shape draw:name="Rectangle 11" draw:style-name="Mgr7277" draw:text-style-name="MP7235" draw:layer="backgroundobjects" svg:width="3.767cm" svg:height="1.281cm" svg:x="0.763cm" svg:y="12.63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7277" draw:text-style-name="MP7235" draw:layer="backgroundobjects" svg:width="1.181cm" svg:height="1.277cm" svg:x="0.763cm" svg:y="15.109cm">
          <text:p/>
          <draw:enhanced-geometry svg:viewBox="0 0 21600 21600" draw:type="rectangle" draw:enhanced-path="M 0 0 L 21600 0 21600 21600 0 21600 0 0 Z N"/>
        </draw:custom-shape>
        <draw:custom-shape draw:name="Rectangle 13" draw:style-name="Mgr7277" draw:text-style-name="MP7235" draw:layer="backgroundobjects" svg:width="3.767cm" svg:height="1.277cm" svg:x="20.869cm" svg:y="10.182cm">
          <text:p/>
          <draw:enhanced-geometry svg:viewBox="0 0 21600 21600" draw:type="rectangle" draw:enhanced-path="M 0 0 L 21600 0 21600 21600 0 21600 0 0 Z N"/>
        </draw:custom-shape>
        <draw:custom-shape draw:name="Rectangle 14" draw:style-name="Mgr7277" draw:text-style-name="MP7235" draw:layer="backgroundobjects" svg:width="3.767cm" svg:height="1.281cm" svg:x="20.869cm" svg:y="12.639cm">
          <text:p/>
          <draw:enhanced-geometry svg:viewBox="0 0 21600 21600" draw:type="rectangle" draw:enhanced-path="M 0 0 L 21600 0 21600 21600 0 21600 0 0 Z N"/>
        </draw:custom-shape>
        <draw:custom-shape draw:name="Rectangle 15" draw:style-name="Mgr7277" draw:text-style-name="MP7235" draw:layer="backgroundobjects" svg:width="1.181cm" svg:height="1.277cm" svg:x="23.456cm" svg:y="15.109cm">
          <text:p/>
          <draw:enhanced-geometry svg:viewBox="0 0 21600 21600" draw:type="rectangle" draw:enhanced-path="M 0 0 L 21600 0 21600 21600 0 21600 0 0 Z N"/>
        </draw:custom-shape>
        <draw:custom-shape draw:name="Freeform 16" draw:style-name="Mgr7278" draw:text-style-name="MP7279" draw:layer="backgroundobjects" svg:width="12.566cm" svg:height="1.277cm" svg:x="5.79cm" svg:y="10.182cm">
          <text:p/>
          <draw:enhanced-geometry svg:viewBox="0 0 2880 288" draw:extrusion-allowed="true" draw:text-areas="0 0 2880 288" draw:glue-points="0 0 0 288 2880 288 2838 256 2660 134 2430 46 2230 10 2112 0 0 0" draw:type="non-primitive" draw:enhanced-path="M 0 0 L 0 288 2880 288 2838 256 C 2838 256 2728 169 2660 134 2592 99 2502 67 2430 46 2358 25 2283 18 2230 10 L 2112 0 0 0 Z N"/>
        </draw:custom-shape>
        <draw:custom-shape draw:name="Freeform 17" draw:style-name="Mgr7278" draw:text-style-name="MP7279" draw:layer="backgroundobjects" svg:width="13.937cm" svg:height="1.29cm" svg:x="5.79cm" svg:y="12.639cm">
          <text:p/>
          <draw:enhanced-geometry svg:viewBox="0 0 3194 290" draw:extrusion-allowed="true" draw:text-areas="0 0 3194 290" draw:glue-points="0 0 0 288 3194 290 3188 256 3160 146 3118 34 3102 2 0 0" draw:type="non-primitive" draw:enhanced-path="M 0 0 L 0 288 3194 290 3188 256 C 3182 232 3172 183 3160 146 3146 103 3128 58 3118 34 L 3102 2 0 0 Z N"/>
        </draw:custom-shape>
        <draw:custom-shape draw:name="Freeform 18" draw:style-name="Mgr7278" draw:text-style-name="MP7279" draw:layer="backgroundobjects" svg:width="4.026cm" svg:height="1.286cm" svg:x="15.846cm" svg:y="15.1cm">
          <text:p/>
          <draw:enhanced-geometry svg:viewBox="0 0 3194 290" draw:extrusion-allowed="true" draw:text-areas="0 0 3194 290" draw:glue-points="0 290 0 2 3194 0 3176 156 3150 254 3140 290 0 290" draw:type="non-primitive" draw:enhanced-path="M 0 290 L 0 2 3194 0 3176 156 C 3169 198 3162 232 3150 254 L 3140 290 0 290 Z N"/>
        </draw:custom-shape>
        <draw:custom-shape draw:name="Rectangle 19" draw:style-name="Mgr7277" draw:text-style-name="MP7235" draw:layer="backgroundobjects" svg:width="3.768cm" svg:height="1.277cm" svg:x="8.302cm" svg:y="15.109cm">
          <text:p/>
          <draw:enhanced-geometry svg:viewBox="0 0 21600 21600" draw:type="rectangle" draw:enhanced-path="M 0 0 L 21600 0 21600 21600 0 21600 0 0 Z N"/>
        </draw:custom-shape>
      </draw:g>
      <draw:frame presentation:style-name="Mpr7280" draw:layer="backgroundobjects" svg:width="24.13cm" svg:height="1.778cm" svg:x="0.507cm" svg:y="1.648cm" presentation:class="title" presentation:placeholder="true">
        <draw:text-box/>
      </draw:frame>
      <draw:frame presentation:style-name="Mpr7281" draw:layer="backgroundobjects" svg:width="24.13cm" svg:height="13.746cm" svg:x="0.507cm" svg:y="3.888cm" presentation:class="outline" presentation:placeholder="true">
        <draw:text-box/>
      </draw:frame>
      <presentation:notes style:page-layout-name="PM0">
        <draw:frame presentation:style-name="Mpr7282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282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280" draw:layer="backgroundobjects" svg:width="13.335cm" svg:height="10.002cm" svg:x="3.492cm" svg:y="2.001cm" presentation:class="page"/>
        <draw:frame presentation:style-name="Mpr7283" draw:layer="backgroundobjects" svg:width="16.254cm" svg:height="12cm" svg:x="2.033cm" svg:y="12.668cm" presentation:class="notes" presentation:placeholder="true">
          <draw:text-box/>
        </draw:frame>
        <draw:frame presentation:style-name="Mpr7284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284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3__5f_IBM_20_Planet_20_White" style:display-name="3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285" draw:layer="backgroundobjects" svg:width="24.13cm" svg:height="1.778cm" svg:x="0.507cm" svg:y="1.648cm" presentation:class="title" presentation:placeholder="true">
        <draw:text-box/>
      </draw:frame>
      <draw:frame presentation:style-name="Mpr7286" draw:layer="backgroundobjects" svg:width="24.13cm" svg:height="13.746cm" svg:x="0.507cm" svg:y="3.888cm" presentation:class="outline" presentation:placeholder="true">
        <draw:text-box/>
      </draw:frame>
      <draw:frame presentation:style-name="Mpr7287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288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290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291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291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285" draw:layer="backgroundobjects" svg:width="13.335cm" svg:height="10.002cm" svg:x="3.492cm" svg:y="2.001cm" presentation:class="page"/>
        <draw:frame presentation:style-name="Mpr7292" draw:layer="backgroundobjects" svg:width="16.254cm" svg:height="12cm" svg:x="2.033cm" svg:y="12.668cm" presentation:class="notes" presentation:placeholder="true">
          <draw:text-box/>
        </draw:frame>
        <draw:frame presentation:style-name="Mpr7293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293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4__5f_IBM_20_Planet_20_White" style:display-name="4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294" draw:layer="backgroundobjects" svg:width="24.13cm" svg:height="1.778cm" svg:x="0.507cm" svg:y="1.648cm" presentation:class="title" presentation:placeholder="true">
        <draw:text-box/>
      </draw:frame>
      <draw:frame presentation:style-name="Mpr7295" draw:layer="backgroundobjects" svg:width="24.13cm" svg:height="13.746cm" svg:x="0.507cm" svg:y="3.888cm" presentation:class="outline" presentation:placeholder="true">
        <draw:text-box/>
      </draw:frame>
      <draw:frame presentation:style-name="Mpr7296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297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298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299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299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294" draw:layer="backgroundobjects" svg:width="13.335cm" svg:height="10.002cm" svg:x="3.492cm" svg:y="2.001cm" presentation:class="page"/>
        <draw:frame presentation:style-name="Mpr7300" draw:layer="backgroundobjects" svg:width="16.254cm" svg:height="12cm" svg:x="2.033cm" svg:y="12.668cm" presentation:class="notes" presentation:placeholder="true">
          <draw:text-box/>
        </draw:frame>
        <draw:frame presentation:style-name="Mpr7301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01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5__5f_IBM_20_Planet_20_White" style:display-name="5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02" draw:layer="backgroundobjects" svg:width="24.13cm" svg:height="1.778cm" svg:x="0.507cm" svg:y="1.648cm" presentation:class="title" presentation:placeholder="true">
        <draw:text-box/>
      </draw:frame>
      <draw:frame presentation:style-name="Mpr7303" draw:layer="backgroundobjects" svg:width="24.13cm" svg:height="13.746cm" svg:x="0.507cm" svg:y="3.888cm" presentation:class="outline" presentation:placeholder="true">
        <draw:text-box/>
      </draw:frame>
      <draw:frame presentation:style-name="Mpr7304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05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06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07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07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02" draw:layer="backgroundobjects" svg:width="13.335cm" svg:height="10.002cm" svg:x="3.492cm" svg:y="2.001cm" presentation:class="page"/>
        <draw:frame presentation:style-name="Mpr7308" draw:layer="backgroundobjects" svg:width="16.254cm" svg:height="12cm" svg:x="2.033cm" svg:y="12.668cm" presentation:class="notes" presentation:placeholder="true">
          <draw:text-box/>
        </draw:frame>
        <draw:frame presentation:style-name="Mpr7309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09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6__5f_IBM_20_Planet_20_White" style:display-name="6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10" draw:layer="backgroundobjects" svg:width="24.13cm" svg:height="1.778cm" svg:x="0.507cm" svg:y="1.648cm" presentation:class="title" presentation:placeholder="true">
        <draw:text-box/>
      </draw:frame>
      <draw:frame presentation:style-name="Mpr7311" draw:layer="backgroundobjects" svg:width="24.13cm" svg:height="13.746cm" svg:x="0.507cm" svg:y="3.888cm" presentation:class="outline" presentation:placeholder="true">
        <draw:text-box/>
      </draw:frame>
      <draw:frame presentation:style-name="Mpr7312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13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14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15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15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10" draw:layer="backgroundobjects" svg:width="13.335cm" svg:height="10.002cm" svg:x="3.492cm" svg:y="2.001cm" presentation:class="page"/>
        <draw:frame presentation:style-name="Mpr7316" draw:layer="backgroundobjects" svg:width="16.254cm" svg:height="12cm" svg:x="2.033cm" svg:y="12.668cm" presentation:class="notes" presentation:placeholder="true">
          <draw:text-box/>
        </draw:frame>
        <draw:frame presentation:style-name="Mpr7317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17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7__5f_IBM_20_Planet_20_White" style:display-name="7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18" draw:layer="backgroundobjects" svg:width="24.13cm" svg:height="1.778cm" svg:x="0.507cm" svg:y="1.648cm" presentation:class="title" presentation:placeholder="true">
        <draw:text-box/>
      </draw:frame>
      <draw:frame presentation:style-name="Mpr7319" draw:layer="backgroundobjects" svg:width="24.13cm" svg:height="13.746cm" svg:x="0.507cm" svg:y="3.888cm" presentation:class="outline" presentation:placeholder="true">
        <draw:text-box/>
      </draw:frame>
      <draw:frame presentation:style-name="Mpr7320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21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22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23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23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18" draw:layer="backgroundobjects" svg:width="13.335cm" svg:height="10.002cm" svg:x="3.492cm" svg:y="2.001cm" presentation:class="page"/>
        <draw:frame presentation:style-name="Mpr7324" draw:layer="backgroundobjects" svg:width="16.254cm" svg:height="12cm" svg:x="2.033cm" svg:y="12.668cm" presentation:class="notes" presentation:placeholder="true">
          <draw:text-box/>
        </draw:frame>
        <draw:frame presentation:style-name="Mpr7325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25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8__5f_IBM_20_Planet_20_White" style:display-name="8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26" draw:layer="backgroundobjects" svg:width="24.13cm" svg:height="1.778cm" svg:x="0.507cm" svg:y="1.648cm" presentation:class="title" presentation:placeholder="true">
        <draw:text-box/>
      </draw:frame>
      <draw:frame presentation:style-name="Mpr7327" draw:layer="backgroundobjects" svg:width="24.13cm" svg:height="13.746cm" svg:x="0.507cm" svg:y="3.888cm" presentation:class="outline" presentation:placeholder="true">
        <draw:text-box/>
      </draw:frame>
      <draw:frame presentation:style-name="Mpr7328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29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30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31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31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26" draw:layer="backgroundobjects" svg:width="13.335cm" svg:height="10.002cm" svg:x="3.492cm" svg:y="2.001cm" presentation:class="page"/>
        <draw:frame presentation:style-name="Mpr7332" draw:layer="backgroundobjects" svg:width="16.254cm" svg:height="12cm" svg:x="2.033cm" svg:y="12.668cm" presentation:class="notes" presentation:placeholder="true">
          <draw:text-box/>
        </draw:frame>
        <draw:frame presentation:style-name="Mpr7333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33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9__5f_IBM_20_Planet_20_White" style:display-name="9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34" draw:layer="backgroundobjects" svg:width="24.13cm" svg:height="1.778cm" svg:x="0.507cm" svg:y="1.648cm" presentation:class="title" presentation:placeholder="true">
        <draw:text-box/>
      </draw:frame>
      <draw:frame presentation:style-name="Mpr7335" draw:layer="backgroundobjects" svg:width="24.13cm" svg:height="13.746cm" svg:x="0.507cm" svg:y="3.888cm" presentation:class="outline" presentation:placeholder="true">
        <draw:text-box/>
      </draw:frame>
      <draw:frame presentation:style-name="Mpr7336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37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38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39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39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34" draw:layer="backgroundobjects" svg:width="13.335cm" svg:height="10.002cm" svg:x="3.492cm" svg:y="2.001cm" presentation:class="page"/>
        <draw:frame presentation:style-name="Mpr7340" draw:layer="backgroundobjects" svg:width="16.254cm" svg:height="12cm" svg:x="2.033cm" svg:y="12.668cm" presentation:class="notes" presentation:placeholder="true">
          <draw:text-box/>
        </draw:frame>
        <draw:frame presentation:style-name="Mpr7341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41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0_5f_IBM_20_Planet_20_White" style:display-name="10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42" draw:layer="backgroundobjects" svg:width="24.13cm" svg:height="1.778cm" svg:x="0.507cm" svg:y="1.648cm" presentation:class="title" presentation:placeholder="true">
        <draw:text-box/>
      </draw:frame>
      <draw:frame presentation:style-name="Mpr7343" draw:layer="backgroundobjects" svg:width="24.13cm" svg:height="13.746cm" svg:x="0.507cm" svg:y="3.888cm" presentation:class="outline" presentation:placeholder="true">
        <draw:text-box/>
      </draw:frame>
      <draw:frame presentation:style-name="Mpr7344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45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46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47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47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42" draw:layer="backgroundobjects" svg:width="13.335cm" svg:height="10.002cm" svg:x="3.492cm" svg:y="2.001cm" presentation:class="page"/>
        <draw:frame presentation:style-name="Mpr7348" draw:layer="backgroundobjects" svg:width="16.254cm" svg:height="12cm" svg:x="2.033cm" svg:y="12.668cm" presentation:class="notes" presentation:placeholder="true">
          <draw:text-box/>
        </draw:frame>
        <draw:frame presentation:style-name="Mpr7349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49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1_5f_IBM_20_Planet_20_White" style:display-name="11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50" draw:layer="backgroundobjects" svg:width="24.13cm" svg:height="1.778cm" svg:x="0.507cm" svg:y="1.648cm" presentation:class="title" presentation:placeholder="true">
        <draw:text-box/>
      </draw:frame>
      <draw:frame presentation:style-name="Mpr7351" draw:layer="backgroundobjects" svg:width="24.13cm" svg:height="13.746cm" svg:x="0.507cm" svg:y="3.888cm" presentation:class="outline" presentation:placeholder="true">
        <draw:text-box/>
      </draw:frame>
      <draw:frame presentation:style-name="Mpr7352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53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54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55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55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50" draw:layer="backgroundobjects" svg:width="13.335cm" svg:height="10.002cm" svg:x="3.492cm" svg:y="2.001cm" presentation:class="page"/>
        <draw:frame presentation:style-name="Mpr7356" draw:layer="backgroundobjects" svg:width="16.254cm" svg:height="12cm" svg:x="2.033cm" svg:y="12.668cm" presentation:class="notes" presentation:placeholder="true">
          <draw:text-box/>
        </draw:frame>
        <draw:frame presentation:style-name="Mpr7357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57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2_5f_IBM_20_Planet_20_White" style:display-name="12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58" draw:layer="backgroundobjects" svg:width="24.13cm" svg:height="1.778cm" svg:x="0.507cm" svg:y="1.648cm" presentation:class="title" presentation:placeholder="true">
        <draw:text-box/>
      </draw:frame>
      <draw:frame presentation:style-name="Mpr7359" draw:layer="backgroundobjects" svg:width="24.13cm" svg:height="13.746cm" svg:x="0.507cm" svg:y="3.888cm" presentation:class="outline" presentation:placeholder="true">
        <draw:text-box/>
      </draw:frame>
      <draw:frame presentation:style-name="Mpr7360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61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62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63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63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58" draw:layer="backgroundobjects" svg:width="13.335cm" svg:height="10.002cm" svg:x="3.492cm" svg:y="2.001cm" presentation:class="page"/>
        <draw:frame presentation:style-name="Mpr7364" draw:layer="backgroundobjects" svg:width="16.254cm" svg:height="12cm" svg:x="2.033cm" svg:y="12.668cm" presentation:class="notes" presentation:placeholder="true">
          <draw:text-box/>
        </draw:frame>
        <draw:frame presentation:style-name="Mpr7365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65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3_5f_IBM_20_Planet_20_White" style:display-name="13_IBM Planet White" style:page-layout-name="PM1" draw:style-name="Mdp7217">
      <office:forms form:automatic-focus="false" form:apply-design-mode="false"/>
      <draw:custom-shape draw:name="Rectangle 2" draw:style-name="Mgr7234" draw:text-style-name="MP7235" draw:layer="backgroundobjects" svg:width="25.4cm" svg:height="0.891cm" svg:x="0cm" svg:y="18.159cm">
        <text:p/>
        <draw:enhanced-geometry svg:viewBox="0 0 21600 21600" draw:type="rectangle" draw:enhanced-path="M 0 0 L 21600 0 21600 21600 0 21600 0 0 Z N"/>
      </draw:custom-shape>
      <draw:frame draw:name="Picture 3" draw:style-name="Mgr7238" draw:text-style-name="MP7239" draw:layer="backgroundobjects" svg:width="23.861cm" svg:height="6.2cm" svg:x="0.75cm" svg:y="10.182cm">
        <draw:image xlink:href="Pictures/1000000000000385000000EA0BEF898D.jpg" xlink:type="simple" xlink:show="embed" xlink:actuate="onLoad">
          <text:p/>
        </draw:image>
        <svg:title>SP_PPT2</svg:title>
      </draw:frame>
      <draw:line draw:name="Line 6" draw:style-name="Mgr7236" draw:text-style-name="MP7237" draw:layer="backgroundobjects" svg:x1="0.763cm" svg:y1="2.919cm" svg:x2="24.637cm" svg:y2="2.919cm">
        <text:p/>
      </draw:line>
      <draw:custom-shape draw:name="Rectangle 18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.636cm" svg:height="0.657cm" svg:x="23.001cm" svg:y="1.901cm">
        <draw:image xlink:href="Pictures/100002010000008E000000391B33FF39.png" xlink:type="simple" xlink:show="embed" xlink:actuate="onLoad">
          <text:p/>
        </draw:image>
        <svg:title>R120_G137_B251-200</svg:title>
      </draw:frame>
      <draw:g draw:name="Group 9">
        <draw:custom-shape draw:name="Rectangle 10" draw:style-name="Mgr7277" draw:text-style-name="MP7235" draw:layer="backgroundobjects" svg:width="3.767cm" svg:height="1.277cm" svg:x="0.763cm" svg:y="10.182cm">
          <text:p/>
          <draw:enhanced-geometry svg:viewBox="0 0 21600 21600" draw:type="rectangle" draw:enhanced-path="M 0 0 L 21600 0 21600 21600 0 21600 0 0 Z N"/>
        </draw:custom-shape>
        <draw:custom-shape draw:name="Rectangle 11" draw:style-name="Mgr7277" draw:text-style-name="MP7235" draw:layer="backgroundobjects" svg:width="3.767cm" svg:height="1.281cm" svg:x="0.763cm" svg:y="12.63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7277" draw:text-style-name="MP7235" draw:layer="backgroundobjects" svg:width="1.181cm" svg:height="1.277cm" svg:x="0.763cm" svg:y="15.109cm">
          <text:p/>
          <draw:enhanced-geometry svg:viewBox="0 0 21600 21600" draw:type="rectangle" draw:enhanced-path="M 0 0 L 21600 0 21600 21600 0 21600 0 0 Z N"/>
        </draw:custom-shape>
        <draw:custom-shape draw:name="Rectangle 13" draw:style-name="Mgr7277" draw:text-style-name="MP7235" draw:layer="backgroundobjects" svg:width="3.767cm" svg:height="1.277cm" svg:x="20.869cm" svg:y="10.182cm">
          <text:p/>
          <draw:enhanced-geometry svg:viewBox="0 0 21600 21600" draw:type="rectangle" draw:enhanced-path="M 0 0 L 21600 0 21600 21600 0 21600 0 0 Z N"/>
        </draw:custom-shape>
        <draw:custom-shape draw:name="Rectangle 14" draw:style-name="Mgr7277" draw:text-style-name="MP7235" draw:layer="backgroundobjects" svg:width="3.767cm" svg:height="1.281cm" svg:x="20.869cm" svg:y="12.639cm">
          <text:p/>
          <draw:enhanced-geometry svg:viewBox="0 0 21600 21600" draw:type="rectangle" draw:enhanced-path="M 0 0 L 21600 0 21600 21600 0 21600 0 0 Z N"/>
        </draw:custom-shape>
        <draw:custom-shape draw:name="Rectangle 15" draw:style-name="Mgr7277" draw:text-style-name="MP7235" draw:layer="backgroundobjects" svg:width="1.181cm" svg:height="1.277cm" svg:x="23.456cm" svg:y="15.109cm">
          <text:p/>
          <draw:enhanced-geometry svg:viewBox="0 0 21600 21600" draw:type="rectangle" draw:enhanced-path="M 0 0 L 21600 0 21600 21600 0 21600 0 0 Z N"/>
        </draw:custom-shape>
        <draw:custom-shape draw:name="Freeform 16" draw:style-name="Mgr7278" draw:text-style-name="MP7279" draw:layer="backgroundobjects" svg:width="12.566cm" svg:height="1.277cm" svg:x="5.79cm" svg:y="10.182cm">
          <text:p/>
          <draw:enhanced-geometry svg:viewBox="0 0 2880 288" draw:extrusion-allowed="true" draw:text-areas="0 0 2880 288" draw:glue-points="0 0 0 288 2880 288 2838 256 2660 134 2430 46 2230 10 2112 0 0 0" draw:type="non-primitive" draw:enhanced-path="M 0 0 L 0 288 2880 288 2838 256 C 2838 256 2728 169 2660 134 2592 99 2502 67 2430 46 2358 25 2283 18 2230 10 L 2112 0 0 0 Z N"/>
        </draw:custom-shape>
        <draw:custom-shape draw:name="Freeform 17" draw:style-name="Mgr7278" draw:text-style-name="MP7279" draw:layer="backgroundobjects" svg:width="13.937cm" svg:height="1.29cm" svg:x="5.79cm" svg:y="12.639cm">
          <text:p/>
          <draw:enhanced-geometry svg:viewBox="0 0 3194 290" draw:extrusion-allowed="true" draw:text-areas="0 0 3194 290" draw:glue-points="0 0 0 288 3194 290 3188 256 3160 146 3118 34 3102 2 0 0" draw:type="non-primitive" draw:enhanced-path="M 0 0 L 0 288 3194 290 3188 256 C 3182 232 3172 183 3160 146 3146 103 3128 58 3118 34 L 3102 2 0 0 Z N"/>
        </draw:custom-shape>
        <draw:custom-shape draw:name="Freeform 18" draw:style-name="Mgr7278" draw:text-style-name="MP7279" draw:layer="backgroundobjects" svg:width="4.026cm" svg:height="1.286cm" svg:x="15.846cm" svg:y="15.1cm">
          <text:p/>
          <draw:enhanced-geometry svg:viewBox="0 0 3194 290" draw:extrusion-allowed="true" draw:text-areas="0 0 3194 290" draw:glue-points="0 290 0 2 3194 0 3176 156 3150 254 3140 290 0 290" draw:type="non-primitive" draw:enhanced-path="M 0 290 L 0 2 3194 0 3176 156 C 3169 198 3162 232 3150 254 L 3140 290 0 290 Z N"/>
        </draw:custom-shape>
        <draw:custom-shape draw:name="Rectangle 19" draw:style-name="Mgr7277" draw:text-style-name="MP7235" draw:layer="backgroundobjects" svg:width="3.768cm" svg:height="1.277cm" svg:x="8.302cm" svg:y="15.109cm">
          <text:p/>
          <draw:enhanced-geometry svg:viewBox="0 0 21600 21600" draw:type="rectangle" draw:enhanced-path="M 0 0 L 21600 0 21600 21600 0 21600 0 0 Z N"/>
        </draw:custom-shape>
      </draw:g>
      <draw:frame presentation:style-name="Mpr7366" draw:layer="backgroundobjects" svg:width="24.13cm" svg:height="1.778cm" svg:x="0.507cm" svg:y="1.648cm" presentation:class="title" presentation:placeholder="true">
        <draw:text-box/>
      </draw:frame>
      <draw:frame presentation:style-name="Mpr7367" draw:layer="backgroundobjects" svg:width="24.13cm" svg:height="13.746cm" svg:x="0.507cm" svg:y="3.888cm" presentation:class="outline" presentation:placeholder="true">
        <draw:text-box/>
      </draw:frame>
      <presentation:notes style:page-layout-name="PM0">
        <draw:frame presentation:style-name="Mpr7368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68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66" draw:layer="backgroundobjects" svg:width="13.335cm" svg:height="10.002cm" svg:x="3.492cm" svg:y="2.001cm" presentation:class="page"/>
        <draw:frame presentation:style-name="Mpr7369" draw:layer="backgroundobjects" svg:width="16.254cm" svg:height="12cm" svg:x="2.033cm" svg:y="12.668cm" presentation:class="notes" presentation:placeholder="true">
          <draw:text-box/>
        </draw:frame>
        <draw:frame presentation:style-name="Mpr7370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70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4_5f_IBM_20_Planet_20_White" style:display-name="14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71" draw:layer="backgroundobjects" svg:width="24.13cm" svg:height="1.778cm" svg:x="0.507cm" svg:y="1.648cm" presentation:class="title" presentation:placeholder="true">
        <draw:text-box/>
      </draw:frame>
      <draw:frame presentation:style-name="Mpr7372" draw:layer="backgroundobjects" svg:width="24.13cm" svg:height="13.746cm" svg:x="0.507cm" svg:y="3.888cm" presentation:class="outline" presentation:placeholder="true">
        <draw:text-box/>
      </draw:frame>
      <draw:frame presentation:style-name="Mpr7373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74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75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76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76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71" draw:layer="backgroundobjects" svg:width="13.335cm" svg:height="10.002cm" svg:x="3.492cm" svg:y="2.001cm" presentation:class="page"/>
        <draw:frame presentation:style-name="Mpr7377" draw:layer="backgroundobjects" svg:width="16.254cm" svg:height="12cm" svg:x="2.033cm" svg:y="12.668cm" presentation:class="notes" presentation:placeholder="true">
          <draw:text-box/>
        </draw:frame>
        <draw:frame presentation:style-name="Mpr7378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78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5_5f_IBM_20_Planet_20_White" style:display-name="15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79" draw:layer="backgroundobjects" svg:width="24.13cm" svg:height="1.778cm" svg:x="0.507cm" svg:y="1.648cm" presentation:class="title" presentation:placeholder="true">
        <draw:text-box/>
      </draw:frame>
      <draw:frame presentation:style-name="Mpr7380" draw:layer="backgroundobjects" svg:width="24.13cm" svg:height="13.746cm" svg:x="0.507cm" svg:y="3.888cm" presentation:class="outline" presentation:placeholder="true">
        <draw:text-box/>
      </draw:frame>
      <draw:frame presentation:style-name="Mpr7381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82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83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84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84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79" draw:layer="backgroundobjects" svg:width="13.335cm" svg:height="10.002cm" svg:x="3.492cm" svg:y="2.001cm" presentation:class="page"/>
        <draw:frame presentation:style-name="Mpr7385" draw:layer="backgroundobjects" svg:width="16.254cm" svg:height="12cm" svg:x="2.033cm" svg:y="12.668cm" presentation:class="notes" presentation:placeholder="true">
          <draw:text-box/>
        </draw:frame>
        <draw:frame presentation:style-name="Mpr7386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86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6_5f_IBM_20_Planet_20_White" style:display-name="16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87" draw:layer="backgroundobjects" svg:width="24.13cm" svg:height="1.778cm" svg:x="0.507cm" svg:y="1.648cm" presentation:class="title" presentation:placeholder="true">
        <draw:text-box/>
      </draw:frame>
      <draw:frame presentation:style-name="Mpr7388" draw:layer="backgroundobjects" svg:width="24.13cm" svg:height="13.746cm" svg:x="0.507cm" svg:y="3.888cm" presentation:class="outline" presentation:placeholder="true">
        <draw:text-box/>
      </draw:frame>
      <draw:frame presentation:style-name="Mpr7389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90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91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392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392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87" draw:layer="backgroundobjects" svg:width="13.335cm" svg:height="10.002cm" svg:x="3.492cm" svg:y="2.001cm" presentation:class="page"/>
        <draw:frame presentation:style-name="Mpr7393" draw:layer="backgroundobjects" svg:width="16.254cm" svg:height="12cm" svg:x="2.033cm" svg:y="12.668cm" presentation:class="notes" presentation:placeholder="true">
          <draw:text-box/>
        </draw:frame>
        <draw:frame presentation:style-name="Mpr7394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394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7_5f_IBM_20_Planet_20_White" style:display-name="17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395" draw:layer="backgroundobjects" svg:width="24.13cm" svg:height="1.778cm" svg:x="0.507cm" svg:y="1.648cm" presentation:class="title" presentation:placeholder="true">
        <draw:text-box/>
      </draw:frame>
      <draw:frame presentation:style-name="Mpr7396" draw:layer="backgroundobjects" svg:width="24.13cm" svg:height="13.746cm" svg:x="0.507cm" svg:y="3.888cm" presentation:class="outline" presentation:placeholder="true">
        <draw:text-box/>
      </draw:frame>
      <draw:frame presentation:style-name="Mpr7397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398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399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00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00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395" draw:layer="backgroundobjects" svg:width="13.335cm" svg:height="10.002cm" svg:x="3.492cm" svg:y="2.001cm" presentation:class="page"/>
        <draw:frame presentation:style-name="Mpr7401" draw:layer="backgroundobjects" svg:width="16.254cm" svg:height="12cm" svg:x="2.033cm" svg:y="12.668cm" presentation:class="notes" presentation:placeholder="true">
          <draw:text-box/>
        </draw:frame>
        <draw:frame presentation:style-name="Mpr7402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02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8_5f_IBM_20_Planet_20_White" style:display-name="18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403" draw:layer="backgroundobjects" svg:width="24.13cm" svg:height="1.778cm" svg:x="0.507cm" svg:y="1.648cm" presentation:class="title" presentation:placeholder="true">
        <draw:text-box/>
      </draw:frame>
      <draw:frame presentation:style-name="Mpr7404" draw:layer="backgroundobjects" svg:width="24.13cm" svg:height="13.746cm" svg:x="0.507cm" svg:y="3.888cm" presentation:class="outline" presentation:placeholder="true">
        <draw:text-box/>
      </draw:frame>
      <draw:frame presentation:style-name="Mpr7405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406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407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08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08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03" draw:layer="backgroundobjects" svg:width="13.335cm" svg:height="10.002cm" svg:x="3.492cm" svg:y="2.001cm" presentation:class="page"/>
        <draw:frame presentation:style-name="Mpr7409" draw:layer="backgroundobjects" svg:width="16.254cm" svg:height="12cm" svg:x="2.033cm" svg:y="12.668cm" presentation:class="notes" presentation:placeholder="true">
          <draw:text-box/>
        </draw:frame>
        <draw:frame presentation:style-name="Mpr7410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10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9_5f_IBM_20_Planet_20_White" style:display-name="19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411" draw:layer="backgroundobjects" svg:width="24.13cm" svg:height="1.778cm" svg:x="0.507cm" svg:y="1.648cm" presentation:class="title" presentation:placeholder="true">
        <draw:text-box/>
      </draw:frame>
      <draw:frame presentation:style-name="Mpr7412" draw:layer="backgroundobjects" svg:width="24.13cm" svg:height="13.746cm" svg:x="0.507cm" svg:y="3.888cm" presentation:class="outline" presentation:placeholder="true">
        <draw:text-box/>
      </draw:frame>
      <draw:frame presentation:style-name="Mpr7413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414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415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16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16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11" draw:layer="backgroundobjects" svg:width="13.335cm" svg:height="10.002cm" svg:x="3.492cm" svg:y="2.001cm" presentation:class="page"/>
        <draw:frame presentation:style-name="Mpr7417" draw:layer="backgroundobjects" svg:width="16.254cm" svg:height="12cm" svg:x="2.033cm" svg:y="12.668cm" presentation:class="notes" presentation:placeholder="true">
          <draw:text-box/>
        </draw:frame>
        <draw:frame presentation:style-name="Mpr7418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18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2_0_5f_IBM_20_Planet_20_White" style:display-name="20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419" draw:layer="backgroundobjects" svg:width="24.13cm" svg:height="1.778cm" svg:x="0.507cm" svg:y="1.648cm" presentation:class="title" presentation:placeholder="true">
        <draw:text-box/>
      </draw:frame>
      <draw:frame presentation:style-name="Mpr7420" draw:layer="backgroundobjects" svg:width="24.13cm" svg:height="13.746cm" svg:x="0.507cm" svg:y="3.888cm" presentation:class="outline" presentation:placeholder="true">
        <draw:text-box/>
      </draw:frame>
      <draw:frame presentation:style-name="Mpr7421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422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423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24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24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19" draw:layer="backgroundobjects" svg:width="13.335cm" svg:height="10.002cm" svg:x="3.492cm" svg:y="2.001cm" presentation:class="page"/>
        <draw:frame presentation:style-name="Mpr7425" draw:layer="backgroundobjects" svg:width="16.254cm" svg:height="12cm" svg:x="2.033cm" svg:y="12.668cm" presentation:class="notes" presentation:placeholder="true">
          <draw:text-box/>
        </draw:frame>
        <draw:frame presentation:style-name="Mpr7426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26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2_1_5f_IBM_20_Planet_20_White" style:display-name="21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427" draw:layer="backgroundobjects" svg:width="24.13cm" svg:height="1.778cm" svg:x="0.507cm" svg:y="1.648cm" presentation:class="title" presentation:placeholder="true">
        <draw:text-box/>
      </draw:frame>
      <draw:frame presentation:style-name="Mpr7428" draw:layer="backgroundobjects" svg:width="24.13cm" svg:height="13.746cm" svg:x="0.507cm" svg:y="3.888cm" presentation:class="outline" presentation:placeholder="true">
        <draw:text-box/>
      </draw:frame>
      <draw:frame presentation:style-name="Mpr7429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430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431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32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32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27" draw:layer="backgroundobjects" svg:width="13.335cm" svg:height="10.002cm" svg:x="3.492cm" svg:y="2.001cm" presentation:class="page"/>
        <draw:frame presentation:style-name="Mpr7433" draw:layer="backgroundobjects" svg:width="16.254cm" svg:height="12cm" svg:x="2.033cm" svg:y="12.668cm" presentation:class="notes" presentation:placeholder="true">
          <draw:text-box/>
        </draw:frame>
        <draw:frame presentation:style-name="Mpr7434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34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2_2_5f_IBM_20_Planet_20_White" style:display-name="22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435" draw:layer="backgroundobjects" svg:width="24.13cm" svg:height="1.778cm" svg:x="0.507cm" svg:y="1.648cm" presentation:class="title" presentation:placeholder="true">
        <draw:text-box/>
      </draw:frame>
      <draw:frame presentation:style-name="Mpr7436" draw:layer="backgroundobjects" svg:width="24.13cm" svg:height="13.746cm" svg:x="0.507cm" svg:y="3.888cm" presentation:class="outline" presentation:placeholder="true">
        <draw:text-box/>
      </draw:frame>
      <draw:frame presentation:style-name="Mpr7437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438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439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40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40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35" draw:layer="backgroundobjects" svg:width="13.335cm" svg:height="10.002cm" svg:x="3.492cm" svg:y="2.001cm" presentation:class="page"/>
        <draw:frame presentation:style-name="Mpr7441" draw:layer="backgroundobjects" svg:width="16.254cm" svg:height="12cm" svg:x="2.033cm" svg:y="12.668cm" presentation:class="notes" presentation:placeholder="true">
          <draw:text-box/>
        </draw:frame>
        <draw:frame presentation:style-name="Mpr7442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42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2_3_5f_IBM_20_Planet_20_White" style:display-name="23_IBM Planet White" style:page-layout-name="PM1" draw:style-name="Mdp7217">
      <office:forms form:automatic-focus="false" form:apply-design-mode="false"/>
      <draw:custom-shape draw:name="Rectangle 3" draw:style-name="Mgr7234" draw:text-style-name="MP7235" draw:layer="backgroundobjects" svg:width="5.556cm" svg:height="0.953cm" svg:x="0.282cm" svg:y="1.521cm">
        <text:p/>
        <draw:enhanced-geometry svg:viewBox="0 0 21600 21600" draw:type="rectangle" draw:enhanced-path="M 0 0 L 21600 0 21600 21600 0 21600 0 0 Z N"/>
      </draw:custom-shape>
      <draw:line draw:name="Line 4" draw:style-name="Mgr7236" draw:text-style-name="MP7237" draw:layer="backgroundobjects" svg:x1="0.763cm" svg:y1="1.526cm" svg:x2="24.637cm" svg:y2="1.526cm">
        <text:p/>
      </draw:line>
      <draw:frame draw:name="Picture 5" draw:style-name="Mgr7238" draw:text-style-name="MP7239" draw:layer="backgroundobjects" svg:width="1.636cm" svg:height="0.657cm" svg:x="23.001cm" svg:y="0.631cm">
        <draw:image xlink:href="Pictures/100002010000008E000000391B33FF39.png" xlink:type="simple" xlink:show="embed" xlink:actuate="onLoad">
          <text:p/>
        </draw:image>
        <svg:title>R120_G137_B251-200</svg:title>
      </draw:frame>
      <draw:custom-shape draw:name="Rectangle 6" draw:style-name="Mgr7242" draw:text-style-name="MP7235" draw:layer="backgroundobjects" svg:width="3.81cm" svg:height="0.512cm" svg:x="21.083cm" svg:y="18.247cm">
        <text:list text:style-name="ML7217">
          <text:list-header>
            <text:p text:style-name="MP7223"><text:span text:style-name="MT7241">© 2010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8" draw:style-name="Mgr7238" draw:text-style-name="MP7239" draw:layer="backgroundobjects" svg:width="17.983cm" svg:height="1.058cm" svg:x="0cm" svg:y="17.992cm">
        <draw:image xlink:href="">
          <text:p/>
        </draw:image>
        <svg:title>blue-bg_bar</svg:title>
      </draw:frame>
      <draw:frame draw:name="Picture 9" draw:style-name="Mgr7238" draw:text-style-name="MP7239" draw:layer="backgroundobjects" svg:width="19.985cm" svg:height="0.79cm" svg:x="-1.058cm" svg:y="18.159cm">
        <draw:image xlink:href="">
          <text:p/>
        </draw:image>
        <svg:title>01_3</svg:title>
      </draw:frame>
      <draw:custom-shape draw:name="Text Box 46" draw:style-name="Mgr7245" draw:text-style-name="MP7235" draw:layer="backgroundobjects" svg:width="17.877cm" svg:height="1.019cm" svg:x="0.512cm" svg:y="0.379cm">
        <text:list text:style-name="ML7217">
          <text:list-header>
            <text:p text:style-name="MP7243"><text:span text:style-name="MT7244">IBM Enterprise Content Management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443" draw:layer="backgroundobjects" svg:width="24.13cm" svg:height="1.778cm" svg:x="0.507cm" svg:y="1.648cm" presentation:class="title" presentation:placeholder="true">
        <draw:text-box/>
      </draw:frame>
      <draw:frame presentation:style-name="Mpr7444" draw:layer="backgroundobjects" svg:width="24.13cm" svg:height="13.746cm" svg:x="0.507cm" svg:y="3.888cm" presentation:class="outline" presentation:placeholder="true">
        <draw:text-box/>
      </draw:frame>
      <draw:frame presentation:style-name="Mpr7445" draw:text-style-name="MP7233" draw:layer="backgroundobjects" svg:width="2.791cm" svg:height="0.595cm" svg:x="1.525cm" svg:y="18.247cm" presentation:class="date-time">
        <draw:text-box>
          <text:p/>
        </draw:text-box>
      </draw:frame>
      <draw:frame presentation:style-name="Mpr7446" draw:text-style-name="MP7233" draw:layer="backgroundobjects" svg:width="8.127cm" svg:height="0.595cm" svg:x="12.699cm" svg:y="18.247cm" presentation:class="footer">
        <draw:text-box>
          <text:p/>
        </draw:text-box>
      </draw:frame>
      <draw:frame presentation:style-name="Mpr7447" draw:text-style-name="MP7233" draw:layer="backgroundobjects" svg:width="1.019cm" svg:height="0.595cm" svg:x="0.153cm" svg:y="18.269cm" presentation:class="page-number">
        <draw:text-box>
          <text:list text:style-name="ML7218">
            <text:list-header>
              <text:p text:style-name="MP7248"><text:span text:style-name="MT7289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48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48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43" draw:layer="backgroundobjects" svg:width="13.335cm" svg:height="10.002cm" svg:x="3.492cm" svg:y="2.001cm" presentation:class="page"/>
        <draw:frame presentation:style-name="Mpr7449" draw:layer="backgroundobjects" svg:width="16.254cm" svg:height="12cm" svg:x="2.033cm" svg:y="12.668cm" presentation:class="notes" presentation:placeholder="true">
          <draw:text-box/>
        </draw:frame>
        <draw:frame presentation:style-name="Mpr7450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50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_5f_Office_20_Theme" style:display-name="1_Office Theme" style:page-layout-name="PM1" draw:style-name="Mdp7217">
      <office:forms form:automatic-focus="false" form:apply-design-mode="false"/>
      <draw:frame presentation:style-name="Mpr7451" draw:layer="backgroundobjects" svg:width="22.86cm" svg:height="3.985cm" svg:x="1.27cm" svg:y="0.358cm" presentation:class="title" presentation:placeholder="true">
        <draw:text-box/>
      </draw:frame>
      <draw:frame presentation:style-name="Mpr7452" draw:layer="backgroundobjects" svg:width="22.86cm" svg:height="12.573cm" svg:x="1.27cm" svg:y="4.445cm" presentation:class="outline" presentation:placeholder="true">
        <draw:text-box/>
      </draw:frame>
      <draw:frame presentation:style-name="Mpr7453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454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455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56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56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51" draw:layer="backgroundobjects" svg:width="13.335cm" svg:height="10.002cm" svg:x="3.492cm" svg:y="2.001cm" presentation:class="page"/>
        <draw:frame presentation:style-name="Mpr7457" draw:layer="backgroundobjects" svg:width="16.254cm" svg:height="12cm" svg:x="2.033cm" svg:y="12.668cm" presentation:class="notes" presentation:placeholder="true">
          <draw:text-box/>
        </draw:frame>
        <draw:frame presentation:style-name="Mpr7458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58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3__5f_Office_20_Theme" style:display-name="3_Office Theme" style:page-layout-name="PM1" draw:style-name="Mdp7217">
      <office:forms form:automatic-focus="false" form:apply-design-mode="false"/>
      <draw:frame presentation:style-name="Mpr7459" draw:layer="backgroundobjects" svg:width="22.86cm" svg:height="3.985cm" svg:x="1.27cm" svg:y="0.358cm" presentation:class="title" presentation:placeholder="true">
        <draw:text-box/>
      </draw:frame>
      <draw:frame presentation:style-name="Mpr7460" draw:layer="backgroundobjects" svg:width="22.86cm" svg:height="12.573cm" svg:x="1.27cm" svg:y="4.445cm" presentation:class="outline" presentation:placeholder="true">
        <draw:text-box/>
      </draw:frame>
      <draw:frame presentation:style-name="Mpr7461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462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463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64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64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59" draw:layer="backgroundobjects" svg:width="13.335cm" svg:height="10.002cm" svg:x="3.492cm" svg:y="2.001cm" presentation:class="page"/>
        <draw:frame presentation:style-name="Mpr7465" draw:layer="backgroundobjects" svg:width="16.254cm" svg:height="12cm" svg:x="2.033cm" svg:y="12.668cm" presentation:class="notes" presentation:placeholder="true">
          <draw:text-box/>
        </draw:frame>
        <draw:frame presentation:style-name="Mpr7466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66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4__5f_Office_20_Theme" style:display-name="4_Office Theme" style:page-layout-name="PM1" draw:style-name="Mdp7217">
      <office:forms form:automatic-focus="false" form:apply-design-mode="false"/>
      <draw:frame presentation:style-name="Mpr7467" draw:layer="backgroundobjects" svg:width="22.86cm" svg:height="3.985cm" svg:x="1.27cm" svg:y="0.358cm" presentation:class="title" presentation:placeholder="true">
        <draw:text-box/>
      </draw:frame>
      <draw:frame presentation:style-name="Mpr7468" draw:layer="backgroundobjects" svg:width="22.86cm" svg:height="12.573cm" svg:x="1.27cm" svg:y="4.445cm" presentation:class="outline" presentation:placeholder="true">
        <draw:text-box/>
      </draw:frame>
      <draw:frame presentation:style-name="Mpr7469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470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471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72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72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67" draw:layer="backgroundobjects" svg:width="13.335cm" svg:height="10.002cm" svg:x="3.492cm" svg:y="2.001cm" presentation:class="page"/>
        <draw:frame presentation:style-name="Mpr7473" draw:layer="backgroundobjects" svg:width="16.254cm" svg:height="12cm" svg:x="2.033cm" svg:y="12.668cm" presentation:class="notes" presentation:placeholder="true">
          <draw:text-box/>
        </draw:frame>
        <draw:frame presentation:style-name="Mpr7474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74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5__5f_Office_20_Theme" style:display-name="5_Office Theme" style:page-layout-name="PM1" draw:style-name="Mdp7217">
      <office:forms form:automatic-focus="false" form:apply-design-mode="false"/>
      <draw:frame presentation:style-name="Mpr7475" draw:layer="backgroundobjects" svg:width="22.86cm" svg:height="3.985cm" svg:x="1.27cm" svg:y="0.358cm" presentation:class="title" presentation:placeholder="true">
        <draw:text-box/>
      </draw:frame>
      <draw:frame presentation:style-name="Mpr7476" draw:layer="backgroundobjects" svg:width="22.86cm" svg:height="12.573cm" svg:x="1.27cm" svg:y="4.445cm" presentation:class="outline" presentation:placeholder="true">
        <draw:text-box/>
      </draw:frame>
      <draw:frame presentation:style-name="Mpr7477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478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479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80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80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75" draw:layer="backgroundobjects" svg:width="13.335cm" svg:height="10.002cm" svg:x="3.492cm" svg:y="2.001cm" presentation:class="page"/>
        <draw:frame presentation:style-name="Mpr7481" draw:layer="backgroundobjects" svg:width="16.254cm" svg:height="12cm" svg:x="2.033cm" svg:y="12.668cm" presentation:class="notes" presentation:placeholder="true">
          <draw:text-box/>
        </draw:frame>
        <draw:frame presentation:style-name="Mpr7482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82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7__5f_Office_20_Theme" style:display-name="7_Office Theme" style:page-layout-name="PM1" draw:style-name="Mdp7217">
      <office:forms form:automatic-focus="false" form:apply-design-mode="false"/>
      <draw:frame presentation:style-name="Mpr7483" draw:layer="backgroundobjects" svg:width="22.86cm" svg:height="3.985cm" svg:x="1.27cm" svg:y="0.358cm" presentation:class="title" presentation:placeholder="true">
        <draw:text-box/>
      </draw:frame>
      <draw:frame presentation:style-name="Mpr7484" draw:layer="backgroundobjects" svg:width="22.86cm" svg:height="12.573cm" svg:x="1.27cm" svg:y="4.445cm" presentation:class="outline" presentation:placeholder="true">
        <draw:text-box/>
      </draw:frame>
      <draw:frame presentation:style-name="Mpr7485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486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487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88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88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83" draw:layer="backgroundobjects" svg:width="13.335cm" svg:height="10.002cm" svg:x="3.492cm" svg:y="2.001cm" presentation:class="page"/>
        <draw:frame presentation:style-name="Mpr7489" draw:layer="backgroundobjects" svg:width="16.254cm" svg:height="12cm" svg:x="2.033cm" svg:y="12.668cm" presentation:class="notes" presentation:placeholder="true">
          <draw:text-box/>
        </draw:frame>
        <draw:frame presentation:style-name="Mpr7490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90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8__5f_Office_20_Theme" style:display-name="8_Office Theme" style:page-layout-name="PM1" draw:style-name="Mdp7217">
      <office:forms form:automatic-focus="false" form:apply-design-mode="false"/>
      <draw:frame presentation:style-name="Mpr7491" draw:layer="backgroundobjects" svg:width="22.86cm" svg:height="3.985cm" svg:x="1.27cm" svg:y="0.358cm" presentation:class="title" presentation:placeholder="true">
        <draw:text-box/>
      </draw:frame>
      <draw:frame presentation:style-name="Mpr7492" draw:layer="backgroundobjects" svg:width="22.86cm" svg:height="12.573cm" svg:x="1.27cm" svg:y="4.445cm" presentation:class="outline" presentation:placeholder="true">
        <draw:text-box/>
      </draw:frame>
      <draw:frame presentation:style-name="Mpr7493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494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495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496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496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91" draw:layer="backgroundobjects" svg:width="13.335cm" svg:height="10.002cm" svg:x="3.492cm" svg:y="2.001cm" presentation:class="page"/>
        <draw:frame presentation:style-name="Mpr7497" draw:layer="backgroundobjects" svg:width="16.254cm" svg:height="12cm" svg:x="2.033cm" svg:y="12.668cm" presentation:class="notes" presentation:placeholder="true">
          <draw:text-box/>
        </draw:frame>
        <draw:frame presentation:style-name="Mpr7498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498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9__5f_Office_20_Theme" style:display-name="9_Office Theme" style:page-layout-name="PM1" draw:style-name="Mdp7217">
      <office:forms form:automatic-focus="false" form:apply-design-mode="false"/>
      <draw:frame presentation:style-name="Mpr7499" draw:layer="backgroundobjects" svg:width="22.86cm" svg:height="3.985cm" svg:x="1.27cm" svg:y="0.358cm" presentation:class="title" presentation:placeholder="true">
        <draw:text-box/>
      </draw:frame>
      <draw:frame presentation:style-name="Mpr7500" draw:layer="backgroundobjects" svg:width="22.86cm" svg:height="12.573cm" svg:x="1.27cm" svg:y="4.445cm" presentation:class="outline" presentation:placeholder="true">
        <draw:text-box/>
      </draw:frame>
      <draw:frame presentation:style-name="Mpr7501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502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503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504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504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499" draw:layer="backgroundobjects" svg:width="13.335cm" svg:height="10.002cm" svg:x="3.492cm" svg:y="2.001cm" presentation:class="page"/>
        <draw:frame presentation:style-name="Mpr7505" draw:layer="backgroundobjects" svg:width="16.254cm" svg:height="12cm" svg:x="2.033cm" svg:y="12.668cm" presentation:class="notes" presentation:placeholder="true">
          <draw:text-box/>
        </draw:frame>
        <draw:frame presentation:style-name="Mpr7506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506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0_5f_Office_20_Theme" style:display-name="10_Office Theme" style:page-layout-name="PM1" draw:style-name="Mdp7217">
      <office:forms form:automatic-focus="false" form:apply-design-mode="false"/>
      <draw:frame presentation:style-name="Mpr7507" draw:layer="backgroundobjects" svg:width="22.86cm" svg:height="3.985cm" svg:x="1.27cm" svg:y="0.358cm" presentation:class="title" presentation:placeholder="true">
        <draw:text-box/>
      </draw:frame>
      <draw:frame presentation:style-name="Mpr7508" draw:layer="backgroundobjects" svg:width="22.86cm" svg:height="12.573cm" svg:x="1.27cm" svg:y="4.445cm" presentation:class="outline" presentation:placeholder="true">
        <draw:text-box/>
      </draw:frame>
      <draw:frame presentation:style-name="Mpr7509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510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511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512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512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507" draw:layer="backgroundobjects" svg:width="13.335cm" svg:height="10.002cm" svg:x="3.492cm" svg:y="2.001cm" presentation:class="page"/>
        <draw:frame presentation:style-name="Mpr7513" draw:layer="backgroundobjects" svg:width="16.254cm" svg:height="12cm" svg:x="2.033cm" svg:y="12.668cm" presentation:class="notes" presentation:placeholder="true">
          <draw:text-box/>
        </draw:frame>
        <draw:frame presentation:style-name="Mpr7514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514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  <style:master-page style:name="_31_1_5f_Office_20_Theme" style:display-name="11_Office Theme" style:page-layout-name="PM1" draw:style-name="Mdp7217">
      <office:forms form:automatic-focus="false" form:apply-design-mode="false"/>
      <draw:frame presentation:style-name="Mpr7515" draw:layer="backgroundobjects" svg:width="22.86cm" svg:height="3.985cm" svg:x="1.27cm" svg:y="0.358cm" presentation:class="title" presentation:placeholder="true">
        <draw:text-box/>
      </draw:frame>
      <draw:frame presentation:style-name="Mpr7516" draw:layer="backgroundobjects" svg:width="22.86cm" svg:height="12.573cm" svg:x="1.27cm" svg:y="4.445cm" presentation:class="outline" presentation:placeholder="true">
        <draw:text-box/>
      </draw:frame>
      <draw:frame presentation:style-name="Mpr7517" draw:text-style-name="MP7268" draw:layer="backgroundobjects" svg:width="5.927cm" svg:height="1.015cm" svg:x="1.269cm" svg:y="17.657cm" presentation:class="date-time">
        <draw:text-box>
          <text:list text:style-name="ML7220">
            <text:list-header>
              <text:p text:style-name="MP7265"><text:span text:style-name="MT7266"><presentation:date-time/></text:span></text:p>
            </text:list-header>
          </text:list>
        </draw:text-box>
      </draw:frame>
      <draw:frame presentation:style-name="Mpr7518" draw:text-style-name="MP7270" draw:layer="backgroundobjects" svg:width="8.044cm" svg:height="1.015cm" svg:x="8.678cm" svg:y="17.657cm" presentation:class="footer">
        <draw:text-box>
          <text:p/>
        </draw:text-box>
      </draw:frame>
      <draw:frame presentation:style-name="Mpr7519" draw:text-style-name="MP7273" draw:layer="backgroundobjects" svg:width="5.927cm" svg:height="1.015cm" svg:x="18.202cm" svg:y="17.657cm" presentation:class="page-number">
        <draw:text-box>
          <text:list text:style-name="ML7220">
            <text:list-header>
              <text:p text:style-name="MP7271"><text:span text:style-name="MT726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7520" draw:text-style-name="MP7233" draw:layer="backgroundobjects" svg:width="8.806cm" svg:height="1.333cm" svg:x="0cm" svg:y="0cm" presentation:class="header">
          <draw:text-box>
            <text:p/>
          </draw:text-box>
        </draw:frame>
        <draw:frame presentation:style-name="Mpr7520" draw:text-style-name="MP7252" draw:layer="backgroundobjects" svg:width="8.807cm" svg:height="1.333cm" svg:x="11.508cm" svg:y="0cm" presentation:class="date-time">
          <draw:text-box>
            <text:p/>
          </draw:text-box>
        </draw:frame>
        <draw:page-thumbnail presentation:style-name="Mpr7515" draw:layer="backgroundobjects" svg:width="13.335cm" svg:height="10.002cm" svg:x="3.492cm" svg:y="2.001cm" presentation:class="page"/>
        <draw:frame presentation:style-name="Mpr7521" draw:layer="backgroundobjects" svg:width="16.254cm" svg:height="12cm" svg:x="2.033cm" svg:y="12.668cm" presentation:class="notes" presentation:placeholder="true">
          <draw:text-box/>
        </draw:frame>
        <draw:frame presentation:style-name="Mpr7522" draw:text-style-name="MP7233" draw:layer="backgroundobjects" svg:width="8.806cm" svg:height="1.333cm" svg:x="0cm" svg:y="25.333cm" presentation:class="footer">
          <draw:text-box>
            <text:p/>
          </draw:text-box>
        </draw:frame>
        <draw:frame presentation:style-name="Mpr7522" draw:text-style-name="MP7252" draw:layer="backgroundobjects" svg:width="8.807cm" svg:height="1.333cm" svg:x="11.508cm" svg:y="25.333cm" presentation:class="page-number">
          <draw:text-box>
            <text:list text:style-name="ML7219">
              <text:list-header>
                <text:p text:style-name="MP7223"><text:span text:style-name="MT722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ddie</meta:initial-creator>
    <meta:creation-date>2009-12-05T23:33:57</meta:creation-date>
    <dc:date>2013-11-06T17:23:55</dc:date>
    <meta:editing-cycles>1063</meta:editing-cycles>
    <meta:editing-duration>PT401H11M19S</meta:editing-duration>
    <meta:generator>IBM_Lotus_Symphony/3.0$Linux OpenOffice.org_project/310m11$Build-9399</meta:generator>
    <meta:document-statistic meta:object-count="612"/>
    <meta:user-defined meta:name="Classification">#@~%!&amp;00FF000001332cbb#@~%!&amp;</meta:user-defined>
  </office:meta>
</office:document-meta>
</file>